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2.432cm" svg:y="0.1cm">
            <draw:object draw:notify-on-update-of-ranges="Arkusz1.A1:Arkusz1.A5001 Arkusz1.B1:Arkusz1.B5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890" calcext:value-type="float">
            <text:p>989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370" calcext:value-type="float">
            <text:p>103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390" calcext:value-type="float">
            <text:p>103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430" calcext:value-type="float">
            <text:p>1043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440" calcext:value-type="float">
            <text:p>104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470" calcext:value-type="float">
            <text:p>104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480" calcext:value-type="float">
            <text:p>104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560" calcext:value-type="float">
            <text:p>105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570" calcext:value-type="float">
            <text:p>105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580" calcext:value-type="float">
            <text:p>105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590" calcext:value-type="float">
            <text:p>1059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30" calcext:value-type="float">
            <text:p>106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660" calcext:value-type="float">
            <text:p>106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670" calcext:value-type="float">
            <text:p>106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690" calcext:value-type="float">
            <text:p>106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710" calcext:value-type="float">
            <text:p>107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20" calcext:value-type="float">
            <text:p>107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740" calcext:value-type="float">
            <text:p>107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760" calcext:value-type="float">
            <text:p>107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70" calcext:value-type="float">
            <text:p>107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80" calcext:value-type="float">
            <text:p>107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790" calcext:value-type="float">
            <text:p>107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820" calcext:value-type="float">
            <text:p>108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830" calcext:value-type="float">
            <text:p>108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870" calcext:value-type="float">
            <text:p>108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880" calcext:value-type="float">
            <text:p>108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930" calcext:value-type="float">
            <text:p>109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940" calcext:value-type="float">
            <text:p>109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970" calcext:value-type="float">
            <text:p>1097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990" calcext:value-type="float">
            <text:p>109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30" calcext:value-type="float">
            <text:p>110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30" calcext:value-type="float">
            <text:p>111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230" calcext:value-type="float">
            <text:p>112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260" calcext:value-type="float">
            <text:p>112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320" calcext:value-type="float">
            <text:p>113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390" calcext:value-type="float">
            <text:p>113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430" calcext:value-type="float">
            <text:p>114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480" calcext:value-type="float">
            <text:p>1148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530" calcext:value-type="float">
            <text:p>115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90" calcext:value-type="float">
            <text:p>115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620" calcext:value-type="float">
            <text:p>116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630" calcext:value-type="float">
            <text:p>116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640" calcext:value-type="float">
            <text:p>116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660" calcext:value-type="float">
            <text:p>116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670" calcext:value-type="float">
            <text:p>1167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680" calcext:value-type="float">
            <text:p>1168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690" calcext:value-type="float">
            <text:p>116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710" calcext:value-type="float">
            <text:p>117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720" calcext:value-type="float">
            <text:p>117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730" calcext:value-type="float">
            <text:p>1173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740" calcext:value-type="float">
            <text:p>117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770" calcext:value-type="float">
            <text:p>1177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780" calcext:value-type="float">
            <text:p>117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810" calcext:value-type="float">
            <text:p>118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820" calcext:value-type="float">
            <text:p>118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830" calcext:value-type="float">
            <text:p>118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840" calcext:value-type="float">
            <text:p>118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850" calcext:value-type="float">
            <text:p>118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860" calcext:value-type="float">
            <text:p>118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870" calcext:value-type="float">
            <text:p>118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890" calcext:value-type="float">
            <text:p>1189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920" calcext:value-type="float">
            <text:p>119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930" calcext:value-type="float">
            <text:p>119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940" calcext:value-type="float">
            <text:p>1194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950" calcext:value-type="float">
            <text:p>119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970" calcext:value-type="float">
            <text:p>119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990" calcext:value-type="float">
            <text:p>119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030" calcext:value-type="float">
            <text:p>120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050" calcext:value-type="float">
            <text:p>120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060" calcext:value-type="float">
            <text:p>120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070" calcext:value-type="float">
            <text:p>120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080" calcext:value-type="float">
            <text:p>1208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2090" calcext:value-type="float">
            <text:p>120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130" calcext:value-type="float">
            <text:p>121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170" calcext:value-type="float">
            <text:p>121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180" calcext:value-type="float">
            <text:p>121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190" calcext:value-type="float">
            <text:p>121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220" calcext:value-type="float">
            <text:p>122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230" calcext:value-type="float">
            <text:p>122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240" calcext:value-type="float">
            <text:p>122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260" calcext:value-type="float">
            <text:p>122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270" calcext:value-type="float">
            <text:p>122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290" calcext:value-type="float">
            <text:p>122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310" calcext:value-type="float">
            <text:p>123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320" calcext:value-type="float">
            <text:p>12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330" calcext:value-type="float">
            <text:p>123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340" calcext:value-type="float">
            <text:p>123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350" calcext:value-type="float">
            <text:p>123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390" calcext:value-type="float">
            <text:p>123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410" calcext:value-type="float">
            <text:p>1241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430" calcext:value-type="float">
            <text:p>124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440" calcext:value-type="float">
            <text:p>1244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450" calcext:value-type="float">
            <text:p>124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460" calcext:value-type="float">
            <text:p>124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510" calcext:value-type="float">
            <text:p>125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520" calcext:value-type="float">
            <text:p>125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530" calcext:value-type="float">
            <text:p>125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540" calcext:value-type="float">
            <text:p>125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550" calcext:value-type="float">
            <text:p>125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560" calcext:value-type="float">
            <text:p>1256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570" calcext:value-type="float">
            <text:p>125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580" calcext:value-type="float">
            <text:p>1258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590" calcext:value-type="float">
            <text:p>125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610" calcext:value-type="float">
            <text:p>126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620" calcext:value-type="float">
            <text:p>126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630" calcext:value-type="float">
            <text:p>126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40" calcext:value-type="float">
            <text:p>126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650" calcext:value-type="float">
            <text:p>126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660" calcext:value-type="float">
            <text:p>126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670" calcext:value-type="float">
            <text:p>126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680" calcext:value-type="float">
            <text:p>126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690" calcext:value-type="float">
            <text:p>126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730" calcext:value-type="float">
            <text:p>127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740" calcext:value-type="float">
            <text:p>127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750" calcext:value-type="float">
            <text:p>127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760" calcext:value-type="float">
            <text:p>127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770" calcext:value-type="float">
            <text:p>127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780" calcext:value-type="float">
            <text:p>127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790" calcext:value-type="float">
            <text:p>127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810" calcext:value-type="float">
            <text:p>128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830" calcext:value-type="float">
            <text:p>1283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860" calcext:value-type="float">
            <text:p>1286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870" calcext:value-type="float">
            <text:p>128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880" calcext:value-type="float">
            <text:p>1288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890" calcext:value-type="float">
            <text:p>128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910" calcext:value-type="float">
            <text:p>129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920" calcext:value-type="float">
            <text:p>129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930" calcext:value-type="float">
            <text:p>129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940" calcext:value-type="float">
            <text:p>129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970" calcext:value-type="float">
            <text:p>129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980" calcext:value-type="float">
            <text:p>129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990" calcext:value-type="float">
            <text:p>129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020" calcext:value-type="float">
            <text:p>1302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030" calcext:value-type="float">
            <text:p>1303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040" calcext:value-type="float">
            <text:p>130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050" calcext:value-type="float">
            <text:p>130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110" calcext:value-type="float">
            <text:p>13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150" calcext:value-type="float">
            <text:p>1315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180" calcext:value-type="float">
            <text:p>131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190" calcext:value-type="float">
            <text:p>131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220" calcext:value-type="float">
            <text:p>132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230" calcext:value-type="float">
            <text:p>132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240" calcext:value-type="float">
            <text:p>1324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280" calcext:value-type="float">
            <text:p>132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290" calcext:value-type="float">
            <text:p>132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320" calcext:value-type="float">
            <text:p>13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330" calcext:value-type="float">
            <text:p>133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40" calcext:value-type="float">
            <text:p>133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350" calcext:value-type="float">
            <text:p>133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360" calcext:value-type="float">
            <text:p>133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70" calcext:value-type="float">
            <text:p>133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380" calcext:value-type="float">
            <text:p>1338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390" calcext:value-type="float">
            <text:p>133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420" calcext:value-type="float">
            <text:p>134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430" calcext:value-type="float">
            <text:p>134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450" calcext:value-type="float">
            <text:p>134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460" calcext:value-type="float">
            <text:p>134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470" calcext:value-type="float">
            <text:p>134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480" calcext:value-type="float">
            <text:p>1348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510" calcext:value-type="float">
            <text:p>135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530" calcext:value-type="float">
            <text:p>1353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540" calcext:value-type="float">
            <text:p>1354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50" calcext:value-type="float">
            <text:p>135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560" calcext:value-type="float">
            <text:p>135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570" calcext:value-type="float">
            <text:p>135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580" calcext:value-type="float">
            <text:p>1358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3590" calcext:value-type="float">
            <text:p>135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630" calcext:value-type="float">
            <text:p>1363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640" calcext:value-type="float">
            <text:p>136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650" calcext:value-type="float">
            <text:p>136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680" calcext:value-type="float">
            <text:p>136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690" calcext:value-type="float">
            <text:p>1369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710" calcext:value-type="float">
            <text:p>137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720" calcext:value-type="float">
            <text:p>137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730" calcext:value-type="float">
            <text:p>137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740" calcext:value-type="float">
            <text:p>137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770" calcext:value-type="float">
            <text:p>137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790" calcext:value-type="float">
            <text:p>137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820" calcext:value-type="float">
            <text:p>138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830" calcext:value-type="float">
            <text:p>1383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840" calcext:value-type="float">
            <text:p>1384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870" calcext:value-type="float">
            <text:p>1387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880" calcext:value-type="float">
            <text:p>138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890" calcext:value-type="float">
            <text:p>138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930" calcext:value-type="float">
            <text:p>1393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940" calcext:value-type="float">
            <text:p>139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960" calcext:value-type="float">
            <text:p>139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990" calcext:value-type="float">
            <text:p>139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030" calcext:value-type="float">
            <text:p>140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050" calcext:value-type="float">
            <text:p>140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070" calcext:value-type="float">
            <text:p>140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090" calcext:value-type="float">
            <text:p>140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120" calcext:value-type="float">
            <text:p>141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160" calcext:value-type="float">
            <text:p>1416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170" calcext:value-type="float">
            <text:p>141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180" calcext:value-type="float">
            <text:p>141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190" calcext:value-type="float">
            <text:p>141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210" calcext:value-type="float">
            <text:p>142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230" calcext:value-type="float">
            <text:p>142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240" calcext:value-type="float">
            <text:p>1424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280" calcext:value-type="float">
            <text:p>142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290" calcext:value-type="float">
            <text:p>1429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320" calcext:value-type="float">
            <text:p>14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330" calcext:value-type="float">
            <text:p>143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340" calcext:value-type="float">
            <text:p>1434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370" calcext:value-type="float">
            <text:p>1437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380" calcext:value-type="float">
            <text:p>143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390" calcext:value-type="float">
            <text:p>143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420" calcext:value-type="float">
            <text:p>144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430" calcext:value-type="float">
            <text:p>144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440" calcext:value-type="float">
            <text:p>144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450" calcext:value-type="float">
            <text:p>144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460" calcext:value-type="float">
            <text:p>144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480" calcext:value-type="float">
            <text:p>144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510" calcext:value-type="float">
            <text:p>145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530" calcext:value-type="float">
            <text:p>145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540" calcext:value-type="float">
            <text:p>145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550" calcext:value-type="float">
            <text:p>145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570" calcext:value-type="float">
            <text:p>145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580" calcext:value-type="float">
            <text:p>145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590" calcext:value-type="float">
            <text:p>145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20" calcext:value-type="float">
            <text:p>146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630" calcext:value-type="float">
            <text:p>1463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660" calcext:value-type="float">
            <text:p>146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70" calcext:value-type="float">
            <text:p>146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80" calcext:value-type="float">
            <text:p>146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90" calcext:value-type="float">
            <text:p>146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710" calcext:value-type="float">
            <text:p>147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730" calcext:value-type="float">
            <text:p>147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740" calcext:value-type="float">
            <text:p>1474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750" calcext:value-type="float">
            <text:p>147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760" calcext:value-type="float">
            <text:p>147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780" calcext:value-type="float">
            <text:p>147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790" calcext:value-type="float">
            <text:p>147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820" calcext:value-type="float">
            <text:p>148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30" calcext:value-type="float">
            <text:p>148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870" calcext:value-type="float">
            <text:p>148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880" calcext:value-type="float">
            <text:p>148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890" calcext:value-type="float">
            <text:p>1489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920" calcext:value-type="float">
            <text:p>149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950" calcext:value-type="float">
            <text:p>149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4970" calcext:value-type="float">
            <text:p>1497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980" calcext:value-type="float">
            <text:p>149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990" calcext:value-type="float">
            <text:p>149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090" calcext:value-type="float">
            <text:p>1509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120" calcext:value-type="float">
            <text:p>151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130" calcext:value-type="float">
            <text:p>1513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140" calcext:value-type="float">
            <text:p>151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150" calcext:value-type="float">
            <text:p>151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160" calcext:value-type="float">
            <text:p>151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170" calcext:value-type="float">
            <text:p>151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180" calcext:value-type="float">
            <text:p>151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190" calcext:value-type="float">
            <text:p>151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220" calcext:value-type="float">
            <text:p>152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230" calcext:value-type="float">
            <text:p>152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260" calcext:value-type="float">
            <text:p>152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270" calcext:value-type="float">
            <text:p>152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280" calcext:value-type="float">
            <text:p>1528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290" calcext:value-type="float">
            <text:p>152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330" calcext:value-type="float">
            <text:p>1533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340" calcext:value-type="float">
            <text:p>1534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350" calcext:value-type="float">
            <text:p>153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370" calcext:value-type="float">
            <text:p>153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380" calcext:value-type="float">
            <text:p>153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390" calcext:value-type="float">
            <text:p>153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410" calcext:value-type="float">
            <text:p>154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420" calcext:value-type="float">
            <text:p>154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430" calcext:value-type="float">
            <text:p>154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440" calcext:value-type="float">
            <text:p>154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450" calcext:value-type="float">
            <text:p>154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460" calcext:value-type="float">
            <text:p>154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470" calcext:value-type="float">
            <text:p>154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480" calcext:value-type="float">
            <text:p>154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490" calcext:value-type="float">
            <text:p>154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520" calcext:value-type="float">
            <text:p>155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530" calcext:value-type="float">
            <text:p>155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540" calcext:value-type="float">
            <text:p>155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570" calcext:value-type="float">
            <text:p>1557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580" calcext:value-type="float">
            <text:p>155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590" calcext:value-type="float">
            <text:p>155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630" calcext:value-type="float">
            <text:p>156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640" calcext:value-type="float">
            <text:p>1564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5650" calcext:value-type="float">
            <text:p>156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660" calcext:value-type="float">
            <text:p>1566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670" calcext:value-type="float">
            <text:p>1567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680" calcext:value-type="float">
            <text:p>156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770" calcext:value-type="float">
            <text:p>157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780" calcext:value-type="float">
            <text:p>157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790" calcext:value-type="float">
            <text:p>157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20" calcext:value-type="float">
            <text:p>158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30" calcext:value-type="float">
            <text:p>158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840" calcext:value-type="float">
            <text:p>1584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60" calcext:value-type="float">
            <text:p>158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870" calcext:value-type="float">
            <text:p>158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880" calcext:value-type="float">
            <text:p>158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890" calcext:value-type="float">
            <text:p>158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10" calcext:value-type="float">
            <text:p>159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930" calcext:value-type="float">
            <text:p>1593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940" calcext:value-type="float">
            <text:p>159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950" calcext:value-type="float">
            <text:p>159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970" calcext:value-type="float">
            <text:p>159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980" calcext:value-type="float">
            <text:p>1598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010" calcext:value-type="float">
            <text:p>160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020" calcext:value-type="float">
            <text:p>160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030" calcext:value-type="float">
            <text:p>160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6040" calcext:value-type="float">
            <text:p>160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050" calcext:value-type="float">
            <text:p>160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060" calcext:value-type="float">
            <text:p>1606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070" calcext:value-type="float">
            <text:p>160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080" calcext:value-type="float">
            <text:p>160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090" calcext:value-type="float">
            <text:p>160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130" calcext:value-type="float">
            <text:p>1613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150" calcext:value-type="float">
            <text:p>161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160" calcext:value-type="float">
            <text:p>161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170" calcext:value-type="float">
            <text:p>161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180" calcext:value-type="float">
            <text:p>161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190" calcext:value-type="float">
            <text:p>161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220" calcext:value-type="float">
            <text:p>162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240" calcext:value-type="float">
            <text:p>1624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250" calcext:value-type="float">
            <text:p>162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270" calcext:value-type="float">
            <text:p>162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280" calcext:value-type="float">
            <text:p>1628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290" calcext:value-type="float">
            <text:p>162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310" calcext:value-type="float">
            <text:p>163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320" calcext:value-type="float">
            <text:p>163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330" calcext:value-type="float">
            <text:p>163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340" calcext:value-type="float">
            <text:p>1634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350" calcext:value-type="float">
            <text:p>163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370" calcext:value-type="float">
            <text:p>1637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390" calcext:value-type="float">
            <text:p>163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410" calcext:value-type="float">
            <text:p>164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420" calcext:value-type="float">
            <text:p>164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430" calcext:value-type="float">
            <text:p>164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440" calcext:value-type="float">
            <text:p>164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450" calcext:value-type="float">
            <text:p>1645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460" calcext:value-type="float">
            <text:p>164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470" calcext:value-type="float">
            <text:p>164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480" calcext:value-type="float">
            <text:p>164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490" calcext:value-type="float">
            <text:p>164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510" calcext:value-type="float">
            <text:p>165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520" calcext:value-type="float">
            <text:p>165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530" calcext:value-type="float">
            <text:p>165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540" calcext:value-type="float">
            <text:p>1654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550" calcext:value-type="float">
            <text:p>165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6570" calcext:value-type="float">
            <text:p>165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580" calcext:value-type="float">
            <text:p>165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590" calcext:value-type="float">
            <text:p>165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620" calcext:value-type="float">
            <text:p>1662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630" calcext:value-type="float">
            <text:p>1663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650" calcext:value-type="float">
            <text:p>166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660" calcext:value-type="float">
            <text:p>166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670" calcext:value-type="float">
            <text:p>1667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680" calcext:value-type="float">
            <text:p>166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690" calcext:value-type="float">
            <text:p>166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10" calcext:value-type="float">
            <text:p>167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720" calcext:value-type="float">
            <text:p>1672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730" calcext:value-type="float">
            <text:p>167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740" calcext:value-type="float">
            <text:p>167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750" calcext:value-type="float">
            <text:p>167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760" calcext:value-type="float">
            <text:p>1676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770" calcext:value-type="float">
            <text:p>167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790" calcext:value-type="float">
            <text:p>167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810" calcext:value-type="float">
            <text:p>168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820" calcext:value-type="float">
            <text:p>168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830" calcext:value-type="float">
            <text:p>1683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40" calcext:value-type="float">
            <text:p>168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850" calcext:value-type="float">
            <text:p>168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870" calcext:value-type="float">
            <text:p>168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880" calcext:value-type="float">
            <text:p>168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890" calcext:value-type="float">
            <text:p>168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910" calcext:value-type="float">
            <text:p>169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920" calcext:value-type="float">
            <text:p>169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930" calcext:value-type="float">
            <text:p>169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940" calcext:value-type="float">
            <text:p>169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6950" calcext:value-type="float">
            <text:p>169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970" calcext:value-type="float">
            <text:p>1697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980" calcext:value-type="float">
            <text:p>169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990" calcext:value-type="float">
            <text:p>169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010" calcext:value-type="float">
            <text:p>170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020" calcext:value-type="float">
            <text:p>170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030" calcext:value-type="float">
            <text:p>1703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040" calcext:value-type="float">
            <text:p>1704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050" calcext:value-type="float">
            <text:p>170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060" calcext:value-type="float">
            <text:p>170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070" calcext:value-type="float">
            <text:p>170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080" calcext:value-type="float">
            <text:p>170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7090" calcext:value-type="float">
            <text:p>170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110" calcext:value-type="float">
            <text:p>171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120" calcext:value-type="float">
            <text:p>171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130" calcext:value-type="float">
            <text:p>1713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140" calcext:value-type="float">
            <text:p>1714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150" calcext:value-type="float">
            <text:p>1715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170" calcext:value-type="float">
            <text:p>1717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180" calcext:value-type="float">
            <text:p>171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7190" calcext:value-type="float">
            <text:p>171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7210" calcext:value-type="float">
            <text:p>172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220" calcext:value-type="float">
            <text:p>172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230" calcext:value-type="float">
            <text:p>172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240" calcext:value-type="float">
            <text:p>1724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260" calcext:value-type="float">
            <text:p>172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70" calcext:value-type="float">
            <text:p>172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280" calcext:value-type="float">
            <text:p>172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290" calcext:value-type="float">
            <text:p>17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310" calcext:value-type="float">
            <text:p>173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330" calcext:value-type="float">
            <text:p>1733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340" calcext:value-type="float">
            <text:p>173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350" calcext:value-type="float">
            <text:p>173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360" calcext:value-type="float">
            <text:p>173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7370" calcext:value-type="float">
            <text:p>173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380" calcext:value-type="float">
            <text:p>173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390" calcext:value-type="float">
            <text:p>173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410" calcext:value-type="float">
            <text:p>174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420" calcext:value-type="float">
            <text:p>174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430" calcext:value-type="float">
            <text:p>174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440" calcext:value-type="float">
            <text:p>1744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450" calcext:value-type="float">
            <text:p>1745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460" calcext:value-type="float">
            <text:p>174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470" calcext:value-type="float">
            <text:p>1747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480" calcext:value-type="float">
            <text:p>174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490" calcext:value-type="float">
            <text:p>174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520" calcext:value-type="float">
            <text:p>175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530" calcext:value-type="float">
            <text:p>175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540" calcext:value-type="float">
            <text:p>175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550" calcext:value-type="float">
            <text:p>175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570" calcext:value-type="float">
            <text:p>1757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580" calcext:value-type="float">
            <text:p>175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590" calcext:value-type="float">
            <text:p>1759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620" calcext:value-type="float">
            <text:p>176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630" calcext:value-type="float">
            <text:p>1763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640" calcext:value-type="float">
            <text:p>176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650" calcext:value-type="float">
            <text:p>176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660" calcext:value-type="float">
            <text:p>1766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670" calcext:value-type="float">
            <text:p>1767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690" calcext:value-type="float">
            <text:p>176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710" calcext:value-type="float">
            <text:p>177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720" calcext:value-type="float">
            <text:p>177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7730" calcext:value-type="float">
            <text:p>177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750" calcext:value-type="float">
            <text:p>1775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7760" calcext:value-type="float">
            <text:p>1776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780" calcext:value-type="float">
            <text:p>177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790" calcext:value-type="float">
            <text:p>177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810" calcext:value-type="float">
            <text:p>178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820" calcext:value-type="float">
            <text:p>178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830" calcext:value-type="float">
            <text:p>1783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840" calcext:value-type="float">
            <text:p>178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850" calcext:value-type="float">
            <text:p>178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860" calcext:value-type="float">
            <text:p>1786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880" calcext:value-type="float">
            <text:p>178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890" calcext:value-type="float">
            <text:p>178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930" calcext:value-type="float">
            <text:p>179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7950" calcext:value-type="float">
            <text:p>179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960" calcext:value-type="float">
            <text:p>179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970" calcext:value-type="float">
            <text:p>1797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980" calcext:value-type="float">
            <text:p>179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990" calcext:value-type="float">
            <text:p>179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010" calcext:value-type="float">
            <text:p>180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8030" calcext:value-type="float">
            <text:p>1803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040" calcext:value-type="float">
            <text:p>180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060" calcext:value-type="float">
            <text:p>180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070" calcext:value-type="float">
            <text:p>180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080" calcext:value-type="float">
            <text:p>180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090" calcext:value-type="float">
            <text:p>1809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8130" calcext:value-type="float">
            <text:p>181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150" calcext:value-type="float">
            <text:p>1815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160" calcext:value-type="float">
            <text:p>181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170" calcext:value-type="float">
            <text:p>1817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8180" calcext:value-type="float">
            <text:p>181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190" calcext:value-type="float">
            <text:p>181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8220" calcext:value-type="float">
            <text:p>18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230" calcext:value-type="float">
            <text:p>182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240" calcext:value-type="float">
            <text:p>182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250" calcext:value-type="float">
            <text:p>182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280" calcext:value-type="float">
            <text:p>182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290" calcext:value-type="float">
            <text:p>18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320" calcext:value-type="float">
            <text:p>183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340" calcext:value-type="float">
            <text:p>183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350" calcext:value-type="float">
            <text:p>183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360" calcext:value-type="float">
            <text:p>183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370" calcext:value-type="float">
            <text:p>1837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380" calcext:value-type="float">
            <text:p>183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390" calcext:value-type="float">
            <text:p>183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410" calcext:value-type="float">
            <text:p>184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420" calcext:value-type="float">
            <text:p>184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430" calcext:value-type="float">
            <text:p>1843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440" calcext:value-type="float">
            <text:p>184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450" calcext:value-type="float">
            <text:p>1845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470" calcext:value-type="float">
            <text:p>1847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480" calcext:value-type="float">
            <text:p>184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490" calcext:value-type="float">
            <text:p>184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510" calcext:value-type="float">
            <text:p>185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530" calcext:value-type="float">
            <text:p>185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540" calcext:value-type="float">
            <text:p>185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550" calcext:value-type="float">
            <text:p>185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560" calcext:value-type="float">
            <text:p>1856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570" calcext:value-type="float">
            <text:p>185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580" calcext:value-type="float">
            <text:p>185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590" calcext:value-type="float">
            <text:p>1859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610" calcext:value-type="float">
            <text:p>1861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8620" calcext:value-type="float">
            <text:p>186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630" calcext:value-type="float">
            <text:p>1863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640" calcext:value-type="float">
            <text:p>186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650" calcext:value-type="float">
            <text:p>1865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660" calcext:value-type="float">
            <text:p>186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8670" calcext:value-type="float">
            <text:p>186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680" calcext:value-type="float">
            <text:p>186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690" calcext:value-type="float">
            <text:p>186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710" calcext:value-type="float">
            <text:p>187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730" calcext:value-type="float">
            <text:p>1873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8740" calcext:value-type="float">
            <text:p>187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750" calcext:value-type="float">
            <text:p>187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760" calcext:value-type="float">
            <text:p>187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770" calcext:value-type="float">
            <text:p>187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780" calcext:value-type="float">
            <text:p>187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8790" calcext:value-type="float">
            <text:p>187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810" calcext:value-type="float">
            <text:p>188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820" calcext:value-type="float">
            <text:p>188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830" calcext:value-type="float">
            <text:p>188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840" calcext:value-type="float">
            <text:p>188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850" calcext:value-type="float">
            <text:p>188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860" calcext:value-type="float">
            <text:p>188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870" calcext:value-type="float">
            <text:p>188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890" calcext:value-type="float">
            <text:p>188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910" calcext:value-type="float">
            <text:p>189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20" calcext:value-type="float">
            <text:p>189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930" calcext:value-type="float">
            <text:p>189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940" calcext:value-type="float">
            <text:p>1894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950" calcext:value-type="float">
            <text:p>1895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960" calcext:value-type="float">
            <text:p>189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970" calcext:value-type="float">
            <text:p>189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980" calcext:value-type="float">
            <text:p>189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990" calcext:value-type="float">
            <text:p>1899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010" calcext:value-type="float">
            <text:p>19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020" calcext:value-type="float">
            <text:p>190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030" calcext:value-type="float">
            <text:p>1903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040" calcext:value-type="float">
            <text:p>190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060" calcext:value-type="float">
            <text:p>1906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070" calcext:value-type="float">
            <text:p>190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080" calcext:value-type="float">
            <text:p>190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090" calcext:value-type="float">
            <text:p>190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120" calcext:value-type="float">
            <text:p>19120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9130" calcext:value-type="float">
            <text:p>191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9140" calcext:value-type="float">
            <text:p>1914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150" calcext:value-type="float">
            <text:p>191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160" calcext:value-type="float">
            <text:p>191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180" calcext:value-type="float">
            <text:p>1918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9190" calcext:value-type="float">
            <text:p>191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210" calcext:value-type="float">
            <text:p>192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220" calcext:value-type="float">
            <text:p>192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230" calcext:value-type="float">
            <text:p>1923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240" calcext:value-type="float">
            <text:p>192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250" calcext:value-type="float">
            <text:p>192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260" calcext:value-type="float">
            <text:p>1926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270" calcext:value-type="float">
            <text:p>192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280" calcext:value-type="float">
            <text:p>192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290" calcext:value-type="float">
            <text:p>192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320" calcext:value-type="float">
            <text:p>193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330" calcext:value-type="float">
            <text:p>193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340" calcext:value-type="float">
            <text:p>1934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350" calcext:value-type="float">
            <text:p>1935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360" calcext:value-type="float">
            <text:p>193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370" calcext:value-type="float">
            <text:p>1937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380" calcext:value-type="float">
            <text:p>193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390" calcext:value-type="float">
            <text:p>193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410" calcext:value-type="float">
            <text:p>1941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9430" calcext:value-type="float">
            <text:p>194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440" calcext:value-type="float">
            <text:p>194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450" calcext:value-type="float">
            <text:p>1945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460" calcext:value-type="float">
            <text:p>1946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9470" calcext:value-type="float">
            <text:p>1947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480" calcext:value-type="float">
            <text:p>194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490" calcext:value-type="float">
            <text:p>194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510" calcext:value-type="float">
            <text:p>195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530" calcext:value-type="float">
            <text:p>1953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540" calcext:value-type="float">
            <text:p>195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550" calcext:value-type="float">
            <text:p>195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560" calcext:value-type="float">
            <text:p>1956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570" calcext:value-type="float">
            <text:p>195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580" calcext:value-type="float">
            <text:p>195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590" calcext:value-type="float">
            <text:p>1959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610" calcext:value-type="float">
            <text:p>196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620" calcext:value-type="float">
            <text:p>196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630" calcext:value-type="float">
            <text:p>196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640" calcext:value-type="float">
            <text:p>196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650" calcext:value-type="float">
            <text:p>1965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660" calcext:value-type="float">
            <text:p>1966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670" calcext:value-type="float">
            <text:p>1967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680" calcext:value-type="float">
            <text:p>196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690" calcext:value-type="float">
            <text:p>196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710" calcext:value-type="float">
            <text:p>197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9720" calcext:value-type="float">
            <text:p>197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730" calcext:value-type="float">
            <text:p>197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740" calcext:value-type="float">
            <text:p>1974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750" calcext:value-type="float">
            <text:p>1975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760" calcext:value-type="float">
            <text:p>1976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770" calcext:value-type="float">
            <text:p>197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780" calcext:value-type="float">
            <text:p>1978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790" calcext:value-type="float">
            <text:p>197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810" calcext:value-type="float">
            <text:p>198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820" calcext:value-type="float">
            <text:p>198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830" calcext:value-type="float">
            <text:p>1983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840" calcext:value-type="float">
            <text:p>1984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850" calcext:value-type="float">
            <text:p>1985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9860" calcext:value-type="float">
            <text:p>1986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870" calcext:value-type="float">
            <text:p>1987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880" calcext:value-type="float">
            <text:p>1988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890" calcext:value-type="float">
            <text:p>198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910" calcext:value-type="float">
            <text:p>199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920" calcext:value-type="float">
            <text:p>1992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930" calcext:value-type="float">
            <text:p>199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940" calcext:value-type="float">
            <text:p>199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950" calcext:value-type="float">
            <text:p>199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960" calcext:value-type="float">
            <text:p>199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970" calcext:value-type="float">
            <text:p>199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980" calcext:value-type="float">
            <text:p>199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990" calcext:value-type="float">
            <text:p>199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0040" calcext:value-type="float">
            <text:p>2004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050" calcext:value-type="float">
            <text:p>200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070" calcext:value-type="float">
            <text:p>2007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80" calcext:value-type="float">
            <text:p>2008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090" calcext:value-type="float">
            <text:p>200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260" calcext:value-type="float">
            <text:p>2026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0290" calcext:value-type="float">
            <text:p>2029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320" calcext:value-type="float">
            <text:p>2032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330" calcext:value-type="float">
            <text:p>203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340" calcext:value-type="float">
            <text:p>203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350" calcext:value-type="float">
            <text:p>2035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380" calcext:value-type="float">
            <text:p>2038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390" calcext:value-type="float">
            <text:p>203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430" calcext:value-type="float">
            <text:p>2043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440" calcext:value-type="float">
            <text:p>204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450" calcext:value-type="float">
            <text:p>204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460" calcext:value-type="float">
            <text:p>2046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470" calcext:value-type="float">
            <text:p>2047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0490" calcext:value-type="float">
            <text:p>204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520" calcext:value-type="float">
            <text:p>205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530" calcext:value-type="float">
            <text:p>205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540" calcext:value-type="float">
            <text:p>205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550" calcext:value-type="float">
            <text:p>205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560" calcext:value-type="float">
            <text:p>205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580" calcext:value-type="float">
            <text:p>2058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590" calcext:value-type="float">
            <text:p>205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610" calcext:value-type="float">
            <text:p>206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620" calcext:value-type="float">
            <text:p>206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630" calcext:value-type="float">
            <text:p>206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640" calcext:value-type="float">
            <text:p>206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650" calcext:value-type="float">
            <text:p>2065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660" calcext:value-type="float">
            <text:p>206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670" calcext:value-type="float">
            <text:p>2067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680" calcext:value-type="float">
            <text:p>206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690" calcext:value-type="float">
            <text:p>206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710" calcext:value-type="float">
            <text:p>207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0720" calcext:value-type="float">
            <text:p>207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730" calcext:value-type="float">
            <text:p>207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740" calcext:value-type="float">
            <text:p>207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750" calcext:value-type="float">
            <text:p>207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760" calcext:value-type="float">
            <text:p>207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770" calcext:value-type="float">
            <text:p>2077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780" calcext:value-type="float">
            <text:p>207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790" calcext:value-type="float">
            <text:p>207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810" calcext:value-type="float">
            <text:p>208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820" calcext:value-type="float">
            <text:p>208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830" calcext:value-type="float">
            <text:p>2083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840" calcext:value-type="float">
            <text:p>2084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850" calcext:value-type="float">
            <text:p>208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860" calcext:value-type="float">
            <text:p>208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870" calcext:value-type="float">
            <text:p>2087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880" calcext:value-type="float">
            <text:p>208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890" calcext:value-type="float">
            <text:p>208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910" calcext:value-type="float">
            <text:p>209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930" calcext:value-type="float">
            <text:p>209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940" calcext:value-type="float">
            <text:p>209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950" calcext:value-type="float">
            <text:p>209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960" calcext:value-type="float">
            <text:p>2096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970" calcext:value-type="float">
            <text:p>2097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0980" calcext:value-type="float">
            <text:p>209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990" calcext:value-type="float">
            <text:p>2099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030" calcext:value-type="float">
            <text:p>2103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050" calcext:value-type="float">
            <text:p>2105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070" calcext:value-type="float">
            <text:p>210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080" calcext:value-type="float">
            <text:p>2108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1090" calcext:value-type="float">
            <text:p>210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130" calcext:value-type="float">
            <text:p>211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140" calcext:value-type="float">
            <text:p>2114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150" calcext:value-type="float">
            <text:p>211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170" calcext:value-type="float">
            <text:p>211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190" calcext:value-type="float">
            <text:p>211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1230" calcext:value-type="float">
            <text:p>212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240" calcext:value-type="float">
            <text:p>212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250" calcext:value-type="float">
            <text:p>212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260" calcext:value-type="float">
            <text:p>2126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1270" calcext:value-type="float">
            <text:p>212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280" calcext:value-type="float">
            <text:p>212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290" calcext:value-type="float">
            <text:p>212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310" calcext:value-type="float">
            <text:p>2131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1320" calcext:value-type="float">
            <text:p>213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330" calcext:value-type="float">
            <text:p>213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340" calcext:value-type="float">
            <text:p>213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350" calcext:value-type="float">
            <text:p>213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360" calcext:value-type="float">
            <text:p>213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370" calcext:value-type="float">
            <text:p>213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380" calcext:value-type="float">
            <text:p>213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390" calcext:value-type="float">
            <text:p>213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410" calcext:value-type="float">
            <text:p>214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420" calcext:value-type="float">
            <text:p>214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440" calcext:value-type="float">
            <text:p>214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460" calcext:value-type="float">
            <text:p>2146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1470" calcext:value-type="float">
            <text:p>2147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1480" calcext:value-type="float">
            <text:p>214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490" calcext:value-type="float">
            <text:p>214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510" calcext:value-type="float">
            <text:p>215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520" calcext:value-type="float">
            <text:p>215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530" calcext:value-type="float">
            <text:p>215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540" calcext:value-type="float">
            <text:p>2154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550" calcext:value-type="float">
            <text:p>2155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1560" calcext:value-type="float">
            <text:p>2156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570" calcext:value-type="float">
            <text:p>215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580" calcext:value-type="float">
            <text:p>215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590" calcext:value-type="float">
            <text:p>215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620" calcext:value-type="float">
            <text:p>216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630" calcext:value-type="float">
            <text:p>2163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1640" calcext:value-type="float">
            <text:p>216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1650" calcext:value-type="float">
            <text:p>216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1660" calcext:value-type="float">
            <text:p>216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670" calcext:value-type="float">
            <text:p>2167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680" calcext:value-type="float">
            <text:p>216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690" calcext:value-type="float">
            <text:p>216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1710" calcext:value-type="float">
            <text:p>217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720" calcext:value-type="float">
            <text:p>217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730" calcext:value-type="float">
            <text:p>217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740" calcext:value-type="float">
            <text:p>217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750" calcext:value-type="float">
            <text:p>217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1760" calcext:value-type="float">
            <text:p>217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770" calcext:value-type="float">
            <text:p>217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780" calcext:value-type="float">
            <text:p>217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790" calcext:value-type="float">
            <text:p>217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810" calcext:value-type="float">
            <text:p>218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1820" calcext:value-type="float">
            <text:p>218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830" calcext:value-type="float">
            <text:p>218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840" calcext:value-type="float">
            <text:p>218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1850" calcext:value-type="float">
            <text:p>2185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860" calcext:value-type="float">
            <text:p>218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870" calcext:value-type="float">
            <text:p>218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880" calcext:value-type="float">
            <text:p>2188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1890" calcext:value-type="float">
            <text:p>218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920" calcext:value-type="float">
            <text:p>219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930" calcext:value-type="float">
            <text:p>219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940" calcext:value-type="float">
            <text:p>219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1950" calcext:value-type="float">
            <text:p>2195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1960" calcext:value-type="float">
            <text:p>219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970" calcext:value-type="float">
            <text:p>2197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1980" calcext:value-type="float">
            <text:p>219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990" calcext:value-type="float">
            <text:p>219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020" calcext:value-type="float">
            <text:p>2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30" calcext:value-type="float">
            <text:p>2203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040" calcext:value-type="float">
            <text:p>220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050" calcext:value-type="float">
            <text:p>220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060" calcext:value-type="float">
            <text:p>220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70" calcext:value-type="float">
            <text:p>220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80" calcext:value-type="float">
            <text:p>220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090" calcext:value-type="float">
            <text:p>220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130" calcext:value-type="float">
            <text:p>221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140" calcext:value-type="float">
            <text:p>221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150" calcext:value-type="float">
            <text:p>221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160" calcext:value-type="float">
            <text:p>22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170" calcext:value-type="float">
            <text:p>221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180" calcext:value-type="float">
            <text:p>221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2190" calcext:value-type="float">
            <text:p>22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220" calcext:value-type="float">
            <text:p>222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2230" calcext:value-type="float">
            <text:p>2223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2240" calcext:value-type="float">
            <text:p>222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50" calcext:value-type="float">
            <text:p>222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260" calcext:value-type="float">
            <text:p>2226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2270" calcext:value-type="float">
            <text:p>222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80" calcext:value-type="float">
            <text:p>222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290" calcext:value-type="float">
            <text:p>2229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320" calcext:value-type="float">
            <text:p>223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330" calcext:value-type="float">
            <text:p>2233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2340" calcext:value-type="float">
            <text:p>223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350" calcext:value-type="float">
            <text:p>2235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360" calcext:value-type="float">
            <text:p>2236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370" calcext:value-type="float">
            <text:p>223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380" calcext:value-type="float">
            <text:p>2238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390" calcext:value-type="float">
            <text:p>2239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2410" calcext:value-type="float">
            <text:p>224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420" calcext:value-type="float">
            <text:p>224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430" calcext:value-type="float">
            <text:p>224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440" calcext:value-type="float">
            <text:p>224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450" calcext:value-type="float">
            <text:p>224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460" calcext:value-type="float">
            <text:p>2246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2470" calcext:value-type="float">
            <text:p>224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480" calcext:value-type="float">
            <text:p>224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490" calcext:value-type="float">
            <text:p>224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2510" calcext:value-type="float">
            <text:p>225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520" calcext:value-type="float">
            <text:p>225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540" calcext:value-type="float">
            <text:p>2254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550" calcext:value-type="float">
            <text:p>225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560" calcext:value-type="float">
            <text:p>2256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2570" calcext:value-type="float">
            <text:p>225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580" calcext:value-type="float">
            <text:p>2258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620" calcext:value-type="float">
            <text:p>226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630" calcext:value-type="float">
            <text:p>226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640" calcext:value-type="float">
            <text:p>226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650" calcext:value-type="float">
            <text:p>226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660" calcext:value-type="float">
            <text:p>2266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2670" calcext:value-type="float">
            <text:p>226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680" calcext:value-type="float">
            <text:p>2268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690" calcext:value-type="float">
            <text:p>226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720" calcext:value-type="float">
            <text:p>227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2760" calcext:value-type="float">
            <text:p>2276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770" calcext:value-type="float">
            <text:p>2277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780" calcext:value-type="float">
            <text:p>227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790" calcext:value-type="float">
            <text:p>227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810" calcext:value-type="float">
            <text:p>228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820" calcext:value-type="float">
            <text:p>2282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2830" calcext:value-type="float">
            <text:p>228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840" calcext:value-type="float">
            <text:p>2284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2850" calcext:value-type="float">
            <text:p>2285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860" calcext:value-type="float">
            <text:p>2286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870" calcext:value-type="float">
            <text:p>228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880" calcext:value-type="float">
            <text:p>22880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22890" calcext:value-type="float">
            <text:p>2289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910" calcext:value-type="float">
            <text:p>2291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2920" calcext:value-type="float">
            <text:p>229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930" calcext:value-type="float">
            <text:p>229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940" calcext:value-type="float">
            <text:p>2294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950" calcext:value-type="float">
            <text:p>2295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960" calcext:value-type="float">
            <text:p>2296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2970" calcext:value-type="float">
            <text:p>2297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980" calcext:value-type="float">
            <text:p>2298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990" calcext:value-type="float">
            <text:p>2299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020" calcext:value-type="float">
            <text:p>230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050" calcext:value-type="float">
            <text:p>230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060" calcext:value-type="float">
            <text:p>2306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070" calcext:value-type="float">
            <text:p>2307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080" calcext:value-type="float">
            <text:p>230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090" calcext:value-type="float">
            <text:p>230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110" calcext:value-type="float">
            <text:p>231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3120" calcext:value-type="float">
            <text:p>231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130" calcext:value-type="float">
            <text:p>2313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3150" calcext:value-type="float">
            <text:p>2315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160" calcext:value-type="float">
            <text:p>2316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3170" calcext:value-type="float">
            <text:p>231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180" calcext:value-type="float">
            <text:p>2318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3190" calcext:value-type="float">
            <text:p>2319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210" calcext:value-type="float">
            <text:p>232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220" calcext:value-type="float">
            <text:p>2322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3230" calcext:value-type="float">
            <text:p>232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240" calcext:value-type="float">
            <text:p>232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3250" calcext:value-type="float">
            <text:p>2325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260" calcext:value-type="float">
            <text:p>2326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3270" calcext:value-type="float">
            <text:p>232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280" calcext:value-type="float">
            <text:p>2328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3290" calcext:value-type="float">
            <text:p>2329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310" calcext:value-type="float">
            <text:p>2331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320" calcext:value-type="float">
            <text:p>233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330" calcext:value-type="float">
            <text:p>233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340" calcext:value-type="float">
            <text:p>2334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350" calcext:value-type="float">
            <text:p>233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360" calcext:value-type="float">
            <text:p>233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370" calcext:value-type="float">
            <text:p>233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380" calcext:value-type="float">
            <text:p>2338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3390" calcext:value-type="float">
            <text:p>233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410" calcext:value-type="float">
            <text:p>234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3420" calcext:value-type="float">
            <text:p>2342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3430" calcext:value-type="float">
            <text:p>234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440" calcext:value-type="float">
            <text:p>2344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460" calcext:value-type="float">
            <text:p>234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3470" calcext:value-type="float">
            <text:p>2347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3480" calcext:value-type="float">
            <text:p>234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3490" calcext:value-type="float">
            <text:p>2349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3510" calcext:value-type="float">
            <text:p>2351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3520" calcext:value-type="float">
            <text:p>235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3530" calcext:value-type="float">
            <text:p>235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540" calcext:value-type="float">
            <text:p>2354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3550" calcext:value-type="float">
            <text:p>235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3560" calcext:value-type="float">
            <text:p>2356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3570" calcext:value-type="float">
            <text:p>235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3580" calcext:value-type="float">
            <text:p>23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590" calcext:value-type="float">
            <text:p>2359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620" calcext:value-type="float">
            <text:p>236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630" calcext:value-type="float">
            <text:p>236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640" calcext:value-type="float">
            <text:p>2364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650" calcext:value-type="float">
            <text:p>2365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660" calcext:value-type="float">
            <text:p>2366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670" calcext:value-type="float">
            <text:p>236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3680" calcext:value-type="float">
            <text:p>236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690" calcext:value-type="float">
            <text:p>2369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3710" calcext:value-type="float">
            <text:p>237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720" calcext:value-type="float">
            <text:p>237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730" calcext:value-type="float">
            <text:p>2373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750" calcext:value-type="float">
            <text:p>2375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3760" calcext:value-type="float">
            <text:p>2376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3770" calcext:value-type="float">
            <text:p>237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780" calcext:value-type="float">
            <text:p>2378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790" calcext:value-type="float">
            <text:p>237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820" calcext:value-type="float">
            <text:p>238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830" calcext:value-type="float">
            <text:p>2383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3840" calcext:value-type="float">
            <text:p>238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3850" calcext:value-type="float">
            <text:p>2385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3860" calcext:value-type="float">
            <text:p>2386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870" calcext:value-type="float">
            <text:p>238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880" calcext:value-type="float">
            <text:p>2388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890" calcext:value-type="float">
            <text:p>238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910" calcext:value-type="float">
            <text:p>2391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920" calcext:value-type="float">
            <text:p>239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930" calcext:value-type="float">
            <text:p>2393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3940" calcext:value-type="float">
            <text:p>239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950" calcext:value-type="float">
            <text:p>239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960" calcext:value-type="float">
            <text:p>239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3970" calcext:value-type="float">
            <text:p>239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3980" calcext:value-type="float">
            <text:p>2398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990" calcext:value-type="float">
            <text:p>2399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020" calcext:value-type="float">
            <text:p>24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030" calcext:value-type="float">
            <text:p>240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040" calcext:value-type="float">
            <text:p>2404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050" calcext:value-type="float">
            <text:p>2405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060" calcext:value-type="float">
            <text:p>2406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080" calcext:value-type="float">
            <text:p>2408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110" calcext:value-type="float">
            <text:p>241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120" calcext:value-type="float">
            <text:p>241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130" calcext:value-type="float">
            <text:p>241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4140" calcext:value-type="float">
            <text:p>241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150" calcext:value-type="float">
            <text:p>241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160" calcext:value-type="float">
            <text:p>2416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4170" calcext:value-type="float">
            <text:p>241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180" calcext:value-type="float">
            <text:p>2418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190" calcext:value-type="float">
            <text:p>2419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210" calcext:value-type="float">
            <text:p>242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220" calcext:value-type="float">
            <text:p>2422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4230" calcext:value-type="float">
            <text:p>242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4240" calcext:value-type="float">
            <text:p>2424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250" calcext:value-type="float">
            <text:p>2425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260" calcext:value-type="float">
            <text:p>2426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270" calcext:value-type="float">
            <text:p>2427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280" calcext:value-type="float">
            <text:p>2428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4290" calcext:value-type="float">
            <text:p>2429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310" calcext:value-type="float">
            <text:p>243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330" calcext:value-type="float">
            <text:p>243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4340" calcext:value-type="float">
            <text:p>24340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4350" calcext:value-type="float">
            <text:p>2435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360" calcext:value-type="float">
            <text:p>2436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370" calcext:value-type="float">
            <text:p>243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380" calcext:value-type="float">
            <text:p>2438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390" calcext:value-type="float">
            <text:p>2439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410" calcext:value-type="float">
            <text:p>2441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4420" calcext:value-type="float">
            <text:p>2442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430" calcext:value-type="float">
            <text:p>2443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440" calcext:value-type="float">
            <text:p>2444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450" calcext:value-type="float">
            <text:p>244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4460" calcext:value-type="float">
            <text:p>2446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470" calcext:value-type="float">
            <text:p>2447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480" calcext:value-type="float">
            <text:p>2448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4490" calcext:value-type="float">
            <text:p>2449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510" calcext:value-type="float">
            <text:p>245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520" calcext:value-type="float">
            <text:p>245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530" calcext:value-type="float">
            <text:p>245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4550" calcext:value-type="float">
            <text:p>2455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560" calcext:value-type="float">
            <text:p>2456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570" calcext:value-type="float">
            <text:p>245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580" calcext:value-type="float">
            <text:p>2458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4590" calcext:value-type="float">
            <text:p>245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610" calcext:value-type="float">
            <text:p>246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620" calcext:value-type="float">
            <text:p>246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630" calcext:value-type="float">
            <text:p>2463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640" calcext:value-type="float">
            <text:p>246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4650" calcext:value-type="float">
            <text:p>246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660" calcext:value-type="float">
            <text:p>2466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670" calcext:value-type="float">
            <text:p>2467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680" calcext:value-type="float">
            <text:p>2468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690" calcext:value-type="float">
            <text:p>246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4710" calcext:value-type="float">
            <text:p>247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4720" calcext:value-type="float">
            <text:p>2472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4730" calcext:value-type="float">
            <text:p>2473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740" calcext:value-type="float">
            <text:p>2474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4750" calcext:value-type="float">
            <text:p>247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760" calcext:value-type="float">
            <text:p>247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770" calcext:value-type="float">
            <text:p>2477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780" calcext:value-type="float">
            <text:p>247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790" calcext:value-type="float">
            <text:p>247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810" calcext:value-type="float">
            <text:p>248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820" calcext:value-type="float">
            <text:p>2482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4830" calcext:value-type="float">
            <text:p>2483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840" calcext:value-type="float">
            <text:p>2484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850" calcext:value-type="float">
            <text:p>248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860" calcext:value-type="float">
            <text:p>2486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4870" calcext:value-type="float">
            <text:p>2487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4880" calcext:value-type="float">
            <text:p>2488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4890" calcext:value-type="float">
            <text:p>248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920" calcext:value-type="float">
            <text:p>249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930" calcext:value-type="float">
            <text:p>2493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940" calcext:value-type="float">
            <text:p>2494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4950" calcext:value-type="float">
            <text:p>249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960" calcext:value-type="float">
            <text:p>2496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970" calcext:value-type="float">
            <text:p>249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4980" calcext:value-type="float">
            <text:p>2498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990" calcext:value-type="float">
            <text:p>249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020" calcext:value-type="float">
            <text:p>2502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5030" calcext:value-type="float">
            <text:p>2503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040" calcext:value-type="float">
            <text:p>250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050" calcext:value-type="float">
            <text:p>2505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060" calcext:value-type="float">
            <text:p>2506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070" calcext:value-type="float">
            <text:p>250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080" calcext:value-type="float">
            <text:p>250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090" calcext:value-type="float">
            <text:p>2509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5110" calcext:value-type="float">
            <text:p>251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5120" calcext:value-type="float">
            <text:p>251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130" calcext:value-type="float">
            <text:p>251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140" calcext:value-type="float">
            <text:p>2514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150" calcext:value-type="float">
            <text:p>251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160" calcext:value-type="float">
            <text:p>2516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5170" calcext:value-type="float">
            <text:p>2517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180" calcext:value-type="float">
            <text:p>2518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5190" calcext:value-type="float">
            <text:p>2519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210" calcext:value-type="float">
            <text:p>252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220" calcext:value-type="float">
            <text:p>252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230" calcext:value-type="float">
            <text:p>2523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240" calcext:value-type="float">
            <text:p>2524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250" calcext:value-type="float">
            <text:p>252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260" calcext:value-type="float">
            <text:p>2526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5270" calcext:value-type="float">
            <text:p>252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280" calcext:value-type="float">
            <text:p>2528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290" calcext:value-type="float">
            <text:p>252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5310" calcext:value-type="float">
            <text:p>253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320" calcext:value-type="float">
            <text:p>253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330" calcext:value-type="float">
            <text:p>2533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340" calcext:value-type="float">
            <text:p>2534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350" calcext:value-type="float">
            <text:p>253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360" calcext:value-type="float">
            <text:p>2536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5370" calcext:value-type="float">
            <text:p>253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380" calcext:value-type="float">
            <text:p>2538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5390" calcext:value-type="float">
            <text:p>2539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410" calcext:value-type="float">
            <text:p>254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420" calcext:value-type="float">
            <text:p>254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430" calcext:value-type="float">
            <text:p>254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440" calcext:value-type="float">
            <text:p>2544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5450" calcext:value-type="float">
            <text:p>2545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460" calcext:value-type="float">
            <text:p>2546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470" calcext:value-type="float">
            <text:p>254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480" calcext:value-type="float">
            <text:p>2548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490" calcext:value-type="float">
            <text:p>254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5510" calcext:value-type="float">
            <text:p>255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520" calcext:value-type="float">
            <text:p>255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5540" calcext:value-type="float">
            <text:p>255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550" calcext:value-type="float">
            <text:p>2555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560" calcext:value-type="float">
            <text:p>2556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570" calcext:value-type="float">
            <text:p>255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580" calcext:value-type="float">
            <text:p>255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590" calcext:value-type="float">
            <text:p>2559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610" calcext:value-type="float">
            <text:p>256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620" calcext:value-type="float">
            <text:p>256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630" calcext:value-type="float">
            <text:p>2563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5640" calcext:value-type="float">
            <text:p>2564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650" calcext:value-type="float">
            <text:p>2565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660" calcext:value-type="float">
            <text:p>2566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5670" calcext:value-type="float">
            <text:p>256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680" calcext:value-type="float">
            <text:p>2568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690" calcext:value-type="float">
            <text:p>2569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5710" calcext:value-type="float">
            <text:p>257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720" calcext:value-type="float">
            <text:p>2572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5730" calcext:value-type="float">
            <text:p>2573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740" calcext:value-type="float">
            <text:p>257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750" calcext:value-type="float">
            <text:p>2575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5760" calcext:value-type="float">
            <text:p>2576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5770" calcext:value-type="float">
            <text:p>257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780" calcext:value-type="float">
            <text:p>257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790" calcext:value-type="float">
            <text:p>2579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810" calcext:value-type="float">
            <text:p>258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820" calcext:value-type="float">
            <text:p>2582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5830" calcext:value-type="float">
            <text:p>2583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840" calcext:value-type="float">
            <text:p>2584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5850" calcext:value-type="float">
            <text:p>2585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860" calcext:value-type="float">
            <text:p>2586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870" calcext:value-type="float">
            <text:p>258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5880" calcext:value-type="float">
            <text:p>2588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5890" calcext:value-type="float">
            <text:p>2589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910" calcext:value-type="float">
            <text:p>259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920" calcext:value-type="float">
            <text:p>2592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5930" calcext:value-type="float">
            <text:p>2593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5940" calcext:value-type="float">
            <text:p>259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950" calcext:value-type="float">
            <text:p>259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5960" calcext:value-type="float">
            <text:p>259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970" calcext:value-type="float">
            <text:p>2597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980" calcext:value-type="float">
            <text:p>2598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5990" calcext:value-type="float">
            <text:p>2599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010" calcext:value-type="float">
            <text:p>260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020" calcext:value-type="float">
            <text:p>260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6030" calcext:value-type="float">
            <text:p>2603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6040" calcext:value-type="float">
            <text:p>2604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050" calcext:value-type="float">
            <text:p>260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6060" calcext:value-type="float">
            <text:p>2606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6070" calcext:value-type="float">
            <text:p>2607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6080" calcext:value-type="float">
            <text:p>2608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090" calcext:value-type="float">
            <text:p>260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6110" calcext:value-type="float">
            <text:p>261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6120" calcext:value-type="float">
            <text:p>2612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6130" calcext:value-type="float">
            <text:p>2613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140" calcext:value-type="float">
            <text:p>2614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6150" calcext:value-type="float">
            <text:p>261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6160" calcext:value-type="float">
            <text:p>261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170" calcext:value-type="float">
            <text:p>2617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6180" calcext:value-type="float">
            <text:p>261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6190" calcext:value-type="float">
            <text:p>2619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6220" calcext:value-type="float">
            <text:p>2622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6230" calcext:value-type="float">
            <text:p>2623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6240" calcext:value-type="float">
            <text:p>2624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6250" calcext:value-type="float">
            <text:p>2625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260" calcext:value-type="float">
            <text:p>262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270" calcext:value-type="float">
            <text:p>262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280" calcext:value-type="float">
            <text:p>262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6290" calcext:value-type="float">
            <text:p>2629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6310" calcext:value-type="float">
            <text:p>263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6320" calcext:value-type="float">
            <text:p>2632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6330" calcext:value-type="float">
            <text:p>2633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340" calcext:value-type="float">
            <text:p>263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350" calcext:value-type="float">
            <text:p>2635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360" calcext:value-type="float">
            <text:p>2636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6370" calcext:value-type="float">
            <text:p>2637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380" calcext:value-type="float">
            <text:p>2638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390" calcext:value-type="float">
            <text:p>2639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410" calcext:value-type="float">
            <text:p>2641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6420" calcext:value-type="float">
            <text:p>264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6430" calcext:value-type="float">
            <text:p>2643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6440" calcext:value-type="float">
            <text:p>2644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450" calcext:value-type="float">
            <text:p>2645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460" calcext:value-type="float">
            <text:p>2646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6470" calcext:value-type="float">
            <text:p>2647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6480" calcext:value-type="float">
            <text:p>2648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490" calcext:value-type="float">
            <text:p>2649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6510" calcext:value-type="float">
            <text:p>265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520" calcext:value-type="float">
            <text:p>265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6530" calcext:value-type="float">
            <text:p>2653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6540" calcext:value-type="float">
            <text:p>265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6550" calcext:value-type="float">
            <text:p>2655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6560" calcext:value-type="float">
            <text:p>265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6570" calcext:value-type="float">
            <text:p>2657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6580" calcext:value-type="float">
            <text:p>265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6590" calcext:value-type="float">
            <text:p>2659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610" calcext:value-type="float">
            <text:p>266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6620" calcext:value-type="float">
            <text:p>266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6630" calcext:value-type="float">
            <text:p>2663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640" calcext:value-type="float">
            <text:p>2664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6650" calcext:value-type="float">
            <text:p>2665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660" calcext:value-type="float">
            <text:p>266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6670" calcext:value-type="float">
            <text:p>266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680" calcext:value-type="float">
            <text:p>2668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6690" calcext:value-type="float">
            <text:p>2669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710" calcext:value-type="float">
            <text:p>267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6720" calcext:value-type="float">
            <text:p>267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730" calcext:value-type="float">
            <text:p>2673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6740" calcext:value-type="float">
            <text:p>2674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6750" calcext:value-type="float">
            <text:p>267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760" calcext:value-type="float">
            <text:p>2676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6770" calcext:value-type="float">
            <text:p>267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6780" calcext:value-type="float">
            <text:p>267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790" calcext:value-type="float">
            <text:p>2679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6810" calcext:value-type="float">
            <text:p>268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820" calcext:value-type="float">
            <text:p>2682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6830" calcext:value-type="float">
            <text:p>268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850" calcext:value-type="float">
            <text:p>268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6860" calcext:value-type="float">
            <text:p>2686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6870" calcext:value-type="float">
            <text:p>2687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6890" calcext:value-type="float">
            <text:p>2689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910" calcext:value-type="float">
            <text:p>269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6920" calcext:value-type="float">
            <text:p>2692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6930" calcext:value-type="float">
            <text:p>2693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6940" calcext:value-type="float">
            <text:p>269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950" calcext:value-type="float">
            <text:p>2695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6960" calcext:value-type="float">
            <text:p>269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6970" calcext:value-type="float">
            <text:p>2697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6980" calcext:value-type="float">
            <text:p>2698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90" calcext:value-type="float">
            <text:p>2699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7020" calcext:value-type="float">
            <text:p>270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7030" calcext:value-type="float">
            <text:p>2703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7040" calcext:value-type="float">
            <text:p>270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050" calcext:value-type="float">
            <text:p>270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060" calcext:value-type="float">
            <text:p>2706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7070" calcext:value-type="float">
            <text:p>270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080" calcext:value-type="float">
            <text:p>270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7090" calcext:value-type="float">
            <text:p>2709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110" calcext:value-type="float">
            <text:p>271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7120" calcext:value-type="float">
            <text:p>27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7130" calcext:value-type="float">
            <text:p>2713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7140" calcext:value-type="float">
            <text:p>2714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7150" calcext:value-type="float">
            <text:p>271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7160" calcext:value-type="float">
            <text:p>2716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7170" calcext:value-type="float">
            <text:p>2717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7180" calcext:value-type="float">
            <text:p>271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190" calcext:value-type="float">
            <text:p>271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7220" calcext:value-type="float">
            <text:p>2722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7230" calcext:value-type="float">
            <text:p>272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7240" calcext:value-type="float">
            <text:p>2724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7260" calcext:value-type="float">
            <text:p>2726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7270" calcext:value-type="float">
            <text:p>2727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7280" calcext:value-type="float">
            <text:p>2728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7290" calcext:value-type="float">
            <text:p>2729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310" calcext:value-type="float">
            <text:p>273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7320" calcext:value-type="float">
            <text:p>2732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7330" calcext:value-type="float">
            <text:p>273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7340" calcext:value-type="float">
            <text:p>2734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7350" calcext:value-type="float">
            <text:p>2735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360" calcext:value-type="float">
            <text:p>2736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370" calcext:value-type="float">
            <text:p>2737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380" calcext:value-type="float">
            <text:p>2738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7390" calcext:value-type="float">
            <text:p>2739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7410" calcext:value-type="float">
            <text:p>2741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7420" calcext:value-type="float">
            <text:p>274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7430" calcext:value-type="float">
            <text:p>274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7440" calcext:value-type="float">
            <text:p>2744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450" calcext:value-type="float">
            <text:p>274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7460" calcext:value-type="float">
            <text:p>274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7470" calcext:value-type="float">
            <text:p>274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7480" calcext:value-type="float">
            <text:p>2748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7490" calcext:value-type="float">
            <text:p>274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510" calcext:value-type="float">
            <text:p>275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7520" calcext:value-type="float">
            <text:p>275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530" calcext:value-type="float">
            <text:p>275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7540" calcext:value-type="float">
            <text:p>2754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7550" calcext:value-type="float">
            <text:p>2755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560" calcext:value-type="float">
            <text:p>2756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7570" calcext:value-type="float">
            <text:p>2757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7580" calcext:value-type="float">
            <text:p>275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7590" calcext:value-type="float">
            <text:p>2759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7610" calcext:value-type="float">
            <text:p>276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620" calcext:value-type="float">
            <text:p>2762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7630" calcext:value-type="float">
            <text:p>276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7640" calcext:value-type="float">
            <text:p>2764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650" calcext:value-type="float">
            <text:p>2765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660" calcext:value-type="float">
            <text:p>276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670" calcext:value-type="float">
            <text:p>2767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7680" calcext:value-type="float">
            <text:p>276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7690" calcext:value-type="float">
            <text:p>276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7720" calcext:value-type="float">
            <text:p>277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7730" calcext:value-type="float">
            <text:p>27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7740" calcext:value-type="float">
            <text:p>2774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7750" calcext:value-type="float">
            <text:p>277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760" calcext:value-type="float">
            <text:p>2776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7770" calcext:value-type="float">
            <text:p>2777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7780" calcext:value-type="float">
            <text:p>2778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790" calcext:value-type="float">
            <text:p>2779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7820" calcext:value-type="float">
            <text:p>2782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7830" calcext:value-type="float">
            <text:p>2783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840" calcext:value-type="float">
            <text:p>278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7850" calcext:value-type="float">
            <text:p>2785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27860" calcext:value-type="float">
            <text:p>2786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7870" calcext:value-type="float">
            <text:p>278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7880" calcext:value-type="float">
            <text:p>278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7890" calcext:value-type="float">
            <text:p>2789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7910" calcext:value-type="float">
            <text:p>279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920" calcext:value-type="float">
            <text:p>2792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7930" calcext:value-type="float">
            <text:p>2793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7940" calcext:value-type="float">
            <text:p>2794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7950" calcext:value-type="float">
            <text:p>279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7960" calcext:value-type="float">
            <text:p>279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980" calcext:value-type="float">
            <text:p>2798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7990" calcext:value-type="float">
            <text:p>2799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020" calcext:value-type="float">
            <text:p>280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030" calcext:value-type="float">
            <text:p>280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8040" calcext:value-type="float">
            <text:p>2804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8050" calcext:value-type="float">
            <text:p>280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060" calcext:value-type="float">
            <text:p>2806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8070" calcext:value-type="float">
            <text:p>2807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8080" calcext:value-type="float">
            <text:p>2808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8090" calcext:value-type="float">
            <text:p>2809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8110" calcext:value-type="float">
            <text:p>281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8120" calcext:value-type="float">
            <text:p>281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130" calcext:value-type="float">
            <text:p>2813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8140" calcext:value-type="float">
            <text:p>2814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8150" calcext:value-type="float">
            <text:p>281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8160" calcext:value-type="float">
            <text:p>2816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8170" calcext:value-type="float">
            <text:p>2817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180" calcext:value-type="float">
            <text:p>281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8190" calcext:value-type="float">
            <text:p>2819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8210" calcext:value-type="float">
            <text:p>282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220" calcext:value-type="float">
            <text:p>282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230" calcext:value-type="float">
            <text:p>2823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8240" calcext:value-type="float">
            <text:p>2824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8250" calcext:value-type="float">
            <text:p>28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8260" calcext:value-type="float">
            <text:p>2826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8270" calcext:value-type="float">
            <text:p>2827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8280" calcext:value-type="float">
            <text:p>2828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8290" calcext:value-type="float">
            <text:p>2829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8310" calcext:value-type="float">
            <text:p>283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320" calcext:value-type="float">
            <text:p>2832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8330" calcext:value-type="float">
            <text:p>2833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8340" calcext:value-type="float">
            <text:p>2834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8350" calcext:value-type="float">
            <text:p>2835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8360" calcext:value-type="float">
            <text:p>2836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8370" calcext:value-type="float">
            <text:p>2837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8380" calcext:value-type="float">
            <text:p>2838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8390" calcext:value-type="float">
            <text:p>2839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8410" calcext:value-type="float">
            <text:p>284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8420" calcext:value-type="float">
            <text:p>284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430" calcext:value-type="float">
            <text:p>2843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8440" calcext:value-type="float">
            <text:p>2844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8450" calcext:value-type="float">
            <text:p>284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8460" calcext:value-type="float">
            <text:p>2846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470" calcext:value-type="float">
            <text:p>2847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480" calcext:value-type="float">
            <text:p>2848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8490" calcext:value-type="float">
            <text:p>2849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8510" calcext:value-type="float">
            <text:p>285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8520" calcext:value-type="float">
            <text:p>2852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8530" calcext:value-type="float">
            <text:p>2853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8540" calcext:value-type="float">
            <text:p>2854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8550" calcext:value-type="float">
            <text:p>285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560" calcext:value-type="float">
            <text:p>2856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8570" calcext:value-type="float">
            <text:p>285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8580" calcext:value-type="float">
            <text:p>285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8590" calcext:value-type="float">
            <text:p>2859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8610" calcext:value-type="float">
            <text:p>286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8620" calcext:value-type="float">
            <text:p>2862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8630" calcext:value-type="float">
            <text:p>2863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8640" calcext:value-type="float">
            <text:p>28640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28650" calcext:value-type="float">
            <text:p>286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660" calcext:value-type="float">
            <text:p>2866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670" calcext:value-type="float">
            <text:p>286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8680" calcext:value-type="float">
            <text:p>2868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8690" calcext:value-type="float">
            <text:p>2869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8720" calcext:value-type="float">
            <text:p>2872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730" calcext:value-type="float">
            <text:p>2873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8740" calcext:value-type="float">
            <text:p>287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8750" calcext:value-type="float">
            <text:p>2875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8760" calcext:value-type="float">
            <text:p>2876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8770" calcext:value-type="float">
            <text:p>2877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8780" calcext:value-type="float">
            <text:p>2878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8790" calcext:value-type="float">
            <text:p>2879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810" calcext:value-type="float">
            <text:p>2881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8820" calcext:value-type="float">
            <text:p>288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8830" calcext:value-type="float">
            <text:p>288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840" calcext:value-type="float">
            <text:p>2884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8850" calcext:value-type="float">
            <text:p>2885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8860" calcext:value-type="float">
            <text:p>2886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8870" calcext:value-type="float">
            <text:p>2887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8880" calcext:value-type="float">
            <text:p>2888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8890" calcext:value-type="float">
            <text:p>2889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910" calcext:value-type="float">
            <text:p>289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8920" calcext:value-type="float">
            <text:p>289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8930" calcext:value-type="float">
            <text:p>2893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8940" calcext:value-type="float">
            <text:p>2894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8950" calcext:value-type="float">
            <text:p>289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8960" calcext:value-type="float">
            <text:p>289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8970" calcext:value-type="float">
            <text:p>2897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980" calcext:value-type="float">
            <text:p>2898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8990" calcext:value-type="float">
            <text:p>2899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9010" calcext:value-type="float">
            <text:p>2901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9020" calcext:value-type="float">
            <text:p>290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9030" calcext:value-type="float">
            <text:p>2903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9040" calcext:value-type="float">
            <text:p>2904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9050" calcext:value-type="float">
            <text:p>2905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9060" calcext:value-type="float">
            <text:p>290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9070" calcext:value-type="float">
            <text:p>2907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9080" calcext:value-type="float">
            <text:p>290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9090" calcext:value-type="float">
            <text:p>2909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9110" calcext:value-type="float">
            <text:p>291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9120" calcext:value-type="float">
            <text:p>291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9130" calcext:value-type="float">
            <text:p>2913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9140" calcext:value-type="float">
            <text:p>2914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9150" calcext:value-type="float">
            <text:p>29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160" calcext:value-type="float">
            <text:p>2916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170" calcext:value-type="float">
            <text:p>2917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180" calcext:value-type="float">
            <text:p>291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9190" calcext:value-type="float">
            <text:p>2919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9210" calcext:value-type="float">
            <text:p>292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220" calcext:value-type="float">
            <text:p>2922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9230" calcext:value-type="float">
            <text:p>2923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9240" calcext:value-type="float">
            <text:p>2924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9250" calcext:value-type="float">
            <text:p>2925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9260" calcext:value-type="float">
            <text:p>2926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9270" calcext:value-type="float">
            <text:p>2927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9280" calcext:value-type="float">
            <text:p>2928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9290" calcext:value-type="float">
            <text:p>292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9320" calcext:value-type="float">
            <text:p>293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9330" calcext:value-type="float">
            <text:p>2933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9340" calcext:value-type="float">
            <text:p>2934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9350" calcext:value-type="float">
            <text:p>2935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9360" calcext:value-type="float">
            <text:p>2936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9370" calcext:value-type="float">
            <text:p>2937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9380" calcext:value-type="float">
            <text:p>2938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9390" calcext:value-type="float">
            <text:p>293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9420" calcext:value-type="float">
            <text:p>294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9430" calcext:value-type="float">
            <text:p>294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9440" calcext:value-type="float">
            <text:p>2944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9450" calcext:value-type="float">
            <text:p>2945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9460" calcext:value-type="float">
            <text:p>2946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470" calcext:value-type="float">
            <text:p>2947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9480" calcext:value-type="float">
            <text:p>294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9490" calcext:value-type="float">
            <text:p>2949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9510" calcext:value-type="float">
            <text:p>2951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9520" calcext:value-type="float">
            <text:p>2952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9530" calcext:value-type="float">
            <text:p>2953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9540" calcext:value-type="float">
            <text:p>295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9550" calcext:value-type="float">
            <text:p>2955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9560" calcext:value-type="float">
            <text:p>2956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9570" calcext:value-type="float">
            <text:p>295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9580" calcext:value-type="float">
            <text:p>2958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9590" calcext:value-type="float">
            <text:p>2959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9610" calcext:value-type="float">
            <text:p>2961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9620" calcext:value-type="float">
            <text:p>296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9630" calcext:value-type="float">
            <text:p>2963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9640" calcext:value-type="float">
            <text:p>2964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9650" calcext:value-type="float">
            <text:p>296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9660" calcext:value-type="float">
            <text:p>2966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9670" calcext:value-type="float">
            <text:p>296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680" calcext:value-type="float">
            <text:p>2968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9690" calcext:value-type="float">
            <text:p>2969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9710" calcext:value-type="float">
            <text:p>2971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9720" calcext:value-type="float">
            <text:p>297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730" calcext:value-type="float">
            <text:p>2973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9740" calcext:value-type="float">
            <text:p>2974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9760" calcext:value-type="float">
            <text:p>297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9770" calcext:value-type="float">
            <text:p>29770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29780" calcext:value-type="float">
            <text:p>297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9790" calcext:value-type="float">
            <text:p>297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9810" calcext:value-type="float">
            <text:p>298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9820" calcext:value-type="float">
            <text:p>2982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830" calcext:value-type="float">
            <text:p>298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9840" calcext:value-type="float">
            <text:p>298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850" calcext:value-type="float">
            <text:p>2985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9860" calcext:value-type="float">
            <text:p>2986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9870" calcext:value-type="float">
            <text:p>2987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9880" calcext:value-type="float">
            <text:p>2988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9890" calcext:value-type="float">
            <text:p>2989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9910" calcext:value-type="float">
            <text:p>2991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9920" calcext:value-type="float">
            <text:p>299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9930" calcext:value-type="float">
            <text:p>299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9940" calcext:value-type="float">
            <text:p>2994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9950" calcext:value-type="float">
            <text:p>2995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9960" calcext:value-type="float">
            <text:p>2996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9970" calcext:value-type="float">
            <text:p>2997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9980" calcext:value-type="float">
            <text:p>299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9990" calcext:value-type="float">
            <text:p>2999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0020" calcext:value-type="float">
            <text:p>3002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0030" calcext:value-type="float">
            <text:p>3003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040" calcext:value-type="float">
            <text:p>3004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050" calcext:value-type="float">
            <text:p>3005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060" calcext:value-type="float">
            <text:p>300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0070" calcext:value-type="float">
            <text:p>3007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080" calcext:value-type="float">
            <text:p>300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0120" calcext:value-type="float">
            <text:p>3012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0150" calcext:value-type="float">
            <text:p>3015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0160" calcext:value-type="float">
            <text:p>3016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0170" calcext:value-type="float">
            <text:p>3017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180" calcext:value-type="float">
            <text:p>3018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0190" calcext:value-type="float">
            <text:p>3019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0210" calcext:value-type="float">
            <text:p>3021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0220" calcext:value-type="float">
            <text:p>302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0230" calcext:value-type="float">
            <text:p>3023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0240" calcext:value-type="float">
            <text:p>3024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0250" calcext:value-type="float">
            <text:p>3025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260" calcext:value-type="float">
            <text:p>3026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270" calcext:value-type="float">
            <text:p>3027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0280" calcext:value-type="float">
            <text:p>3028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290" calcext:value-type="float">
            <text:p>3029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0310" calcext:value-type="float">
            <text:p>3031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0320" calcext:value-type="float">
            <text:p>303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0330" calcext:value-type="float">
            <text:p>303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340" calcext:value-type="float">
            <text:p>3034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0350" calcext:value-type="float">
            <text:p>303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360" calcext:value-type="float">
            <text:p>3036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370" calcext:value-type="float">
            <text:p>3037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0380" calcext:value-type="float">
            <text:p>3038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390" calcext:value-type="float">
            <text:p>3039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0410" calcext:value-type="float">
            <text:p>304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420" calcext:value-type="float">
            <text:p>304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0430" calcext:value-type="float">
            <text:p>3043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440" calcext:value-type="float">
            <text:p>304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0460" calcext:value-type="float">
            <text:p>3046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0470" calcext:value-type="float">
            <text:p>3047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480" calcext:value-type="float">
            <text:p>3048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0490" calcext:value-type="float">
            <text:p>3049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520" calcext:value-type="float">
            <text:p>3052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0530" calcext:value-type="float">
            <text:p>3053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0540" calcext:value-type="float">
            <text:p>3054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550" calcext:value-type="float">
            <text:p>3055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560" calcext:value-type="float">
            <text:p>305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570" calcext:value-type="float">
            <text:p>3057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580" calcext:value-type="float">
            <text:p>3058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590" calcext:value-type="float">
            <text:p>3059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610" calcext:value-type="float">
            <text:p>306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0620" calcext:value-type="float">
            <text:p>3062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0630" calcext:value-type="float">
            <text:p>3063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640" calcext:value-type="float">
            <text:p>3064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650" calcext:value-type="float">
            <text:p>306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660" calcext:value-type="float">
            <text:p>3066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0670" calcext:value-type="float">
            <text:p>3067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680" calcext:value-type="float">
            <text:p>306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690" calcext:value-type="float">
            <text:p>3069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0730" calcext:value-type="float">
            <text:p>3073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0740" calcext:value-type="float">
            <text:p>3074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750" calcext:value-type="float">
            <text:p>3075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0760" calcext:value-type="float">
            <text:p>3076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0770" calcext:value-type="float">
            <text:p>3077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780" calcext:value-type="float">
            <text:p>3078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0790" calcext:value-type="float">
            <text:p>3079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810" calcext:value-type="float">
            <text:p>308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820" calcext:value-type="float">
            <text:p>3082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0830" calcext:value-type="float">
            <text:p>3083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0840" calcext:value-type="float">
            <text:p>3084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0850" calcext:value-type="float">
            <text:p>3085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0860" calcext:value-type="float">
            <text:p>308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870" calcext:value-type="float">
            <text:p>308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880" calcext:value-type="float">
            <text:p>308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890" calcext:value-type="float">
            <text:p>3089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920" calcext:value-type="float">
            <text:p>3092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0930" calcext:value-type="float">
            <text:p>3093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0940" calcext:value-type="float">
            <text:p>3094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0950" calcext:value-type="float">
            <text:p>309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960" calcext:value-type="float">
            <text:p>3096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970" calcext:value-type="float">
            <text:p>3097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0980" calcext:value-type="float">
            <text:p>3098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0990" calcext:value-type="float">
            <text:p>3099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020" calcext:value-type="float">
            <text:p>3102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030" calcext:value-type="float">
            <text:p>310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040" calcext:value-type="float">
            <text:p>3104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1050" calcext:value-type="float">
            <text:p>3105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060" calcext:value-type="float">
            <text:p>3106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070" calcext:value-type="float">
            <text:p>3107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080" calcext:value-type="float">
            <text:p>310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1090" calcext:value-type="float">
            <text:p>3109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1120" calcext:value-type="float">
            <text:p>311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1130" calcext:value-type="float">
            <text:p>31130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1140" calcext:value-type="float">
            <text:p>31140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31150" calcext:value-type="float">
            <text:p>3115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1160" calcext:value-type="float">
            <text:p>3116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1170" calcext:value-type="float">
            <text:p>3117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1180" calcext:value-type="float">
            <text:p>311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190" calcext:value-type="float">
            <text:p>3119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220" calcext:value-type="float">
            <text:p>312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1230" calcext:value-type="float">
            <text:p>3123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1240" calcext:value-type="float">
            <text:p>3124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1250" calcext:value-type="float">
            <text:p>3125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1260" calcext:value-type="float">
            <text:p>3126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270" calcext:value-type="float">
            <text:p>312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1280" calcext:value-type="float">
            <text:p>3128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290" calcext:value-type="float">
            <text:p>312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1320" calcext:value-type="float">
            <text:p>3132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1330" calcext:value-type="float">
            <text:p>3133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340" calcext:value-type="float">
            <text:p>313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1350" calcext:value-type="float">
            <text:p>3135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1360" calcext:value-type="float">
            <text:p>3136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1370" calcext:value-type="float">
            <text:p>3137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380" calcext:value-type="float">
            <text:p>313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1390" calcext:value-type="float">
            <text:p>313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410" calcext:value-type="float">
            <text:p>314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1420" calcext:value-type="float">
            <text:p>314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1430" calcext:value-type="float">
            <text:p>3143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1440" calcext:value-type="float">
            <text:p>3144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31450" calcext:value-type="float">
            <text:p>314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1460" calcext:value-type="float">
            <text:p>3146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470" calcext:value-type="float">
            <text:p>314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480" calcext:value-type="float">
            <text:p>3148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1490" calcext:value-type="float">
            <text:p>3149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510" calcext:value-type="float">
            <text:p>3151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1520" calcext:value-type="float">
            <text:p>3152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530" calcext:value-type="float">
            <text:p>3153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1540" calcext:value-type="float">
            <text:p>315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1550" calcext:value-type="float">
            <text:p>3155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560" calcext:value-type="float">
            <text:p>3156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1570" calcext:value-type="float">
            <text:p>3157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1580" calcext:value-type="float">
            <text:p>3158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590" calcext:value-type="float">
            <text:p>3159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1610" calcext:value-type="float">
            <text:p>316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620" calcext:value-type="float">
            <text:p>316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1630" calcext:value-type="float">
            <text:p>3163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1640" calcext:value-type="float">
            <text:p>3164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1650" calcext:value-type="float">
            <text:p>316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1660" calcext:value-type="float">
            <text:p>3166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670" calcext:value-type="float">
            <text:p>316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680" calcext:value-type="float">
            <text:p>3168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1690" calcext:value-type="float">
            <text:p>3169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1700" calcext:value-type="float">
            <text:p>317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710" calcext:value-type="float">
            <text:p>317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720" calcext:value-type="float">
            <text:p>3172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730" calcext:value-type="float">
            <text:p>3173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740" calcext:value-type="float">
            <text:p>3174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1750" calcext:value-type="float">
            <text:p>317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1760" calcext:value-type="float">
            <text:p>3176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770" calcext:value-type="float">
            <text:p>3177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780" calcext:value-type="float">
            <text:p>317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1790" calcext:value-type="float">
            <text:p>3179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1810" calcext:value-type="float">
            <text:p>3181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1820" calcext:value-type="float">
            <text:p>3182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830" calcext:value-type="float">
            <text:p>3183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840" calcext:value-type="float">
            <text:p>3184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1850" calcext:value-type="float">
            <text:p>3185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1860" calcext:value-type="float">
            <text:p>3186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1870" calcext:value-type="float">
            <text:p>3187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1880" calcext:value-type="float">
            <text:p>3188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1890" calcext:value-type="float">
            <text:p>3189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1900" calcext:value-type="float">
            <text:p>319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910" calcext:value-type="float">
            <text:p>3191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1920" calcext:value-type="float">
            <text:p>319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1930" calcext:value-type="float">
            <text:p>3193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1940" calcext:value-type="float">
            <text:p>3194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1950" calcext:value-type="float">
            <text:p>3195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1960" calcext:value-type="float">
            <text:p>3196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970" calcext:value-type="float">
            <text:p>319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980" calcext:value-type="float">
            <text:p>319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1990" calcext:value-type="float">
            <text:p>3199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2020" calcext:value-type="float">
            <text:p>3202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2030" calcext:value-type="float">
            <text:p>320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2040" calcext:value-type="float">
            <text:p>320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050" calcext:value-type="float">
            <text:p>320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2060" calcext:value-type="float">
            <text:p>320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2070" calcext:value-type="float">
            <text:p>3207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2080" calcext:value-type="float">
            <text:p>3208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2090" calcext:value-type="float">
            <text:p>3209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2120" calcext:value-type="float">
            <text:p>32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130" calcext:value-type="float">
            <text:p>3213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2140" calcext:value-type="float">
            <text:p>3214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2150" calcext:value-type="float">
            <text:p>3215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2160" calcext:value-type="float">
            <text:p>3216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2170" calcext:value-type="float">
            <text:p>3217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180" calcext:value-type="float">
            <text:p>3218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2190" calcext:value-type="float">
            <text:p>3219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32220" calcext:value-type="float">
            <text:p>3222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2230" calcext:value-type="float">
            <text:p>322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2240" calcext:value-type="float">
            <text:p>3224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250" calcext:value-type="float">
            <text:p>322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2260" calcext:value-type="float">
            <text:p>3226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2270" calcext:value-type="float">
            <text:p>3227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2280" calcext:value-type="float">
            <text:p>322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290" calcext:value-type="float">
            <text:p>322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310" calcext:value-type="float">
            <text:p>323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2320" calcext:value-type="float">
            <text:p>3232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330" calcext:value-type="float">
            <text:p>3233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2340" calcext:value-type="float">
            <text:p>323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350" calcext:value-type="float">
            <text:p>3235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2360" calcext:value-type="float">
            <text:p>3236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2370" calcext:value-type="float">
            <text:p>323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2380" calcext:value-type="float">
            <text:p>323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390" calcext:value-type="float">
            <text:p>323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410" calcext:value-type="float">
            <text:p>324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420" calcext:value-type="float">
            <text:p>324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430" calcext:value-type="float">
            <text:p>3243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2440" calcext:value-type="float">
            <text:p>324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450" calcext:value-type="float">
            <text:p>3245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460" calcext:value-type="float">
            <text:p>3246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2470" calcext:value-type="float">
            <text:p>3247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480" calcext:value-type="float">
            <text:p>3248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2490" calcext:value-type="float">
            <text:p>3249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510" calcext:value-type="float">
            <text:p>325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520" calcext:value-type="float">
            <text:p>325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2530" calcext:value-type="float">
            <text:p>325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2540" calcext:value-type="float">
            <text:p>3254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2550" calcext:value-type="float">
            <text:p>3255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2560" calcext:value-type="float">
            <text:p>3256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2570" calcext:value-type="float">
            <text:p>325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580" calcext:value-type="float">
            <text:p>3258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2590" calcext:value-type="float">
            <text:p>3259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2610" calcext:value-type="float">
            <text:p>326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620" calcext:value-type="float">
            <text:p>3262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630" calcext:value-type="float">
            <text:p>326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2640" calcext:value-type="float">
            <text:p>326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2650" calcext:value-type="float">
            <text:p>326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2670" calcext:value-type="float">
            <text:p>3267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680" calcext:value-type="float">
            <text:p>32680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32690" calcext:value-type="float">
            <text:p>32690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2720" calcext:value-type="float">
            <text:p>327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730" calcext:value-type="float">
            <text:p>3273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2740" calcext:value-type="float">
            <text:p>327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750" calcext:value-type="float">
            <text:p>327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760" calcext:value-type="float">
            <text:p>3276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770" calcext:value-type="float">
            <text:p>3277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2780" calcext:value-type="float">
            <text:p>327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790" calcext:value-type="float">
            <text:p>3279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2810" calcext:value-type="float">
            <text:p>328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2820" calcext:value-type="float">
            <text:p>3282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2830" calcext:value-type="float">
            <text:p>328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2840" calcext:value-type="float">
            <text:p>328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850" calcext:value-type="float">
            <text:p>3285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2860" calcext:value-type="float">
            <text:p>328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870" calcext:value-type="float">
            <text:p>3287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2880" calcext:value-type="float">
            <text:p>3288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2890" calcext:value-type="float">
            <text:p>3289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2910" calcext:value-type="float">
            <text:p>3291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920" calcext:value-type="float">
            <text:p>329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2930" calcext:value-type="float">
            <text:p>329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940" calcext:value-type="float">
            <text:p>3294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2950" calcext:value-type="float">
            <text:p>3295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2960" calcext:value-type="float">
            <text:p>3296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2970" calcext:value-type="float">
            <text:p>329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980" calcext:value-type="float">
            <text:p>3298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2990" calcext:value-type="float">
            <text:p>3299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3020" calcext:value-type="float">
            <text:p>330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030" calcext:value-type="float">
            <text:p>3303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3040" calcext:value-type="float">
            <text:p>330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050" calcext:value-type="float">
            <text:p>3305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3060" calcext:value-type="float">
            <text:p>330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070" calcext:value-type="float">
            <text:p>3307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3080" calcext:value-type="float">
            <text:p>3308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3090" calcext:value-type="float">
            <text:p>3309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110" calcext:value-type="float">
            <text:p>331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3120" calcext:value-type="float">
            <text:p>3312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3130" calcext:value-type="float">
            <text:p>3313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3140" calcext:value-type="float">
            <text:p>331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150" calcext:value-type="float">
            <text:p>3315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3160" calcext:value-type="float">
            <text:p>331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170" calcext:value-type="float">
            <text:p>3317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3180" calcext:value-type="float">
            <text:p>33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3190" calcext:value-type="float">
            <text:p>3319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3220" calcext:value-type="float">
            <text:p>3322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230" calcext:value-type="float">
            <text:p>3323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240" calcext:value-type="float">
            <text:p>3324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250" calcext:value-type="float">
            <text:p>3325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260" calcext:value-type="float">
            <text:p>332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270" calcext:value-type="float">
            <text:p>3327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3290" calcext:value-type="float">
            <text:p>3329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3320" calcext:value-type="float">
            <text:p>333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3330" calcext:value-type="float">
            <text:p>3333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340" calcext:value-type="float">
            <text:p>3334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350" calcext:value-type="float">
            <text:p>333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360" calcext:value-type="float">
            <text:p>3336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370" calcext:value-type="float">
            <text:p>3337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3380" calcext:value-type="float">
            <text:p>3338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3390" calcext:value-type="float">
            <text:p>333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410" calcext:value-type="float">
            <text:p>3341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3420" calcext:value-type="float">
            <text:p>334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3430" calcext:value-type="float">
            <text:p>3343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3440" calcext:value-type="float">
            <text:p>3344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3450" calcext:value-type="float">
            <text:p>33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3460" calcext:value-type="float">
            <text:p>3346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3470" calcext:value-type="float">
            <text:p>3347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3480" calcext:value-type="float">
            <text:p>334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490" calcext:value-type="float">
            <text:p>3349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3510" calcext:value-type="float">
            <text:p>3351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3520" calcext:value-type="float">
            <text:p>3352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530" calcext:value-type="float">
            <text:p>3353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540" calcext:value-type="float">
            <text:p>3354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3550" calcext:value-type="float">
            <text:p>3355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3560" calcext:value-type="float">
            <text:p>3356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3570" calcext:value-type="float">
            <text:p>3357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580" calcext:value-type="float">
            <text:p>3358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590" calcext:value-type="float">
            <text:p>3359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610" calcext:value-type="float">
            <text:p>336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620" calcext:value-type="float">
            <text:p>3362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3630" calcext:value-type="float">
            <text:p>3363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3640" calcext:value-type="float">
            <text:p>3364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3650" calcext:value-type="float">
            <text:p>336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0" calcext:value-type="float">
            <text:p>336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3670" calcext:value-type="float">
            <text:p>3367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3690" calcext:value-type="float">
            <text:p>3369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720" calcext:value-type="float">
            <text:p>3372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730" calcext:value-type="float">
            <text:p>3373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740" calcext:value-type="float">
            <text:p>3374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3750" calcext:value-type="float">
            <text:p>3375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3760" calcext:value-type="float">
            <text:p>3376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770" calcext:value-type="float">
            <text:p>3377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780" calcext:value-type="float">
            <text:p>3378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3790" calcext:value-type="float">
            <text:p>3379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810" calcext:value-type="float">
            <text:p>3381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3820" calcext:value-type="float">
            <text:p>3382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3830" calcext:value-type="float">
            <text:p>338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840" calcext:value-type="float">
            <text:p>3384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850" calcext:value-type="float">
            <text:p>3385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3860" calcext:value-type="float">
            <text:p>3386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3870" calcext:value-type="float">
            <text:p>3387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3880" calcext:value-type="float">
            <text:p>3388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3890" calcext:value-type="float">
            <text:p>3389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910" calcext:value-type="float">
            <text:p>339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920" calcext:value-type="float">
            <text:p>339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930" calcext:value-type="float">
            <text:p>3393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940" calcext:value-type="float">
            <text:p>339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950" calcext:value-type="float">
            <text:p>3395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960" calcext:value-type="float">
            <text:p>3396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3970" calcext:value-type="float">
            <text:p>339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980" calcext:value-type="float">
            <text:p>3398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3990" calcext:value-type="float">
            <text:p>3399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010" calcext:value-type="float">
            <text:p>340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4020" calcext:value-type="float">
            <text:p>3402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4030" calcext:value-type="float">
            <text:p>3403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4040" calcext:value-type="float">
            <text:p>3404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050" calcext:value-type="float">
            <text:p>3405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4060" calcext:value-type="float">
            <text:p>3406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4070" calcext:value-type="float">
            <text:p>340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4080" calcext:value-type="float">
            <text:p>340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090" calcext:value-type="float">
            <text:p>3409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4110" calcext:value-type="float">
            <text:p>3411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4120" calcext:value-type="float">
            <text:p>341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4130" calcext:value-type="float">
            <text:p>341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4140" calcext:value-type="float">
            <text:p>34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150" calcext:value-type="float">
            <text:p>3415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4160" calcext:value-type="float">
            <text:p>3416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4170" calcext:value-type="float">
            <text:p>3417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4180" calcext:value-type="float">
            <text:p>341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190" calcext:value-type="float">
            <text:p>3419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220" calcext:value-type="float">
            <text:p>3422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4230" calcext:value-type="float">
            <text:p>3423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240" calcext:value-type="float">
            <text:p>342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4250" calcext:value-type="float">
            <text:p>3425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4260" calcext:value-type="float">
            <text:p>3426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270" calcext:value-type="float">
            <text:p>3427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4280" calcext:value-type="float">
            <text:p>342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4290" calcext:value-type="float">
            <text:p>3429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4310" calcext:value-type="float">
            <text:p>3431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4320" calcext:value-type="float">
            <text:p>343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4330" calcext:value-type="float">
            <text:p>3433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4340" calcext:value-type="float">
            <text:p>3434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4350" calcext:value-type="float">
            <text:p>34350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34360" calcext:value-type="float">
            <text:p>3436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4370" calcext:value-type="float">
            <text:p>3437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380" calcext:value-type="float">
            <text:p>343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4390" calcext:value-type="float">
            <text:p>3439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410" calcext:value-type="float">
            <text:p>3441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4420" calcext:value-type="float">
            <text:p>344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4430" calcext:value-type="float">
            <text:p>344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440" calcext:value-type="float">
            <text:p>3444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450" calcext:value-type="float">
            <text:p>344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4460" calcext:value-type="float">
            <text:p>3446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4470" calcext:value-type="float">
            <text:p>344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4480" calcext:value-type="float">
            <text:p>3448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4490" calcext:value-type="float">
            <text:p>3449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4520" calcext:value-type="float">
            <text:p>345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530" calcext:value-type="float">
            <text:p>345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4540" calcext:value-type="float">
            <text:p>3454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4560" calcext:value-type="float">
            <text:p>345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570" calcext:value-type="float">
            <text:p>3457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4580" calcext:value-type="float">
            <text:p>345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4590" calcext:value-type="float">
            <text:p>3459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4610" calcext:value-type="float">
            <text:p>346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620" calcext:value-type="float">
            <text:p>3462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630" calcext:value-type="float">
            <text:p>346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4640" calcext:value-type="float">
            <text:p>3464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650" calcext:value-type="float">
            <text:p>3465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4660" calcext:value-type="float">
            <text:p>3466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670" calcext:value-type="float">
            <text:p>3467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4680" calcext:value-type="float">
            <text:p>3468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4690" calcext:value-type="float">
            <text:p>346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4700" calcext:value-type="float">
            <text:p>347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4710" calcext:value-type="float">
            <text:p>347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4720" calcext:value-type="float">
            <text:p>3472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4730" calcext:value-type="float">
            <text:p>3473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740" calcext:value-type="float">
            <text:p>347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4750" calcext:value-type="float">
            <text:p>3475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4760" calcext:value-type="float">
            <text:p>3476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4770" calcext:value-type="float">
            <text:p>3477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4780" calcext:value-type="float">
            <text:p>347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4790" calcext:value-type="float">
            <text:p>3479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4810" calcext:value-type="float">
            <text:p>3481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4820" calcext:value-type="float">
            <text:p>3482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4830" calcext:value-type="float">
            <text:p>3483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840" calcext:value-type="float">
            <text:p>3484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4850" calcext:value-type="float">
            <text:p>3485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4860" calcext:value-type="float">
            <text:p>3486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4870" calcext:value-type="float">
            <text:p>3487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4880" calcext:value-type="float">
            <text:p>348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890" calcext:value-type="float">
            <text:p>3489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4900" calcext:value-type="float">
            <text:p>349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4910" calcext:value-type="float">
            <text:p>3491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4920" calcext:value-type="float">
            <text:p>3492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4930" calcext:value-type="float">
            <text:p>3493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4940" calcext:value-type="float">
            <text:p>3494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950" calcext:value-type="float">
            <text:p>349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4960" calcext:value-type="float">
            <text:p>3496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4970" calcext:value-type="float">
            <text:p>3497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4980" calcext:value-type="float">
            <text:p>3498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990" calcext:value-type="float">
            <text:p>3499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5020" calcext:value-type="float">
            <text:p>3502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5030" calcext:value-type="float">
            <text:p>3503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5040" calcext:value-type="float">
            <text:p>350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5050" calcext:value-type="float">
            <text:p>3505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5060" calcext:value-type="float">
            <text:p>3506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5070" calcext:value-type="float">
            <text:p>350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5080" calcext:value-type="float">
            <text:p>3508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090" calcext:value-type="float">
            <text:p>3509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5110" calcext:value-type="float">
            <text:p>3511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5120" calcext:value-type="float">
            <text:p>351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5130" calcext:value-type="float">
            <text:p>351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5140" calcext:value-type="float">
            <text:p>3514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5150" calcext:value-type="float">
            <text:p>3515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5160" calcext:value-type="float">
            <text:p>3516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5170" calcext:value-type="float">
            <text:p>3517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5180" calcext:value-type="float">
            <text:p>351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190" calcext:value-type="float">
            <text:p>3519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5210" calcext:value-type="float">
            <text:p>352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5220" calcext:value-type="float">
            <text:p>3522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230" calcext:value-type="float">
            <text:p>3523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5240" calcext:value-type="float">
            <text:p>352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250" calcext:value-type="float">
            <text:p>352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5260" calcext:value-type="float">
            <text:p>3526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270" calcext:value-type="float">
            <text:p>3527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5280" calcext:value-type="float">
            <text:p>3528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5290" calcext:value-type="float">
            <text:p>3529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5300" calcext:value-type="float">
            <text:p>3530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5310" calcext:value-type="float">
            <text:p>353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320" calcext:value-type="float">
            <text:p>3532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5330" calcext:value-type="float">
            <text:p>353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340" calcext:value-type="float">
            <text:p>3534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5350" calcext:value-type="float">
            <text:p>3535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5360" calcext:value-type="float">
            <text:p>3536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5370" calcext:value-type="float">
            <text:p>3537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5380" calcext:value-type="float">
            <text:p>3538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5390" calcext:value-type="float">
            <text:p>3539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5420" calcext:value-type="float">
            <text:p>3542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430" calcext:value-type="float">
            <text:p>3543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5440" calcext:value-type="float">
            <text:p>354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450" calcext:value-type="float">
            <text:p>3545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5460" calcext:value-type="float">
            <text:p>354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470" calcext:value-type="float">
            <text:p>3547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5490" calcext:value-type="float">
            <text:p>3549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510" calcext:value-type="float">
            <text:p>3551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520" calcext:value-type="float">
            <text:p>3552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5530" calcext:value-type="float">
            <text:p>3553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5540" calcext:value-type="float">
            <text:p>355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550" calcext:value-type="float">
            <text:p>3555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5560" calcext:value-type="float">
            <text:p>3556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5570" calcext:value-type="float">
            <text:p>3557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5580" calcext:value-type="float">
            <text:p>3558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5590" calcext:value-type="float">
            <text:p>3559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620" calcext:value-type="float">
            <text:p>3562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630" calcext:value-type="float">
            <text:p>3563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5640" calcext:value-type="float">
            <text:p>3564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5650" calcext:value-type="float">
            <text:p>3565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5660" calcext:value-type="float">
            <text:p>356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5670" calcext:value-type="float">
            <text:p>3567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5680" calcext:value-type="float">
            <text:p>3568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35690" calcext:value-type="float">
            <text:p>3569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710" calcext:value-type="float">
            <text:p>3571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5730" calcext:value-type="float">
            <text:p>3573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5740" calcext:value-type="float">
            <text:p>3574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5750" calcext:value-type="float">
            <text:p>3575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760" calcext:value-type="float">
            <text:p>3576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5770" calcext:value-type="float">
            <text:p>3577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5780" calcext:value-type="float">
            <text:p>35780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35790" calcext:value-type="float">
            <text:p>3579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5810" calcext:value-type="float">
            <text:p>3581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5820" calcext:value-type="float">
            <text:p>3582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5830" calcext:value-type="float">
            <text:p>3583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5840" calcext:value-type="float">
            <text:p>3584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5850" calcext:value-type="float">
            <text:p>3585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5860" calcext:value-type="float">
            <text:p>3586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5870" calcext:value-type="float">
            <text:p>358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5890" calcext:value-type="float">
            <text:p>3589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5910" calcext:value-type="float">
            <text:p>35910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5920" calcext:value-type="float">
            <text:p>359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5930" calcext:value-type="float">
            <text:p>3593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5940" calcext:value-type="float">
            <text:p>3594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5950" calcext:value-type="float">
            <text:p>359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5960" calcext:value-type="float">
            <text:p>3596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5970" calcext:value-type="float">
            <text:p>3597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5980" calcext:value-type="float">
            <text:p>3598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5990" calcext:value-type="float">
            <text:p>359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6020" calcext:value-type="float">
            <text:p>360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6030" calcext:value-type="float">
            <text:p>3603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040" calcext:value-type="float">
            <text:p>360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6050" calcext:value-type="float">
            <text:p>3605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060" calcext:value-type="float">
            <text:p>3606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6070" calcext:value-type="float">
            <text:p>3607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080" calcext:value-type="float">
            <text:p>3608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6090" calcext:value-type="float">
            <text:p>3609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6110" calcext:value-type="float">
            <text:p>3611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6120" calcext:value-type="float">
            <text:p>3612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6130" calcext:value-type="float">
            <text:p>3613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6140" calcext:value-type="float">
            <text:p>3614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150" calcext:value-type="float">
            <text:p>3615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160" calcext:value-type="float">
            <text:p>3616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6170" calcext:value-type="float">
            <text:p>3617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6180" calcext:value-type="float">
            <text:p>3618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6190" calcext:value-type="float">
            <text:p>3619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210" calcext:value-type="float">
            <text:p>3621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6220" calcext:value-type="float">
            <text:p>3622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6230" calcext:value-type="float">
            <text:p>3623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6240" calcext:value-type="float">
            <text:p>3624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6250" calcext:value-type="float">
            <text:p>362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6260" calcext:value-type="float">
            <text:p>3626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6270" calcext:value-type="float">
            <text:p>3627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6280" calcext:value-type="float">
            <text:p>362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6290" calcext:value-type="float">
            <text:p>3629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6310" calcext:value-type="float">
            <text:p>3631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6320" calcext:value-type="float">
            <text:p>3632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6330" calcext:value-type="float">
            <text:p>3633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6340" calcext:value-type="float">
            <text:p>3634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6350" calcext:value-type="float">
            <text:p>3635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6360" calcext:value-type="float">
            <text:p>3636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6370" calcext:value-type="float">
            <text:p>3637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6380" calcext:value-type="float">
            <text:p>3638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6390" calcext:value-type="float">
            <text:p>3639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6410" calcext:value-type="float">
            <text:p>3641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6420" calcext:value-type="float">
            <text:p>3642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6430" calcext:value-type="float">
            <text:p>3643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6440" calcext:value-type="float">
            <text:p>3644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6450" calcext:value-type="float">
            <text:p>3645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6460" calcext:value-type="float">
            <text:p>364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6470" calcext:value-type="float">
            <text:p>3647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6480" calcext:value-type="float">
            <text:p>3648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490" calcext:value-type="float">
            <text:p>3649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6510" calcext:value-type="float">
            <text:p>3651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6520" calcext:value-type="float">
            <text:p>3652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6530" calcext:value-type="float">
            <text:p>3653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6540" calcext:value-type="float">
            <text:p>365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6550" calcext:value-type="float">
            <text:p>3655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6560" calcext:value-type="float">
            <text:p>365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6570" calcext:value-type="float">
            <text:p>3657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6580" calcext:value-type="float">
            <text:p>3658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6590" calcext:value-type="float">
            <text:p>3659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6610" calcext:value-type="float">
            <text:p>3661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6620" calcext:value-type="float">
            <text:p>3662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6630" calcext:value-type="float">
            <text:p>3663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6640" calcext:value-type="float">
            <text:p>3664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6650" calcext:value-type="float">
            <text:p>3665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6660" calcext:value-type="float">
            <text:p>3666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6670" calcext:value-type="float">
            <text:p>3667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6680" calcext:value-type="float">
            <text:p>3668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6690" calcext:value-type="float">
            <text:p>3669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6710" calcext:value-type="float">
            <text:p>367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6720" calcext:value-type="float">
            <text:p>3672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730" calcext:value-type="float">
            <text:p>3673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6740" calcext:value-type="float">
            <text:p>3674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6750" calcext:value-type="float">
            <text:p>3675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6760" calcext:value-type="float">
            <text:p>3676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6770" calcext:value-type="float">
            <text:p>3677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6780" calcext:value-type="float">
            <text:p>3678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6790" calcext:value-type="float">
            <text:p>3679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6810" calcext:value-type="float">
            <text:p>3681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6820" calcext:value-type="float">
            <text:p>3682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830" calcext:value-type="float">
            <text:p>3683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6840" calcext:value-type="float">
            <text:p>368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6850" calcext:value-type="float">
            <text:p>3685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860" calcext:value-type="float">
            <text:p>3686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6870" calcext:value-type="float">
            <text:p>3687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880" calcext:value-type="float">
            <text:p>3688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6890" calcext:value-type="float">
            <text:p>3689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6900" calcext:value-type="float">
            <text:p>369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6910" calcext:value-type="float">
            <text:p>3691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920" calcext:value-type="float">
            <text:p>3692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6930" calcext:value-type="float">
            <text:p>3693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6940" calcext:value-type="float">
            <text:p>3694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6950" calcext:value-type="float">
            <text:p>3695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6960" calcext:value-type="float">
            <text:p>3696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970" calcext:value-type="float">
            <text:p>3697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6980" calcext:value-type="float">
            <text:p>369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6990" calcext:value-type="float">
            <text:p>3699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7010" calcext:value-type="float">
            <text:p>3701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7020" calcext:value-type="float">
            <text:p>370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7030" calcext:value-type="float">
            <text:p>370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7040" calcext:value-type="float">
            <text:p>3704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7050" calcext:value-type="float">
            <text:p>3705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7060" calcext:value-type="float">
            <text:p>3706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7070" calcext:value-type="float">
            <text:p>3707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7080" calcext:value-type="float">
            <text:p>3708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7090" calcext:value-type="float">
            <text:p>3709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7110" calcext:value-type="float">
            <text:p>371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120" calcext:value-type="float">
            <text:p>3712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7130" calcext:value-type="float">
            <text:p>3713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7140" calcext:value-type="float">
            <text:p>3714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7150" calcext:value-type="float">
            <text:p>371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7160" calcext:value-type="float">
            <text:p>3716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7170" calcext:value-type="float">
            <text:p>3717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180" calcext:value-type="float">
            <text:p>3718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7190" calcext:value-type="float">
            <text:p>3719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7210" calcext:value-type="float">
            <text:p>372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7220" calcext:value-type="float">
            <text:p>3722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7230" calcext:value-type="float">
            <text:p>3723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7240" calcext:value-type="float">
            <text:p>3724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7250" calcext:value-type="float">
            <text:p>372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7260" calcext:value-type="float">
            <text:p>3726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7270" calcext:value-type="float">
            <text:p>3727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7280" calcext:value-type="float">
            <text:p>3728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7290" calcext:value-type="float">
            <text:p>3729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7310" calcext:value-type="float">
            <text:p>3731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7320" calcext:value-type="float">
            <text:p>3732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7330" calcext:value-type="float">
            <text:p>3733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7340" calcext:value-type="float">
            <text:p>373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7350" calcext:value-type="float">
            <text:p>3735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7360" calcext:value-type="float">
            <text:p>3736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7370" calcext:value-type="float">
            <text:p>3737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7380" calcext:value-type="float">
            <text:p>3738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7390" calcext:value-type="float">
            <text:p>3739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7410" calcext:value-type="float">
            <text:p>3741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7420" calcext:value-type="float">
            <text:p>3742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7430" calcext:value-type="float">
            <text:p>3743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7440" calcext:value-type="float">
            <text:p>3744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7450" calcext:value-type="float">
            <text:p>3745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7460" calcext:value-type="float">
            <text:p>3746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7470" calcext:value-type="float">
            <text:p>3747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480" calcext:value-type="float">
            <text:p>3748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7490" calcext:value-type="float">
            <text:p>3749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7510" calcext:value-type="float">
            <text:p>375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7520" calcext:value-type="float">
            <text:p>3752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7530" calcext:value-type="float">
            <text:p>3753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7540" calcext:value-type="float">
            <text:p>375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7550" calcext:value-type="float">
            <text:p>3755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7560" calcext:value-type="float">
            <text:p>3756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7570" calcext:value-type="float">
            <text:p>3757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7580" calcext:value-type="float">
            <text:p>3758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7590" calcext:value-type="float">
            <text:p>3759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7610" calcext:value-type="float">
            <text:p>3761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7620" calcext:value-type="float">
            <text:p>3762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7630" calcext:value-type="float">
            <text:p>3763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7640" calcext:value-type="float">
            <text:p>3764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7650" calcext:value-type="float">
            <text:p>3765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7660" calcext:value-type="float">
            <text:p>3766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7670" calcext:value-type="float">
            <text:p>3767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7680" calcext:value-type="float">
            <text:p>3768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7690" calcext:value-type="float">
            <text:p>3769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37710" calcext:value-type="float">
            <text:p>37710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37720" calcext:value-type="float">
            <text:p>3772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7730" calcext:value-type="float">
            <text:p>3773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7740" calcext:value-type="float">
            <text:p>3774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7750" calcext:value-type="float">
            <text:p>3775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7760" calcext:value-type="float">
            <text:p>3776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7770" calcext:value-type="float">
            <text:p>3777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7780" calcext:value-type="float">
            <text:p>3778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7790" calcext:value-type="float">
            <text:p>3779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7810" calcext:value-type="float">
            <text:p>3781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7820" calcext:value-type="float">
            <text:p>3782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830" calcext:value-type="float">
            <text:p>3783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7840" calcext:value-type="float">
            <text:p>3784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850" calcext:value-type="float">
            <text:p>378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7860" calcext:value-type="float">
            <text:p>378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7870" calcext:value-type="float">
            <text:p>3787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7880" calcext:value-type="float">
            <text:p>378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7890" calcext:value-type="float">
            <text:p>3789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7900" calcext:value-type="float">
            <text:p>379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7910" calcext:value-type="float">
            <text:p>37910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7920" calcext:value-type="float">
            <text:p>3792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7930" calcext:value-type="float">
            <text:p>3793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7940" calcext:value-type="float">
            <text:p>3794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7950" calcext:value-type="float">
            <text:p>379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7960" calcext:value-type="float">
            <text:p>3796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7970" calcext:value-type="float">
            <text:p>3797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980" calcext:value-type="float">
            <text:p>37980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37990" calcext:value-type="float">
            <text:p>3799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8010" calcext:value-type="float">
            <text:p>3801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8020" calcext:value-type="float">
            <text:p>3802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8030" calcext:value-type="float">
            <text:p>3803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8040" calcext:value-type="float">
            <text:p>3804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8050" calcext:value-type="float">
            <text:p>3805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8060" calcext:value-type="float">
            <text:p>3806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8070" calcext:value-type="float">
            <text:p>3807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8080" calcext:value-type="float">
            <text:p>380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8090" calcext:value-type="float">
            <text:p>380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8110" calcext:value-type="float">
            <text:p>381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8120" calcext:value-type="float">
            <text:p>3812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8130" calcext:value-type="float">
            <text:p>3813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8140" calcext:value-type="float">
            <text:p>381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8150" calcext:value-type="float">
            <text:p>3815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8160" calcext:value-type="float">
            <text:p>3816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8170" calcext:value-type="float">
            <text:p>3817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180" calcext:value-type="float">
            <text:p>3818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8190" calcext:value-type="float">
            <text:p>3819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8210" calcext:value-type="float">
            <text:p>3821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8230" calcext:value-type="float">
            <text:p>3823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8240" calcext:value-type="float">
            <text:p>3824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8250" calcext:value-type="float">
            <text:p>3825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8260" calcext:value-type="float">
            <text:p>3826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8270" calcext:value-type="float">
            <text:p>3827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8280" calcext:value-type="float">
            <text:p>3828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8290" calcext:value-type="float">
            <text:p>3829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8300" calcext:value-type="float">
            <text:p>383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310" calcext:value-type="float">
            <text:p>3831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320" calcext:value-type="float">
            <text:p>3832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8330" calcext:value-type="float">
            <text:p>3833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8340" calcext:value-type="float">
            <text:p>3834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8350" calcext:value-type="float">
            <text:p>3835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8360" calcext:value-type="float">
            <text:p>3836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8370" calcext:value-type="float">
            <text:p>383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8380" calcext:value-type="float">
            <text:p>3838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390" calcext:value-type="float">
            <text:p>383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8410" calcext:value-type="float">
            <text:p>384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8420" calcext:value-type="float">
            <text:p>384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8430" calcext:value-type="float">
            <text:p>3843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8440" calcext:value-type="float">
            <text:p>3844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8450" calcext:value-type="float">
            <text:p>3845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460" calcext:value-type="float">
            <text:p>3846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8470" calcext:value-type="float">
            <text:p>3847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8480" calcext:value-type="float">
            <text:p>3848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8490" calcext:value-type="float">
            <text:p>3849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8510" calcext:value-type="float">
            <text:p>3851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8520" calcext:value-type="float">
            <text:p>385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530" calcext:value-type="float">
            <text:p>3853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8540" calcext:value-type="float">
            <text:p>3854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8550" calcext:value-type="float">
            <text:p>3855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8560" calcext:value-type="float">
            <text:p>3856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8570" calcext:value-type="float">
            <text:p>3857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8580" calcext:value-type="float">
            <text:p>3858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8590" calcext:value-type="float">
            <text:p>385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8610" calcext:value-type="float">
            <text:p>3861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8620" calcext:value-type="float">
            <text:p>3862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8630" calcext:value-type="float">
            <text:p>3863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8640" calcext:value-type="float">
            <text:p>3864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8650" calcext:value-type="float">
            <text:p>386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8660" calcext:value-type="float">
            <text:p>3866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8670" calcext:value-type="float">
            <text:p>3867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8680" calcext:value-type="float">
            <text:p>3868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8690" calcext:value-type="float">
            <text:p>3869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8700" calcext:value-type="float">
            <text:p>387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8710" calcext:value-type="float">
            <text:p>3871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8730" calcext:value-type="float">
            <text:p>3873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8740" calcext:value-type="float">
            <text:p>3874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8750" calcext:value-type="float">
            <text:p>3875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8760" calcext:value-type="float">
            <text:p>3876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8770" calcext:value-type="float">
            <text:p>387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8780" calcext:value-type="float">
            <text:p>387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8790" calcext:value-type="float">
            <text:p>3879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8810" calcext:value-type="float">
            <text:p>388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8820" calcext:value-type="float">
            <text:p>388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830" calcext:value-type="float">
            <text:p>3883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8840" calcext:value-type="float">
            <text:p>3884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8850" calcext:value-type="float">
            <text:p>3885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8860" calcext:value-type="float">
            <text:p>3886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870" calcext:value-type="float">
            <text:p>3887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8880" calcext:value-type="float">
            <text:p>3888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8890" calcext:value-type="float">
            <text:p>3889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8910" calcext:value-type="float">
            <text:p>3891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8920" calcext:value-type="float">
            <text:p>3892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8930" calcext:value-type="float">
            <text:p>3893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8940" calcext:value-type="float">
            <text:p>3894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8950" calcext:value-type="float">
            <text:p>3895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8960" calcext:value-type="float">
            <text:p>3896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8970" calcext:value-type="float">
            <text:p>389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8980" calcext:value-type="float">
            <text:p>3898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990" calcext:value-type="float">
            <text:p>3899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9010" calcext:value-type="float">
            <text:p>3901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9020" calcext:value-type="float">
            <text:p>3902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9030" calcext:value-type="float">
            <text:p>3903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9040" calcext:value-type="float">
            <text:p>3904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9050" calcext:value-type="float">
            <text:p>3905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9060" calcext:value-type="float">
            <text:p>3906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9070" calcext:value-type="float">
            <text:p>390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9080" calcext:value-type="float">
            <text:p>3908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9090" calcext:value-type="float">
            <text:p>3909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9110" calcext:value-type="float">
            <text:p>3911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9120" calcext:value-type="float">
            <text:p>391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9130" calcext:value-type="float">
            <text:p>3913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9140" calcext:value-type="float">
            <text:p>391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9150" calcext:value-type="float">
            <text:p>3915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9160" calcext:value-type="float">
            <text:p>3916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9170" calcext:value-type="float">
            <text:p>391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180" calcext:value-type="float">
            <text:p>3918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9190" calcext:value-type="float">
            <text:p>391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9210" calcext:value-type="float">
            <text:p>392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9220" calcext:value-type="float">
            <text:p>3922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9230" calcext:value-type="float">
            <text:p>3923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9240" calcext:value-type="float">
            <text:p>3924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9250" calcext:value-type="float">
            <text:p>39250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39260" calcext:value-type="float">
            <text:p>3926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9270" calcext:value-type="float">
            <text:p>3927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9280" calcext:value-type="float">
            <text:p>3928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9290" calcext:value-type="float">
            <text:p>3929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9300" calcext:value-type="float">
            <text:p>393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9310" calcext:value-type="float">
            <text:p>3931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9320" calcext:value-type="float">
            <text:p>3932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9330" calcext:value-type="float">
            <text:p>3933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9340" calcext:value-type="float">
            <text:p>3934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9350" calcext:value-type="float">
            <text:p>3935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9360" calcext:value-type="float">
            <text:p>3936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9370" calcext:value-type="float">
            <text:p>3937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9380" calcext:value-type="float">
            <text:p>3938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390" calcext:value-type="float">
            <text:p>3939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9410" calcext:value-type="float">
            <text:p>3941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9420" calcext:value-type="float">
            <text:p>394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430" calcext:value-type="float">
            <text:p>3943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9440" calcext:value-type="float">
            <text:p>3944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9450" calcext:value-type="float">
            <text:p>3945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9460" calcext:value-type="float">
            <text:p>3946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9470" calcext:value-type="float">
            <text:p>3947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9480" calcext:value-type="float">
            <text:p>3948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9490" calcext:value-type="float">
            <text:p>3949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9520" calcext:value-type="float">
            <text:p>395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9530" calcext:value-type="float">
            <text:p>3953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9540" calcext:value-type="float">
            <text:p>3954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9550" calcext:value-type="float">
            <text:p>3955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9560" calcext:value-type="float">
            <text:p>3956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9570" calcext:value-type="float">
            <text:p>3957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9580" calcext:value-type="float">
            <text:p>3958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9590" calcext:value-type="float">
            <text:p>3959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9610" calcext:value-type="float">
            <text:p>396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620" calcext:value-type="float">
            <text:p>3962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9630" calcext:value-type="float">
            <text:p>3963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9640" calcext:value-type="float">
            <text:p>3964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9650" calcext:value-type="float">
            <text:p>3965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9660" calcext:value-type="float">
            <text:p>3966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670" calcext:value-type="float">
            <text:p>3967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9680" calcext:value-type="float">
            <text:p>3968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9690" calcext:value-type="float">
            <text:p>3969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9710" calcext:value-type="float">
            <text:p>3971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9720" calcext:value-type="float">
            <text:p>3972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9730" calcext:value-type="float">
            <text:p>3973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9740" calcext:value-type="float">
            <text:p>3974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9750" calcext:value-type="float">
            <text:p>3975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9760" calcext:value-type="float">
            <text:p>3976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9770" calcext:value-type="float">
            <text:p>397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9780" calcext:value-type="float">
            <text:p>3978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9790" calcext:value-type="float">
            <text:p>3979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9810" calcext:value-type="float">
            <text:p>3981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9820" calcext:value-type="float">
            <text:p>3982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9830" calcext:value-type="float">
            <text:p>3983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9840" calcext:value-type="float">
            <text:p>3984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9850" calcext:value-type="float">
            <text:p>3985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9860" calcext:value-type="float">
            <text:p>3986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870" calcext:value-type="float">
            <text:p>3987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9880" calcext:value-type="float">
            <text:p>3988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9890" calcext:value-type="float">
            <text:p>3989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9900" calcext:value-type="float">
            <text:p>399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9910" calcext:value-type="float">
            <text:p>399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9920" calcext:value-type="float">
            <text:p>3992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9930" calcext:value-type="float">
            <text:p>3993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9940" calcext:value-type="float">
            <text:p>3994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9950" calcext:value-type="float">
            <text:p>3995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9960" calcext:value-type="float">
            <text:p>3996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9970" calcext:value-type="float">
            <text:p>3997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9980" calcext:value-type="float">
            <text:p>3998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9990" calcext:value-type="float">
            <text:p>3999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0020" calcext:value-type="float">
            <text:p>400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0030" calcext:value-type="float">
            <text:p>4003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0040" calcext:value-type="float">
            <text:p>4004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0050" calcext:value-type="float">
            <text:p>4005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0060" calcext:value-type="float">
            <text:p>4006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0070" calcext:value-type="float">
            <text:p>4007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080" calcext:value-type="float">
            <text:p>4008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0090" calcext:value-type="float">
            <text:p>400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0120" calcext:value-type="float">
            <text:p>4012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0130" calcext:value-type="float">
            <text:p>4013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0140" calcext:value-type="float">
            <text:p>4014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0150" calcext:value-type="float">
            <text:p>4015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0160" calcext:value-type="float">
            <text:p>4016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0170" calcext:value-type="float">
            <text:p>4017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0180" calcext:value-type="float">
            <text:p>40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0220" calcext:value-type="float">
            <text:p>4022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0230" calcext:value-type="float">
            <text:p>4023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0240" calcext:value-type="float">
            <text:p>4024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0250" calcext:value-type="float">
            <text:p>4025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40260" calcext:value-type="float">
            <text:p>4026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0270" calcext:value-type="float">
            <text:p>4027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0280" calcext:value-type="float">
            <text:p>4028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40290" calcext:value-type="float">
            <text:p>4029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0310" calcext:value-type="float">
            <text:p>4031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40320" calcext:value-type="float">
            <text:p>4032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0330" calcext:value-type="float">
            <text:p>403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340" calcext:value-type="float">
            <text:p>4034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350" calcext:value-type="float">
            <text:p>4035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0360" calcext:value-type="float">
            <text:p>4036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0370" calcext:value-type="float">
            <text:p>4037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0380" calcext:value-type="float">
            <text:p>4038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0390" calcext:value-type="float">
            <text:p>4039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0410" calcext:value-type="float">
            <text:p>404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0420" calcext:value-type="float">
            <text:p>404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0430" calcext:value-type="float">
            <text:p>4043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0440" calcext:value-type="float">
            <text:p>4044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0450" calcext:value-type="float">
            <text:p>4045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0460" calcext:value-type="float">
            <text:p>4046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0470" calcext:value-type="float">
            <text:p>4047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0480" calcext:value-type="float">
            <text:p>4048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0490" calcext:value-type="float">
            <text:p>4049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0510" calcext:value-type="float">
            <text:p>4051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530" calcext:value-type="float">
            <text:p>4053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540" calcext:value-type="float">
            <text:p>4054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0550" calcext:value-type="float">
            <text:p>4055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0560" calcext:value-type="float">
            <text:p>4056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0570" calcext:value-type="float">
            <text:p>4057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0580" calcext:value-type="float">
            <text:p>4058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0590" calcext:value-type="float">
            <text:p>4059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0610" calcext:value-type="float">
            <text:p>4061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0630" calcext:value-type="float">
            <text:p>4063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0640" calcext:value-type="float">
            <text:p>4064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0660" calcext:value-type="float">
            <text:p>4066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0670" calcext:value-type="float">
            <text:p>4067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0680" calcext:value-type="float">
            <text:p>4068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0690" calcext:value-type="float">
            <text:p>4069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0720" calcext:value-type="float">
            <text:p>4072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0730" calcext:value-type="float">
            <text:p>4073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0740" calcext:value-type="float">
            <text:p>4074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0750" calcext:value-type="float">
            <text:p>4075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0760" calcext:value-type="float">
            <text:p>4076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0770" calcext:value-type="float">
            <text:p>4077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0780" calcext:value-type="float">
            <text:p>4078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0790" calcext:value-type="float">
            <text:p>4079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0820" calcext:value-type="float">
            <text:p>4082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40830" calcext:value-type="float">
            <text:p>4083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0840" calcext:value-type="float">
            <text:p>4084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0850" calcext:value-type="float">
            <text:p>4085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0860" calcext:value-type="float">
            <text:p>4086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0870" calcext:value-type="float">
            <text:p>4087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0880" calcext:value-type="float">
            <text:p>4088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0910" calcext:value-type="float">
            <text:p>409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0920" calcext:value-type="float">
            <text:p>4092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0930" calcext:value-type="float">
            <text:p>4093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0940" calcext:value-type="float">
            <text:p>409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950" calcext:value-type="float">
            <text:p>4095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0970" calcext:value-type="float">
            <text:p>4097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0980" calcext:value-type="float">
            <text:p>4098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0990" calcext:value-type="float">
            <text:p>4099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1030" calcext:value-type="float">
            <text:p>410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1060" calcext:value-type="float">
            <text:p>4106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1160" calcext:value-type="float">
            <text:p>4116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1230" calcext:value-type="float">
            <text:p>41230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1250" calcext:value-type="float">
            <text:p>4125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1290" calcext:value-type="float">
            <text:p>4129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1300" calcext:value-type="float">
            <text:p>4130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1320" calcext:value-type="float">
            <text:p>413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330" calcext:value-type="float">
            <text:p>4133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350" calcext:value-type="float">
            <text:p>4135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1360" calcext:value-type="float">
            <text:p>4136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1370" calcext:value-type="float">
            <text:p>4137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1380" calcext:value-type="float">
            <text:p>4138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1390" calcext:value-type="float">
            <text:p>4139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1410" calcext:value-type="float">
            <text:p>4141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1420" calcext:value-type="float">
            <text:p>414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1450" calcext:value-type="float">
            <text:p>4145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1460" calcext:value-type="float">
            <text:p>4146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480" calcext:value-type="float">
            <text:p>4148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1490" calcext:value-type="float">
            <text:p>4149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1510" calcext:value-type="float">
            <text:p>4151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530" calcext:value-type="float">
            <text:p>4153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1540" calcext:value-type="float">
            <text:p>4154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1550" calcext:value-type="float">
            <text:p>4155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560" calcext:value-type="float">
            <text:p>4156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1580" calcext:value-type="float">
            <text:p>4158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1590" calcext:value-type="float">
            <text:p>4159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1610" calcext:value-type="float">
            <text:p>4161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1620" calcext:value-type="float">
            <text:p>416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1630" calcext:value-type="float">
            <text:p>4163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1640" calcext:value-type="float">
            <text:p>416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1660" calcext:value-type="float">
            <text:p>4166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1670" calcext:value-type="float">
            <text:p>4167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1680" calcext:value-type="float">
            <text:p>416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1690" calcext:value-type="float">
            <text:p>4169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1710" calcext:value-type="float">
            <text:p>4171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1730" calcext:value-type="float">
            <text:p>4173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41740" calcext:value-type="float">
            <text:p>417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1750" calcext:value-type="float">
            <text:p>4175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41760" calcext:value-type="float">
            <text:p>4176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1770" calcext:value-type="float">
            <text:p>4177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1790" calcext:value-type="float">
            <text:p>41790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1810" calcext:value-type="float">
            <text:p>418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1820" calcext:value-type="float">
            <text:p>418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1830" calcext:value-type="float">
            <text:p>4183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41840" calcext:value-type="float">
            <text:p>4184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1850" calcext:value-type="float">
            <text:p>418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1860" calcext:value-type="float">
            <text:p>4186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1870" calcext:value-type="float">
            <text:p>4187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1880" calcext:value-type="float">
            <text:p>4188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41890" calcext:value-type="float">
            <text:p>4189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1910" calcext:value-type="float">
            <text:p>4191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1920" calcext:value-type="float">
            <text:p>419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1930" calcext:value-type="float">
            <text:p>4193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1940" calcext:value-type="float">
            <text:p>4194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1950" calcext:value-type="float">
            <text:p>4195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1960" calcext:value-type="float">
            <text:p>4196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1970" calcext:value-type="float">
            <text:p>4197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1980" calcext:value-type="float">
            <text:p>4198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1990" calcext:value-type="float">
            <text:p>4199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2010" calcext:value-type="float">
            <text:p>420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2020" calcext:value-type="float">
            <text:p>4202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2030" calcext:value-type="float">
            <text:p>4203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2040" calcext:value-type="float">
            <text:p>420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2050" calcext:value-type="float">
            <text:p>4205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2060" calcext:value-type="float">
            <text:p>4206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2070" calcext:value-type="float">
            <text:p>4207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2080" calcext:value-type="float">
            <text:p>420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2090" calcext:value-type="float">
            <text:p>4209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2110" calcext:value-type="float">
            <text:p>4211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2120" calcext:value-type="float">
            <text:p>421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2130" calcext:value-type="float">
            <text:p>4213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2140" calcext:value-type="float">
            <text:p>421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2150" calcext:value-type="float">
            <text:p>4215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2160" calcext:value-type="float">
            <text:p>4216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2170" calcext:value-type="float">
            <text:p>4217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2180" calcext:value-type="float">
            <text:p>4218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2190" calcext:value-type="float">
            <text:p>4219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2210" calcext:value-type="float">
            <text:p>42210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42220" calcext:value-type="float">
            <text:p>4222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2230" calcext:value-type="float">
            <text:p>422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2240" calcext:value-type="float">
            <text:p>42240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42250" calcext:value-type="float">
            <text:p>4225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42260" calcext:value-type="float">
            <text:p>4226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2270" calcext:value-type="float">
            <text:p>4227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2280" calcext:value-type="float">
            <text:p>4228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290" calcext:value-type="float">
            <text:p>4229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2300" calcext:value-type="float">
            <text:p>423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2310" calcext:value-type="float">
            <text:p>4231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2320" calcext:value-type="float">
            <text:p>423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2330" calcext:value-type="float">
            <text:p>4233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2340" calcext:value-type="float">
            <text:p>4234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2350" calcext:value-type="float">
            <text:p>4235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2360" calcext:value-type="float">
            <text:p>4236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2370" calcext:value-type="float">
            <text:p>4237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2380" calcext:value-type="float">
            <text:p>4238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2390" calcext:value-type="float">
            <text:p>4239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2410" calcext:value-type="float">
            <text:p>4241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2420" calcext:value-type="float">
            <text:p>4242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2430" calcext:value-type="float">
            <text:p>4243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2440" calcext:value-type="float">
            <text:p>424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2450" calcext:value-type="float">
            <text:p>4245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2460" calcext:value-type="float">
            <text:p>4246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2470" calcext:value-type="float">
            <text:p>4247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2480" calcext:value-type="float">
            <text:p>4248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2490" calcext:value-type="float">
            <text:p>4249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2510" calcext:value-type="float">
            <text:p>4251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2520" calcext:value-type="float">
            <text:p>425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2530" calcext:value-type="float">
            <text:p>4253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2540" calcext:value-type="float">
            <text:p>4254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2550" calcext:value-type="float">
            <text:p>425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2560" calcext:value-type="float">
            <text:p>4256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2570" calcext:value-type="float">
            <text:p>4257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2580" calcext:value-type="float">
            <text:p>425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2590" calcext:value-type="float">
            <text:p>4259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2610" calcext:value-type="float">
            <text:p>4261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2620" calcext:value-type="float">
            <text:p>426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2630" calcext:value-type="float">
            <text:p>4263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2640" calcext:value-type="float">
            <text:p>4264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2650" calcext:value-type="float">
            <text:p>4265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2660" calcext:value-type="float">
            <text:p>4266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2670" calcext:value-type="float">
            <text:p>4267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2680" calcext:value-type="float">
            <text:p>4268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2690" calcext:value-type="float">
            <text:p>4269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2700" calcext:value-type="float">
            <text:p>42700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42710" calcext:value-type="float">
            <text:p>427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2720" calcext:value-type="float">
            <text:p>4272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2730" calcext:value-type="float">
            <text:p>4273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2740" calcext:value-type="float">
            <text:p>4274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2760" calcext:value-type="float">
            <text:p>427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2770" calcext:value-type="float">
            <text:p>4277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2780" calcext:value-type="float">
            <text:p>4278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2790" calcext:value-type="float">
            <text:p>4279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2810" calcext:value-type="float">
            <text:p>428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2820" calcext:value-type="float">
            <text:p>4282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2830" calcext:value-type="float">
            <text:p>428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2840" calcext:value-type="float">
            <text:p>4284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2850" calcext:value-type="float">
            <text:p>42850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42860" calcext:value-type="float">
            <text:p>4286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42870" calcext:value-type="float">
            <text:p>4287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2880" calcext:value-type="float">
            <text:p>4288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2890" calcext:value-type="float">
            <text:p>4289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2900" calcext:value-type="float">
            <text:p>429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2910" calcext:value-type="float">
            <text:p>4291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42920" calcext:value-type="float">
            <text:p>4292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2930" calcext:value-type="float">
            <text:p>4293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2940" calcext:value-type="float">
            <text:p>4294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2950" calcext:value-type="float">
            <text:p>4295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2960" calcext:value-type="float">
            <text:p>4296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2970" calcext:value-type="float">
            <text:p>4297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2980" calcext:value-type="float">
            <text:p>42980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42990" calcext:value-type="float">
            <text:p>4299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3030" calcext:value-type="float">
            <text:p>4303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3040" calcext:value-type="float">
            <text:p>430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3050" calcext:value-type="float">
            <text:p>4305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3060" calcext:value-type="float">
            <text:p>4306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3070" calcext:value-type="float">
            <text:p>4307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3080" calcext:value-type="float">
            <text:p>430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3090" calcext:value-type="float">
            <text:p>4309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3120" calcext:value-type="float">
            <text:p>431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3130" calcext:value-type="float">
            <text:p>4313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3140" calcext:value-type="float">
            <text:p>4314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3150" calcext:value-type="float">
            <text:p>4315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43160" calcext:value-type="float">
            <text:p>4316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3170" calcext:value-type="float">
            <text:p>4317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3180" calcext:value-type="float">
            <text:p>431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3190" calcext:value-type="float">
            <text:p>4319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3210" calcext:value-type="float">
            <text:p>4321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3220" calcext:value-type="float">
            <text:p>4322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3230" calcext:value-type="float">
            <text:p>4323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3240" calcext:value-type="float">
            <text:p>4324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250" calcext:value-type="float">
            <text:p>4325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3260" calcext:value-type="float">
            <text:p>4326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3270" calcext:value-type="float">
            <text:p>4327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3280" calcext:value-type="float">
            <text:p>432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3290" calcext:value-type="float">
            <text:p>4329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3300" calcext:value-type="float">
            <text:p>4330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3310" calcext:value-type="float">
            <text:p>4331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3330" calcext:value-type="float">
            <text:p>4333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3340" calcext:value-type="float">
            <text:p>4334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3350" calcext:value-type="float">
            <text:p>4335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3360" calcext:value-type="float">
            <text:p>4336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3370" calcext:value-type="float">
            <text:p>4337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3380" calcext:value-type="float">
            <text:p>4338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3390" calcext:value-type="float">
            <text:p>4339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3410" calcext:value-type="float">
            <text:p>434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3420" calcext:value-type="float">
            <text:p>4342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3430" calcext:value-type="float">
            <text:p>4343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3440" calcext:value-type="float">
            <text:p>4344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3450" calcext:value-type="float">
            <text:p>4345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3460" calcext:value-type="float">
            <text:p>4346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3470" calcext:value-type="float">
            <text:p>4347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3480" calcext:value-type="float">
            <text:p>4348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3490" calcext:value-type="float">
            <text:p>4349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3510" calcext:value-type="float">
            <text:p>435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3530" calcext:value-type="float">
            <text:p>435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3540" calcext:value-type="float">
            <text:p>4354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3550" calcext:value-type="float">
            <text:p>435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560" calcext:value-type="float">
            <text:p>4356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3570" calcext:value-type="float">
            <text:p>4357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3580" calcext:value-type="float">
            <text:p>4358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3590" calcext:value-type="float">
            <text:p>435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3610" calcext:value-type="float">
            <text:p>436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3620" calcext:value-type="float">
            <text:p>4362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3630" calcext:value-type="float">
            <text:p>4363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3640" calcext:value-type="float">
            <text:p>4364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3650" calcext:value-type="float">
            <text:p>436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3660" calcext:value-type="float">
            <text:p>4366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3670" calcext:value-type="float">
            <text:p>4367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3680" calcext:value-type="float">
            <text:p>4368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3690" calcext:value-type="float">
            <text:p>4369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3700" calcext:value-type="float">
            <text:p>437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3710" calcext:value-type="float">
            <text:p>4371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3720" calcext:value-type="float">
            <text:p>437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3730" calcext:value-type="float">
            <text:p>4373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3740" calcext:value-type="float">
            <text:p>437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3750" calcext:value-type="float">
            <text:p>437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3760" calcext:value-type="float">
            <text:p>4376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3770" calcext:value-type="float">
            <text:p>4377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3780" calcext:value-type="float">
            <text:p>4378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3790" calcext:value-type="float">
            <text:p>4379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3810" calcext:value-type="float">
            <text:p>4381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3820" calcext:value-type="float">
            <text:p>438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830" calcext:value-type="float">
            <text:p>438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3840" calcext:value-type="float">
            <text:p>438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3850" calcext:value-type="float">
            <text:p>4385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3860" calcext:value-type="float">
            <text:p>4386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3870" calcext:value-type="float">
            <text:p>4387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3880" calcext:value-type="float">
            <text:p>4388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3890" calcext:value-type="float">
            <text:p>4389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3900" calcext:value-type="float">
            <text:p>439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3910" calcext:value-type="float">
            <text:p>4391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3920" calcext:value-type="float">
            <text:p>439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3930" calcext:value-type="float">
            <text:p>4393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3940" calcext:value-type="float">
            <text:p>4394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3960" calcext:value-type="float">
            <text:p>4396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3970" calcext:value-type="float">
            <text:p>4397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3980" calcext:value-type="float">
            <text:p>4398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3990" calcext:value-type="float">
            <text:p>4399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4020" calcext:value-type="float">
            <text:p>4402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4030" calcext:value-type="float">
            <text:p>4403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4040" calcext:value-type="float">
            <text:p>4404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4050" calcext:value-type="float">
            <text:p>4405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060" calcext:value-type="float">
            <text:p>4406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4070" calcext:value-type="float">
            <text:p>4407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4080" calcext:value-type="float">
            <text:p>440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090" calcext:value-type="float">
            <text:p>440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120" calcext:value-type="float">
            <text:p>4412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4130" calcext:value-type="float">
            <text:p>441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4140" calcext:value-type="float">
            <text:p>441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150" calcext:value-type="float">
            <text:p>4415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4160" calcext:value-type="float">
            <text:p>4416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4170" calcext:value-type="float">
            <text:p>4417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4180" calcext:value-type="float">
            <text:p>4418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4190" calcext:value-type="float">
            <text:p>4419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4230" calcext:value-type="float">
            <text:p>4423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4240" calcext:value-type="float">
            <text:p>442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4260" calcext:value-type="float">
            <text:p>4426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4270" calcext:value-type="float">
            <text:p>4427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4280" calcext:value-type="float">
            <text:p>4428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4290" calcext:value-type="float">
            <text:p>4429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44300" calcext:value-type="float">
            <text:p>443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330" calcext:value-type="float">
            <text:p>443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4340" calcext:value-type="float">
            <text:p>4434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4350" calcext:value-type="float">
            <text:p>4435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4360" calcext:value-type="float">
            <text:p>4436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4370" calcext:value-type="float">
            <text:p>44370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44380" calcext:value-type="float">
            <text:p>4438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44390" calcext:value-type="float">
            <text:p>4439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44420" calcext:value-type="float">
            <text:p>444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4430" calcext:value-type="float">
            <text:p>4443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4440" calcext:value-type="float">
            <text:p>4444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4450" calcext:value-type="float">
            <text:p>444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4460" calcext:value-type="float">
            <text:p>4446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4470" calcext:value-type="float">
            <text:p>4447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4480" calcext:value-type="float">
            <text:p>4448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4490" calcext:value-type="float">
            <text:p>4449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4520" calcext:value-type="float">
            <text:p>445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4530" calcext:value-type="float">
            <text:p>4453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44540" calcext:value-type="float">
            <text:p>4454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4550" calcext:value-type="float">
            <text:p>4455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4560" calcext:value-type="float">
            <text:p>4456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580" calcext:value-type="float">
            <text:p>4458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4590" calcext:value-type="float">
            <text:p>4459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4620" calcext:value-type="float">
            <text:p>4462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4630" calcext:value-type="float">
            <text:p>4463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4640" calcext:value-type="float">
            <text:p>4464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4650" calcext:value-type="float">
            <text:p>4465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4660" calcext:value-type="float">
            <text:p>4466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4670" calcext:value-type="float">
            <text:p>446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4680" calcext:value-type="float">
            <text:p>446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690" calcext:value-type="float">
            <text:p>4469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4700" calcext:value-type="float">
            <text:p>4470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4710" calcext:value-type="float">
            <text:p>447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720" calcext:value-type="float">
            <text:p>447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730" calcext:value-type="float">
            <text:p>44730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44740" calcext:value-type="float">
            <text:p>4474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4750" calcext:value-type="float">
            <text:p>4475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4760" calcext:value-type="float">
            <text:p>447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4770" calcext:value-type="float">
            <text:p>4477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4780" calcext:value-type="float">
            <text:p>4478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4790" calcext:value-type="float">
            <text:p>447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4810" calcext:value-type="float">
            <text:p>4481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820" calcext:value-type="float">
            <text:p>4482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4830" calcext:value-type="float">
            <text:p>4483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4840" calcext:value-type="float">
            <text:p>4484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4850" calcext:value-type="float">
            <text:p>4485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4860" calcext:value-type="float">
            <text:p>4486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4870" calcext:value-type="float">
            <text:p>4487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4880" calcext:value-type="float">
            <text:p>4488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4890" calcext:value-type="float">
            <text:p>4489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4900" calcext:value-type="float">
            <text:p>4490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44910" calcext:value-type="float">
            <text:p>4491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44920" calcext:value-type="float">
            <text:p>4492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4930" calcext:value-type="float">
            <text:p>4493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4940" calcext:value-type="float">
            <text:p>4494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4950" calcext:value-type="float">
            <text:p>4495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4960" calcext:value-type="float">
            <text:p>449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4970" calcext:value-type="float">
            <text:p>4497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4980" calcext:value-type="float">
            <text:p>4498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4990" calcext:value-type="float">
            <text:p>449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5010" calcext:value-type="float">
            <text:p>4501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5020" calcext:value-type="float">
            <text:p>450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5030" calcext:value-type="float">
            <text:p>4503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5040" calcext:value-type="float">
            <text:p>4504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45050" calcext:value-type="float">
            <text:p>4505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5060" calcext:value-type="float">
            <text:p>4506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5070" calcext:value-type="float">
            <text:p>4507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5080" calcext:value-type="float">
            <text:p>450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5090" calcext:value-type="float">
            <text:p>450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5110" calcext:value-type="float">
            <text:p>451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5120" calcext:value-type="float">
            <text:p>451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5130" calcext:value-type="float">
            <text:p>4513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5140" calcext:value-type="float">
            <text:p>4514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45150" calcext:value-type="float">
            <text:p>451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5160" calcext:value-type="float">
            <text:p>4516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5170" calcext:value-type="float">
            <text:p>4517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5180" calcext:value-type="float">
            <text:p>451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5190" calcext:value-type="float">
            <text:p>4519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5210" calcext:value-type="float">
            <text:p>452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5220" calcext:value-type="float">
            <text:p>4522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5230" calcext:value-type="float">
            <text:p>4523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5240" calcext:value-type="float">
            <text:p>452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5250" calcext:value-type="float">
            <text:p>4525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5260" calcext:value-type="float">
            <text:p>4526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45270" calcext:value-type="float">
            <text:p>4527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5280" calcext:value-type="float">
            <text:p>4528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5290" calcext:value-type="float">
            <text:p>4529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5310" calcext:value-type="float">
            <text:p>4531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5320" calcext:value-type="float">
            <text:p>4532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5330" calcext:value-type="float">
            <text:p>4533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5340" calcext:value-type="float">
            <text:p>4534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5350" calcext:value-type="float">
            <text:p>4535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5360" calcext:value-type="float">
            <text:p>453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5370" calcext:value-type="float">
            <text:p>4537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5380" calcext:value-type="float">
            <text:p>4538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5390" calcext:value-type="float">
            <text:p>4539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5410" calcext:value-type="float">
            <text:p>4541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5420" calcext:value-type="float">
            <text:p>4542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5430" calcext:value-type="float">
            <text:p>4543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5440" calcext:value-type="float">
            <text:p>454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5450" calcext:value-type="float">
            <text:p>454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5460" calcext:value-type="float">
            <text:p>4546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5470" calcext:value-type="float">
            <text:p>454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5480" calcext:value-type="float">
            <text:p>4548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5490" calcext:value-type="float">
            <text:p>4549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5510" calcext:value-type="float">
            <text:p>4551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5520" calcext:value-type="float">
            <text:p>455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5530" calcext:value-type="float">
            <text:p>4553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5540" calcext:value-type="float">
            <text:p>4554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5550" calcext:value-type="float">
            <text:p>4555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5560" calcext:value-type="float">
            <text:p>4556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5570" calcext:value-type="float">
            <text:p>4557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5580" calcext:value-type="float">
            <text:p>4558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5590" calcext:value-type="float">
            <text:p>4559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5610" calcext:value-type="float">
            <text:p>4561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5620" calcext:value-type="float">
            <text:p>4562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5630" calcext:value-type="float">
            <text:p>4563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5640" calcext:value-type="float">
            <text:p>4564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5650" calcext:value-type="float">
            <text:p>4565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5660" calcext:value-type="float">
            <text:p>4566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45670" calcext:value-type="float">
            <text:p>4567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5680" calcext:value-type="float">
            <text:p>4568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45690" calcext:value-type="float">
            <text:p>4569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5700" calcext:value-type="float">
            <text:p>457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5710" calcext:value-type="float">
            <text:p>457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5720" calcext:value-type="float">
            <text:p>4572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5730" calcext:value-type="float">
            <text:p>4573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5740" calcext:value-type="float">
            <text:p>457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5750" calcext:value-type="float">
            <text:p>4575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5760" calcext:value-type="float">
            <text:p>4576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5770" calcext:value-type="float">
            <text:p>4577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45780" calcext:value-type="float">
            <text:p>4578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5790" calcext:value-type="float">
            <text:p>4579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5810" calcext:value-type="float">
            <text:p>4581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5820" calcext:value-type="float">
            <text:p>4582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5830" calcext:value-type="float">
            <text:p>4583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5840" calcext:value-type="float">
            <text:p>4584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5850" calcext:value-type="float">
            <text:p>4585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5860" calcext:value-type="float">
            <text:p>458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5870" calcext:value-type="float">
            <text:p>45870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45880" calcext:value-type="float">
            <text:p>458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5890" calcext:value-type="float">
            <text:p>458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5900" calcext:value-type="float">
            <text:p>459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5910" calcext:value-type="float">
            <text:p>4591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5920" calcext:value-type="float">
            <text:p>4592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5930" calcext:value-type="float">
            <text:p>4593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5940" calcext:value-type="float">
            <text:p>4594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5950" calcext:value-type="float">
            <text:p>4595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5960" calcext:value-type="float">
            <text:p>4596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45970" calcext:value-type="float">
            <text:p>4597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5980" calcext:value-type="float">
            <text:p>459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5990" calcext:value-type="float">
            <text:p>4599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6010" calcext:value-type="float">
            <text:p>4601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6020" calcext:value-type="float">
            <text:p>4602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46030" calcext:value-type="float">
            <text:p>4603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6040" calcext:value-type="float">
            <text:p>4604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6050" calcext:value-type="float">
            <text:p>4605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6060" calcext:value-type="float">
            <text:p>4606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6070" calcext:value-type="float">
            <text:p>460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6090" calcext:value-type="float">
            <text:p>4609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6110" calcext:value-type="float">
            <text:p>4611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120" calcext:value-type="float">
            <text:p>4612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6130" calcext:value-type="float">
            <text:p>4613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6140" calcext:value-type="float">
            <text:p>4614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6150" calcext:value-type="float">
            <text:p>4615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6160" calcext:value-type="float">
            <text:p>4616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6170" calcext:value-type="float">
            <text:p>4617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6180" calcext:value-type="float">
            <text:p>46180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46190" calcext:value-type="float">
            <text:p>461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6210" calcext:value-type="float">
            <text:p>4621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6220" calcext:value-type="float">
            <text:p>4622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6230" calcext:value-type="float">
            <text:p>4623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6240" calcext:value-type="float">
            <text:p>4624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6250" calcext:value-type="float">
            <text:p>4625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6260" calcext:value-type="float">
            <text:p>4626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6270" calcext:value-type="float">
            <text:p>4627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6280" calcext:value-type="float">
            <text:p>4628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46290" calcext:value-type="float">
            <text:p>4629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6300" calcext:value-type="float">
            <text:p>463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6310" calcext:value-type="float">
            <text:p>4631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6320" calcext:value-type="float">
            <text:p>4632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6330" calcext:value-type="float">
            <text:p>4633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6350" calcext:value-type="float">
            <text:p>4635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6360" calcext:value-type="float">
            <text:p>4636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6370" calcext:value-type="float">
            <text:p>4637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6380" calcext:value-type="float">
            <text:p>4638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6390" calcext:value-type="float">
            <text:p>4639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6410" calcext:value-type="float">
            <text:p>4641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6420" calcext:value-type="float">
            <text:p>4642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6430" calcext:value-type="float">
            <text:p>4643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6440" calcext:value-type="float">
            <text:p>4644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6450" calcext:value-type="float">
            <text:p>4645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6460" calcext:value-type="float">
            <text:p>464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6470" calcext:value-type="float">
            <text:p>4647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6480" calcext:value-type="float">
            <text:p>4648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6490" calcext:value-type="float">
            <text:p>46490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6510" calcext:value-type="float">
            <text:p>4651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6520" calcext:value-type="float">
            <text:p>4652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6530" calcext:value-type="float">
            <text:p>4653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6540" calcext:value-type="float">
            <text:p>4654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6550" calcext:value-type="float">
            <text:p>465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6560" calcext:value-type="float">
            <text:p>465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6570" calcext:value-type="float">
            <text:p>4657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6580" calcext:value-type="float">
            <text:p>46580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46590" calcext:value-type="float">
            <text:p>4659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6610" calcext:value-type="float">
            <text:p>4661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6620" calcext:value-type="float">
            <text:p>4662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6630" calcext:value-type="float">
            <text:p>4663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6640" calcext:value-type="float">
            <text:p>466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6650" calcext:value-type="float">
            <text:p>4665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6660" calcext:value-type="float">
            <text:p>4666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6670" calcext:value-type="float">
            <text:p>4667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6680" calcext:value-type="float">
            <text:p>4668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6690" calcext:value-type="float">
            <text:p>4669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6700" calcext:value-type="float">
            <text:p>467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6710" calcext:value-type="float">
            <text:p>4671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6720" calcext:value-type="float">
            <text:p>467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6730" calcext:value-type="float">
            <text:p>4673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6740" calcext:value-type="float">
            <text:p>4674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6750" calcext:value-type="float">
            <text:p>4675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6760" calcext:value-type="float">
            <text:p>4676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6770" calcext:value-type="float">
            <text:p>467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6780" calcext:value-type="float">
            <text:p>4678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6790" calcext:value-type="float">
            <text:p>4679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6810" calcext:value-type="float">
            <text:p>4681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6820" calcext:value-type="float">
            <text:p>4682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6830" calcext:value-type="float">
            <text:p>4683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6840" calcext:value-type="float">
            <text:p>46840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46850" calcext:value-type="float">
            <text:p>4685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6860" calcext:value-type="float">
            <text:p>4686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6870" calcext:value-type="float">
            <text:p>4687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6880" calcext:value-type="float">
            <text:p>468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6890" calcext:value-type="float">
            <text:p>4689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6900" calcext:value-type="float">
            <text:p>469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6910" calcext:value-type="float">
            <text:p>4691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6920" calcext:value-type="float">
            <text:p>469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6930" calcext:value-type="float">
            <text:p>4693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6940" calcext:value-type="float">
            <text:p>4694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6950" calcext:value-type="float">
            <text:p>46950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46960" calcext:value-type="float">
            <text:p>4696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6970" calcext:value-type="float">
            <text:p>4697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6980" calcext:value-type="float">
            <text:p>4698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6990" calcext:value-type="float">
            <text:p>4699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47010" calcext:value-type="float">
            <text:p>47010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47020" calcext:value-type="float">
            <text:p>4702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7030" calcext:value-type="float">
            <text:p>4703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7040" calcext:value-type="float">
            <text:p>4704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7050" calcext:value-type="float">
            <text:p>4705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7060" calcext:value-type="float">
            <text:p>4706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7070" calcext:value-type="float">
            <text:p>4707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7080" calcext:value-type="float">
            <text:p>470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7090" calcext:value-type="float">
            <text:p>4709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7110" calcext:value-type="float">
            <text:p>4711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7120" calcext:value-type="float">
            <text:p>4712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7130" calcext:value-type="float">
            <text:p>4713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47140" calcext:value-type="float">
            <text:p>4714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47150" calcext:value-type="float">
            <text:p>4715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7160" calcext:value-type="float">
            <text:p>47160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7170" calcext:value-type="float">
            <text:p>4717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7180" calcext:value-type="float">
            <text:p>4718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7190" calcext:value-type="float">
            <text:p>4719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7210" calcext:value-type="float">
            <text:p>4721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7220" calcext:value-type="float">
            <text:p>4722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7230" calcext:value-type="float">
            <text:p>472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7240" calcext:value-type="float">
            <text:p>4724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7250" calcext:value-type="float">
            <text:p>4725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260" calcext:value-type="float">
            <text:p>4726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7270" calcext:value-type="float">
            <text:p>4727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280" calcext:value-type="float">
            <text:p>4728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7290" calcext:value-type="float">
            <text:p>4729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7300" calcext:value-type="float">
            <text:p>4730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7310" calcext:value-type="float">
            <text:p>4731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7320" calcext:value-type="float">
            <text:p>4732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7330" calcext:value-type="float">
            <text:p>4733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7340" calcext:value-type="float">
            <text:p>4734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7350" calcext:value-type="float">
            <text:p>4735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7360" calcext:value-type="float">
            <text:p>4736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7370" calcext:value-type="float">
            <text:p>4737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7380" calcext:value-type="float">
            <text:p>47380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47390" calcext:value-type="float">
            <text:p>47390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7410" calcext:value-type="float">
            <text:p>4741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7420" calcext:value-type="float">
            <text:p>474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7430" calcext:value-type="float">
            <text:p>4743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7440" calcext:value-type="float">
            <text:p>4744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7450" calcext:value-type="float">
            <text:p>4745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7460" calcext:value-type="float">
            <text:p>4746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7470" calcext:value-type="float">
            <text:p>4747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7480" calcext:value-type="float">
            <text:p>4748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7490" calcext:value-type="float">
            <text:p>4749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7510" calcext:value-type="float">
            <text:p>4751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7520" calcext:value-type="float">
            <text:p>475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7530" calcext:value-type="float">
            <text:p>4753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7540" calcext:value-type="float">
            <text:p>4754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7550" calcext:value-type="float">
            <text:p>475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7560" calcext:value-type="float">
            <text:p>4756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7570" calcext:value-type="float">
            <text:p>4757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7580" calcext:value-type="float">
            <text:p>4758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7590" calcext:value-type="float">
            <text:p>4759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7610" calcext:value-type="float">
            <text:p>4761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7620" calcext:value-type="float">
            <text:p>4762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7630" calcext:value-type="float">
            <text:p>4763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7640" calcext:value-type="float">
            <text:p>4764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7650" calcext:value-type="float">
            <text:p>4765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7660" calcext:value-type="float">
            <text:p>4766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7670" calcext:value-type="float">
            <text:p>4767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7680" calcext:value-type="float">
            <text:p>4768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7690" calcext:value-type="float">
            <text:p>4769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7710" calcext:value-type="float">
            <text:p>477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7720" calcext:value-type="float">
            <text:p>4772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7730" calcext:value-type="float">
            <text:p>4773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7740" calcext:value-type="float">
            <text:p>4774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7750" calcext:value-type="float">
            <text:p>4775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7760" calcext:value-type="float">
            <text:p>4776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7770" calcext:value-type="float">
            <text:p>4777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7780" calcext:value-type="float">
            <text:p>4778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47790" calcext:value-type="float">
            <text:p>4779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7810" calcext:value-type="float">
            <text:p>4781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7820" calcext:value-type="float">
            <text:p>4782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7830" calcext:value-type="float">
            <text:p>478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7840" calcext:value-type="float">
            <text:p>478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7850" calcext:value-type="float">
            <text:p>4785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7860" calcext:value-type="float">
            <text:p>4786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7870" calcext:value-type="float">
            <text:p>4787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7880" calcext:value-type="float">
            <text:p>4788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7890" calcext:value-type="float">
            <text:p>4789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910" calcext:value-type="float">
            <text:p>479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7920" calcext:value-type="float">
            <text:p>4792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7930" calcext:value-type="float">
            <text:p>4793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7940" calcext:value-type="float">
            <text:p>479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7950" calcext:value-type="float">
            <text:p>479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7960" calcext:value-type="float">
            <text:p>4796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7970" calcext:value-type="float">
            <text:p>4797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7980" calcext:value-type="float">
            <text:p>479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7990" calcext:value-type="float">
            <text:p>479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8010" calcext:value-type="float">
            <text:p>4801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8020" calcext:value-type="float">
            <text:p>480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8030" calcext:value-type="float">
            <text:p>4803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8040" calcext:value-type="float">
            <text:p>4804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8050" calcext:value-type="float">
            <text:p>4805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8060" calcext:value-type="float">
            <text:p>4806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8070" calcext:value-type="float">
            <text:p>4807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8080" calcext:value-type="float">
            <text:p>4808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8090" calcext:value-type="float">
            <text:p>4809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8110" calcext:value-type="float">
            <text:p>481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8120" calcext:value-type="float">
            <text:p>4812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8130" calcext:value-type="float">
            <text:p>4813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8140" calcext:value-type="float">
            <text:p>4814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8150" calcext:value-type="float">
            <text:p>4815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8160" calcext:value-type="float">
            <text:p>4816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8170" calcext:value-type="float">
            <text:p>4817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48180" calcext:value-type="float">
            <text:p>4818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48190" calcext:value-type="float">
            <text:p>4819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8210" calcext:value-type="float">
            <text:p>482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8220" calcext:value-type="float">
            <text:p>4822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48230" calcext:value-type="float">
            <text:p>4823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8240" calcext:value-type="float">
            <text:p>48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8250" calcext:value-type="float">
            <text:p>48250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48260" calcext:value-type="float">
            <text:p>4826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8270" calcext:value-type="float">
            <text:p>4827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8280" calcext:value-type="float">
            <text:p>4828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8290" calcext:value-type="float">
            <text:p>4829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8300" calcext:value-type="float">
            <text:p>483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8310" calcext:value-type="float">
            <text:p>4831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48320" calcext:value-type="float">
            <text:p>483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8330" calcext:value-type="float">
            <text:p>4833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8340" calcext:value-type="float">
            <text:p>4834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8350" calcext:value-type="float">
            <text:p>4835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8360" calcext:value-type="float">
            <text:p>4836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8370" calcext:value-type="float">
            <text:p>483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8380" calcext:value-type="float">
            <text:p>4838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8390" calcext:value-type="float">
            <text:p>4839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8410" calcext:value-type="float">
            <text:p>48410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48420" calcext:value-type="float">
            <text:p>4842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8430" calcext:value-type="float">
            <text:p>4843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8440" calcext:value-type="float">
            <text:p>4844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8450" calcext:value-type="float">
            <text:p>4845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8460" calcext:value-type="float">
            <text:p>4846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8470" calcext:value-type="float">
            <text:p>484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8480" calcext:value-type="float">
            <text:p>4848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8490" calcext:value-type="float">
            <text:p>4849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48510" calcext:value-type="float">
            <text:p>4851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48520" calcext:value-type="float">
            <text:p>485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8530" calcext:value-type="float">
            <text:p>4853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8540" calcext:value-type="float">
            <text:p>4854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8550" calcext:value-type="float">
            <text:p>48550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48560" calcext:value-type="float">
            <text:p>4856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8570" calcext:value-type="float">
            <text:p>4857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8580" calcext:value-type="float">
            <text:p>4858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8590" calcext:value-type="float">
            <text:p>4859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8610" calcext:value-type="float">
            <text:p>4861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8620" calcext:value-type="float">
            <text:p>4862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8630" calcext:value-type="float">
            <text:p>486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8640" calcext:value-type="float">
            <text:p>4864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8650" calcext:value-type="float">
            <text:p>4865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8660" calcext:value-type="float">
            <text:p>4866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8670" calcext:value-type="float">
            <text:p>4867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8680" calcext:value-type="float">
            <text:p>4868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8690" calcext:value-type="float">
            <text:p>4869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8710" calcext:value-type="float">
            <text:p>487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8720" calcext:value-type="float">
            <text:p>4872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8730" calcext:value-type="float">
            <text:p>4873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8740" calcext:value-type="float">
            <text:p>487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8750" calcext:value-type="float">
            <text:p>4875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8760" calcext:value-type="float">
            <text:p>4876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8770" calcext:value-type="float">
            <text:p>48770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48780" calcext:value-type="float">
            <text:p>4878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8790" calcext:value-type="float">
            <text:p>4879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8810" calcext:value-type="float">
            <text:p>4881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8820" calcext:value-type="float">
            <text:p>4882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8830" calcext:value-type="float">
            <text:p>4883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8840" calcext:value-type="float">
            <text:p>4884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8850" calcext:value-type="float">
            <text:p>488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48860" calcext:value-type="float">
            <text:p>4886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8870" calcext:value-type="float">
            <text:p>4887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8880" calcext:value-type="float">
            <text:p>4888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8890" calcext:value-type="float">
            <text:p>4889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8900" calcext:value-type="float">
            <text:p>4890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48910" calcext:value-type="float">
            <text:p>4891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8920" calcext:value-type="float">
            <text:p>4892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48930" calcext:value-type="float">
            <text:p>489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8940" calcext:value-type="float">
            <text:p>4894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8950" calcext:value-type="float">
            <text:p>4895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8960" calcext:value-type="float">
            <text:p>4896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8970" calcext:value-type="float">
            <text:p>4897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8980" calcext:value-type="float">
            <text:p>4898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8990" calcext:value-type="float">
            <text:p>4899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9010" calcext:value-type="float">
            <text:p>4901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9020" calcext:value-type="float">
            <text:p>490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9030" calcext:value-type="float">
            <text:p>4903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9040" calcext:value-type="float">
            <text:p>490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9050" calcext:value-type="float">
            <text:p>4905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9060" calcext:value-type="float">
            <text:p>4906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9070" calcext:value-type="float">
            <text:p>4907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9080" calcext:value-type="float">
            <text:p>4908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9090" calcext:value-type="float">
            <text:p>4909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9110" calcext:value-type="float">
            <text:p>4911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9120" calcext:value-type="float">
            <text:p>4912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9130" calcext:value-type="float">
            <text:p>4913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9140" calcext:value-type="float">
            <text:p>4914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9150" calcext:value-type="float">
            <text:p>4915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49160" calcext:value-type="float">
            <text:p>4916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9170" calcext:value-type="float">
            <text:p>4917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9180" calcext:value-type="float">
            <text:p>4918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9190" calcext:value-type="float">
            <text:p>4919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9210" calcext:value-type="float">
            <text:p>4921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9220" calcext:value-type="float">
            <text:p>4922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9230" calcext:value-type="float">
            <text:p>4923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9240" calcext:value-type="float">
            <text:p>4924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9250" calcext:value-type="float">
            <text:p>4925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9260" calcext:value-type="float">
            <text:p>4926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9270" calcext:value-type="float">
            <text:p>4927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9280" calcext:value-type="float">
            <text:p>4928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9290" calcext:value-type="float">
            <text:p>4929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9300" calcext:value-type="float">
            <text:p>4930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9310" calcext:value-type="float">
            <text:p>4931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9320" calcext:value-type="float">
            <text:p>4932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9330" calcext:value-type="float">
            <text:p>4933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9340" calcext:value-type="float">
            <text:p>4934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9350" calcext:value-type="float">
            <text:p>493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9360" calcext:value-type="float">
            <text:p>4936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9370" calcext:value-type="float">
            <text:p>4937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9380" calcext:value-type="float">
            <text:p>4938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9390" calcext:value-type="float">
            <text:p>4939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9410" calcext:value-type="float">
            <text:p>4941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420" calcext:value-type="float">
            <text:p>4942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9430" calcext:value-type="float">
            <text:p>4943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9440" calcext:value-type="float">
            <text:p>4944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9450" calcext:value-type="float">
            <text:p>4945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9460" calcext:value-type="float">
            <text:p>4946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9470" calcext:value-type="float">
            <text:p>4947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9480" calcext:value-type="float">
            <text:p>4948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9490" calcext:value-type="float">
            <text:p>4949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9510" calcext:value-type="float">
            <text:p>4951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9520" calcext:value-type="float">
            <text:p>4952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9530" calcext:value-type="float">
            <text:p>4953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9540" calcext:value-type="float">
            <text:p>4954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9550" calcext:value-type="float">
            <text:p>4955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9560" calcext:value-type="float">
            <text:p>4956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9570" calcext:value-type="float">
            <text:p>4957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9580" calcext:value-type="float">
            <text:p>4958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590" calcext:value-type="float">
            <text:p>49590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9610" calcext:value-type="float">
            <text:p>4961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9620" calcext:value-type="float">
            <text:p>496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9630" calcext:value-type="float">
            <text:p>4963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9640" calcext:value-type="float">
            <text:p>4964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9650" calcext:value-type="float">
            <text:p>4965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9660" calcext:value-type="float">
            <text:p>4966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9670" calcext:value-type="float">
            <text:p>4967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9680" calcext:value-type="float">
            <text:p>4968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9690" calcext:value-type="float">
            <text:p>496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9700" calcext:value-type="float">
            <text:p>4970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9710" calcext:value-type="float">
            <text:p>4971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9720" calcext:value-type="float">
            <text:p>4972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9730" calcext:value-type="float">
            <text:p>4973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9740" calcext:value-type="float">
            <text:p>4974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9750" calcext:value-type="float">
            <text:p>4975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9760" calcext:value-type="float">
            <text:p>4976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9770" calcext:value-type="float">
            <text:p>4977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9780" calcext:value-type="float">
            <text:p>4978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9790" calcext:value-type="float">
            <text:p>4979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9820" calcext:value-type="float">
            <text:p>4982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9830" calcext:value-type="float">
            <text:p>4983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9840" calcext:value-type="float">
            <text:p>4984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9850" calcext:value-type="float">
            <text:p>498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9860" calcext:value-type="float">
            <text:p>4986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9870" calcext:value-type="float">
            <text:p>4987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9880" calcext:value-type="float">
            <text:p>4988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9890" calcext:value-type="float">
            <text:p>4989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9900" calcext:value-type="float">
            <text:p>499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9910" calcext:value-type="float">
            <text:p>4991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49920" calcext:value-type="float">
            <text:p>4992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9930" calcext:value-type="float">
            <text:p>4993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49940" calcext:value-type="float">
            <text:p>4994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9950" calcext:value-type="float">
            <text:p>4995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9960" calcext:value-type="float">
            <text:p>4996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9970" calcext:value-type="float">
            <text:p>4997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9980" calcext:value-type="float">
            <text:p>4998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9990" calcext:value-type="float">
            <text:p>4999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8" calcext:value-type="float">
            <text:p>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2T08:02:42.316156283</dc:date>
    <meta:document-statistic meta:table-count="1" meta:cell-count="10002" meta:object-count="1"/>
    <meta:generator>LibreOffice/4.2.7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2.612cm" svg:y="0.316cm" chart:style-name="ch2">
          <text:p>Zależność czasu wykonania operacji od ilości danych</text:p>
        </chart:title>
        <chart:legend chart:legend-position="end" svg:x="13.551cm" svg:y="4.201cm" style:legend-expansion="high" chart:style-name="ch3"/>
        <chart:plot-area chart:style-name="ch4" table:cell-range-address="Arkusz1.A1:Arkusz1.B5001" chart:data-source-has-labels="column" svg:x="1.331cm" svg:y="1.301cm" svg:width="11.901cm" svg:height="6.538cm">
          <chartooo:coordinate-region svg:x="2.323cm" svg:y="1.5cm" svg:width="10.909cm" svg:height="5.154cm"/>
          <chart:axis chart:dimension="x" chart:name="primary-x" chart:style-name="ch5" chartooo:axis-type="auto">
            <chartooo:date-scale/>
            <chart:title svg:x="6.324cm" svg:y="8.019cm" chart:style-name="ch6">
              <text:p>Ilosc danych</text:p>
            </chart:title>
            <chart:categories table:cell-range-address="Arkusz1.A1:Arkusz1.A5001"/>
          </chart:axis>
          <chart:axis chart:dimension="y" chart:name="primary-y" chart:style-name="ch5">
            <chart:title svg:x="0.451cm" svg:y="5.408cm" chart:style-name="ch7">
              <text:p>Czas w ms</text:p>
            </chart:title>
            <chart:grid chart:style-name="ch8" chart:class="major"/>
          </chart:axis>
          <chart:series chart:style-name="ch9" chart:values-cell-range-address="Arkusz1.B1:Arkusz1.B5001" chart:class="chart:area">
            <chart:data-point chart:repeated="5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1:Arkusz1.A5001</svg:desc>
                </draw:g>
              </table:table-cell>
              <table:table-cell office:value-type="float" office:value="3">
                <text:p>3</text:p>
                <draw:g>
                  <svg:desc>Arkusz1.B1:Arkusz1.B500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70">
                <text:p>25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90">
                <text:p>25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630">
                <text:p>26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70">
                <text:p>2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90">
                <text:p>26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730">
                <text:p>27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90">
                <text:p>27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30">
                <text:p>28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870">
                <text:p>28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90">
                <text:p>28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10">
                <text:p>29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30">
                <text:p>29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70">
                <text:p>29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90">
                <text:p>29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30">
                <text:p>30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70">
                <text:p>30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90">
                <text:p>30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10">
                <text:p>3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30">
                <text:p>3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70">
                <text:p>31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180">
                <text:p>31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90">
                <text:p>31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210">
                <text:p>32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20">
                <text:p>32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30">
                <text:p>32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70">
                <text:p>32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290">
                <text:p>3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310">
                <text:p>33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30">
                <text:p>33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40">
                <text:p>33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70">
                <text:p>33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90">
                <text:p>33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20">
                <text:p>34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30">
                <text:p>34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460">
                <text:p>34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70">
                <text:p>34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90">
                <text:p>34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10">
                <text:p>35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530">
                <text:p>35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40">
                <text:p>35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570">
                <text:p>35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580">
                <text:p>35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590">
                <text:p>35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630">
                <text:p>36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660">
                <text:p>36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670">
                <text:p>36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690">
                <text:p>36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710">
                <text:p>37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770">
                <text:p>37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780">
                <text:p>37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790">
                <text:p>37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810">
                <text:p>38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820">
                <text:p>38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830">
                <text:p>38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860">
                <text:p>38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870">
                <text:p>3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890">
                <text:p>38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10">
                <text:p>39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30">
                <text:p>39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940">
                <text:p>39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70">
                <text:p>39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980">
                <text:p>39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90">
                <text:p>39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10">
                <text:p>40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20">
                <text:p>40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30">
                <text:p>40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60">
                <text:p>40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">
                <text:p>40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90">
                <text:p>40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10">
                <text:p>41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30">
                <text:p>41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40">
                <text:p>41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70">
                <text:p>41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80">
                <text:p>4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90">
                <text:p>41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10">
                <text:p>42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20">
                <text:p>42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30">
                <text:p>4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60">
                <text:p>42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70">
                <text:p>42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0">
                <text:p>42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10">
                <text:p>43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30">
                <text:p>43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40">
                <text:p>43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70">
                <text:p>43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80">
                <text:p>4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10">
                <text:p>44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20">
                <text:p>44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30">
                <text:p>44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60">
                <text:p>44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70">
                <text:p>44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90">
                <text:p>4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510">
                <text:p>45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30">
                <text:p>4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40">
                <text:p>45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70">
                <text:p>45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80">
                <text:p>45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90">
                <text:p>45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610">
                <text:p>46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620">
                <text:p>46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630">
                <text:p>46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660">
                <text:p>46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670">
                <text:p>46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690">
                <text:p>46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710">
                <text:p>47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720">
                <text:p>47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730">
                <text:p>47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740">
                <text:p>47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770">
                <text:p>47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780">
                <text:p>47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790">
                <text:p>4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810">
                <text:p>48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820">
                <text:p>48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830">
                <text:p>48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840">
                <text:p>48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860">
                <text:p>48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870">
                <text:p>48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890">
                <text:p>48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910">
                <text:p>49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920">
                <text:p>4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930">
                <text:p>49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940">
                <text:p>49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970">
                <text:p>49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980">
                <text:p>49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990">
                <text:p>49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10">
                <text:p>50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20">
                <text:p>50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030">
                <text:p>50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5060">
                <text:p>5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70">
                <text:p>50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90">
                <text:p>50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110">
                <text:p>5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130">
                <text:p>5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140">
                <text:p>51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160">
                <text:p>51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170">
                <text:p>51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180">
                <text:p>51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190">
                <text:p>51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210">
                <text:p>5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30">
                <text:p>52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270">
                <text:p>5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290">
                <text:p>5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310">
                <text:p>53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320">
                <text:p>53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330">
                <text:p>53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340">
                <text:p>53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370">
                <text:p>53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380">
                <text:p>53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390">
                <text:p>53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410">
                <text:p>54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420">
                <text:p>54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430">
                <text:p>54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460">
                <text:p>54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470">
                <text:p>54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490">
                <text:p>54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510">
                <text:p>5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520">
                <text:p>55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530">
                <text:p>55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540">
                <text:p>55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570">
                <text:p>55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580">
                <text:p>55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590">
                <text:p>55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610">
                <text:p>56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620">
                <text:p>56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630">
                <text:p>56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660">
                <text:p>56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670">
                <text:p>56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680">
                <text:p>56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690">
                <text:p>56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730">
                <text:p>57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40">
                <text:p>57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70">
                <text:p>57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80">
                <text:p>57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790">
                <text:p>57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10">
                <text:p>58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30">
                <text:p>58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860">
                <text:p>58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870">
                <text:p>58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880">
                <text:p>58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890">
                <text:p>58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910">
                <text:p>59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930">
                <text:p>59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940">
                <text:p>59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970">
                <text:p>59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980">
                <text:p>59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990">
                <text:p>59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010">
                <text:p>60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020">
                <text:p>60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030">
                <text:p>60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040">
                <text:p>60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60">
                <text:p>60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070">
                <text:p>60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090">
                <text:p>60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6110">
                <text:p>6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120">
                <text:p>61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130">
                <text:p>6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140">
                <text:p>61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6170">
                <text:p>61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180">
                <text:p>61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190">
                <text:p>61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210">
                <text:p>62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220">
                <text:p>62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230">
                <text:p>62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260">
                <text:p>6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270">
                <text:p>62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280">
                <text:p>62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290">
                <text:p>62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310">
                <text:p>63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330">
                <text:p>63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340">
                <text:p>63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360">
                <text:p>63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370">
                <text:p>6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380">
                <text:p>63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390">
                <text:p>6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410">
                <text:p>64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420">
                <text:p>64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430">
                <text:p>64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460">
                <text:p>64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470">
                <text:p>64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480">
                <text:p>64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490">
                <text:p>64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510">
                <text:p>65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520">
                <text:p>65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530">
                <text:p>65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540">
                <text:p>65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570">
                <text:p>65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580">
                <text:p>65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590">
                <text:p>65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610">
                <text:p>66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620">
                <text:p>66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6630">
                <text:p>66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640">
                <text:p>66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660">
                <text:p>66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670">
                <text:p>66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690">
                <text:p>66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710">
                <text:p>67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720">
                <text:p>67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730">
                <text:p>67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6740">
                <text:p>67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770">
                <text:p>67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780">
                <text:p>67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790">
                <text:p>67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810">
                <text:p>68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820">
                <text:p>68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830">
                <text:p>68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840">
                <text:p>68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860">
                <text:p>68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870">
                <text:p>68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880">
                <text:p>68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890">
                <text:p>68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910">
                <text:p>69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930">
                <text:p>69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940">
                <text:p>69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960">
                <text:p>69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970">
                <text:p>69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980">
                <text:p>69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990">
                <text:p>69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010">
                <text:p>70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020">
                <text:p>70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030">
                <text:p>70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040">
                <text:p>70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060">
                <text:p>70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070">
                <text:p>70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080">
                <text:p>70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7090">
                <text:p>70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110">
                <text:p>7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120">
                <text:p>71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130">
                <text:p>71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140">
                <text:p>7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160">
                <text:p>71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170">
                <text:p>71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180">
                <text:p>71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190">
                <text:p>7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210">
                <text:p>72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220">
                <text:p>72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230">
                <text:p>72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240">
                <text:p>72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7260">
                <text:p>72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270">
                <text:p>72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280">
                <text:p>7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290">
                <text:p>72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320">
                <text:p>73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330">
                <text:p>73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340">
                <text:p>73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360">
                <text:p>73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370">
                <text:p>73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380">
                <text:p>73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390">
                <text:p>73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410">
                <text:p>74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420">
                <text:p>74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430">
                <text:p>74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440">
                <text:p>74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460">
                <text:p>74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470">
                <text:p>74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480">
                <text:p>74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490">
                <text:p>74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510">
                <text:p>75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520">
                <text:p>75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530">
                <text:p>75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540">
                <text:p>75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550">
                <text:p>75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560">
                <text:p>75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570">
                <text:p>75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580">
                <text:p>75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7590">
                <text:p>75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610">
                <text:p>76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620">
                <text:p>76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630">
                <text:p>76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640">
                <text:p>76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650">
                <text:p>76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660">
                <text:p>76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670">
                <text:p>76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690">
                <text:p>76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710">
                <text:p>77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720">
                <text:p>77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730">
                <text:p>77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740">
                <text:p>77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750">
                <text:p>77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760">
                <text:p>77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7770">
                <text:p>77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780">
                <text:p>77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790">
                <text:p>77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820">
                <text:p>78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830">
                <text:p>78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840">
                <text:p>78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850">
                <text:p>78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860">
                <text:p>78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870">
                <text:p>78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880">
                <text:p>78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890">
                <text:p>78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910">
                <text:p>79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920">
                <text:p>79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7930">
                <text:p>79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940">
                <text:p>79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7950">
                <text:p>79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960">
                <text:p>79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970">
                <text:p>79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7980">
                <text:p>79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7990">
                <text:p>7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010">
                <text:p>80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020">
                <text:p>80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030">
                <text:p>80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040">
                <text:p>80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050">
                <text:p>80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060">
                <text:p>80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070">
                <text:p>80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080">
                <text:p>80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090">
                <text:p>8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110">
                <text:p>81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20">
                <text:p>8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130">
                <text:p>81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140">
                <text:p>81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150">
                <text:p>81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60">
                <text:p>81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70">
                <text:p>81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180">
                <text:p>81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190">
                <text:p>81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210">
                <text:p>82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8220">
                <text:p>82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230">
                <text:p>82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240">
                <text:p>82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250">
                <text:p>82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8260">
                <text:p>82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270">
                <text:p>82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280">
                <text:p>8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290">
                <text:p>82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310">
                <text:p>83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320">
                <text:p>83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330">
                <text:p>83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340">
                <text:p>83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350">
                <text:p>83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360">
                <text:p>8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370">
                <text:p>83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380">
                <text:p>8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390">
                <text:p>83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410">
                <text:p>8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420">
                <text:p>84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430">
                <text:p>84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440">
                <text:p>84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450">
                <text:p>84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460">
                <text:p>84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8470">
                <text:p>84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480">
                <text:p>84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490">
                <text:p>84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10">
                <text:p>85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20">
                <text:p>85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30">
                <text:p>85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40">
                <text:p>85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550">
                <text:p>85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60">
                <text:p>85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570">
                <text:p>85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580">
                <text:p>85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590">
                <text:p>85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10">
                <text:p>86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8620">
                <text:p>86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30">
                <text:p>86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640">
                <text:p>86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8660">
                <text:p>86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670">
                <text:p>86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680">
                <text:p>86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690">
                <text:p>86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710">
                <text:p>87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720">
                <text:p>87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730">
                <text:p>87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740">
                <text:p>87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760">
                <text:p>87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770">
                <text:p>87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780">
                <text:p>87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790">
                <text:p>87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810">
                <text:p>88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820">
                <text:p>88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830">
                <text:p>88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840">
                <text:p>88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850">
                <text:p>88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8860">
                <text:p>88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8870">
                <text:p>88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880">
                <text:p>88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890">
                <text:p>88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910">
                <text:p>89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920">
                <text:p>89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930">
                <text:p>89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8940">
                <text:p>89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950">
                <text:p>89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960">
                <text:p>89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970">
                <text:p>89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980">
                <text:p>89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990">
                <text:p>89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010">
                <text:p>90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9020">
                <text:p>90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030">
                <text:p>90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040">
                <text:p>90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9050">
                <text:p>90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060">
                <text:p>90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070">
                <text:p>90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080">
                <text:p>90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090">
                <text:p>90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110">
                <text:p>91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120">
                <text:p>91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130">
                <text:p>9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140">
                <text:p>91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150">
                <text:p>91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160">
                <text:p>91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9170">
                <text:p>91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180">
                <text:p>91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190">
                <text:p>91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210">
                <text:p>92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220">
                <text:p>92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230">
                <text:p>92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240">
                <text:p>92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250">
                <text:p>92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260">
                <text:p>92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9270">
                <text:p>92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9290">
                <text:p>92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310">
                <text:p>93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320">
                <text:p>93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330">
                <text:p>93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340">
                <text:p>93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350">
                <text:p>93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360">
                <text:p>93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370">
                <text:p>93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380">
                <text:p>93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390">
                <text:p>93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9410">
                <text:p>94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420">
                <text:p>94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430">
                <text:p>94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440">
                <text:p>94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450">
                <text:p>94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460">
                <text:p>94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9470">
                <text:p>94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480">
                <text:p>94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490">
                <text:p>94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510">
                <text:p>95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520">
                <text:p>95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530">
                <text:p>95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540">
                <text:p>95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550">
                <text:p>95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560">
                <text:p>95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570">
                <text:p>95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580">
                <text:p>95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590">
                <text:p>95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9610">
                <text:p>96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620">
                <text:p>96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630">
                <text:p>96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640">
                <text:p>96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9650">
                <text:p>96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660">
                <text:p>96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670">
                <text:p>96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9680">
                <text:p>96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690">
                <text:p>96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710">
                <text:p>97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720">
                <text:p>97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730">
                <text:p>97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9740">
                <text:p>97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9750">
                <text:p>97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760">
                <text:p>97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770">
                <text:p>97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780">
                <text:p>97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9810">
                <text:p>98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820">
                <text:p>98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830">
                <text:p>98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840">
                <text:p>98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850">
                <text:p>98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860">
                <text:p>98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870">
                <text:p>98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880">
                <text:p>98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890">
                <text:p>98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920">
                <text:p>99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930">
                <text:p>99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940">
                <text:p>99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950">
                <text:p>99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9960">
                <text:p>99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9970">
                <text:p>99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9980">
                <text:p>99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990">
                <text:p>99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010">
                <text:p>100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020">
                <text:p>100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0030">
                <text:p>100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040">
                <text:p>100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050">
                <text:p>100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060">
                <text:p>100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070">
                <text:p>100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080">
                <text:p>100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090">
                <text:p>100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120">
                <text:p>101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130">
                <text:p>101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0140">
                <text:p>101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150">
                <text:p>101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160">
                <text:p>101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170">
                <text:p>101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180">
                <text:p>101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0190">
                <text:p>101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0210">
                <text:p>10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220">
                <text:p>102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230">
                <text:p>102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0250">
                <text:p>102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260">
                <text:p>102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270">
                <text:p>10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280">
                <text:p>102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290">
                <text:p>102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310">
                <text:p>103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320">
                <text:p>103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330">
                <text:p>103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0340">
                <text:p>103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350">
                <text:p>103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360">
                <text:p>103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370">
                <text:p>103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380">
                <text:p>103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0390">
                <text:p>103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0410">
                <text:p>104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0420">
                <text:p>104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430">
                <text:p>104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440">
                <text:p>104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450">
                <text:p>104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460">
                <text:p>104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0470">
                <text:p>104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480">
                <text:p>104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0490">
                <text:p>104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510">
                <text:p>105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520">
                <text:p>105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0530">
                <text:p>105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0540">
                <text:p>105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550">
                <text:p>105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560">
                <text:p>105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570">
                <text:p>105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580">
                <text:p>105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590">
                <text:p>105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610">
                <text:p>106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620">
                <text:p>106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630">
                <text:p>106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640">
                <text:p>106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650">
                <text:p>106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660">
                <text:p>106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670">
                <text:p>106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680">
                <text:p>106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690">
                <text:p>106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710">
                <text:p>107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720">
                <text:p>107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730">
                <text:p>107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740">
                <text:p>107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760">
                <text:p>107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770">
                <text:p>107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780">
                <text:p>107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790">
                <text:p>107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810">
                <text:p>108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820">
                <text:p>108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830">
                <text:p>108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840">
                <text:p>108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0850">
                <text:p>108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860">
                <text:p>108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870">
                <text:p>108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880">
                <text:p>108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890">
                <text:p>108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0910">
                <text:p>109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920">
                <text:p>109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930">
                <text:p>109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940">
                <text:p>109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950">
                <text:p>109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960">
                <text:p>109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0970">
                <text:p>10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980">
                <text:p>109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990">
                <text:p>109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010">
                <text:p>110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1020">
                <text:p>110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1030">
                <text:p>110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040">
                <text:p>110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050">
                <text:p>110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060">
                <text:p>110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070">
                <text:p>110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080">
                <text:p>110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090">
                <text:p>110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110">
                <text:p>111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120">
                <text:p>111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130">
                <text:p>111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140">
                <text:p>111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1150">
                <text:p>111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1160">
                <text:p>111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170">
                <text:p>111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180">
                <text:p>111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190">
                <text:p>111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210">
                <text:p>112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220">
                <text:p>112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1230">
                <text:p>112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240">
                <text:p>112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1250">
                <text:p>112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260">
                <text:p>112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270">
                <text:p>112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280">
                <text:p>112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290">
                <text:p>112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310">
                <text:p>113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1320">
                <text:p>113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330">
                <text:p>113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340">
                <text:p>11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350">
                <text:p>11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1360">
                <text:p>113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370">
                <text:p>113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1380">
                <text:p>113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1390">
                <text:p>113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410">
                <text:p>114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420">
                <text:p>114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430">
                <text:p>114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440">
                <text:p>114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450">
                <text:p>114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460">
                <text:p>114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1470">
                <text:p>114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1480">
                <text:p>114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1490">
                <text:p>114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510">
                <text:p>115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520">
                <text:p>115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1530">
                <text:p>115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550">
                <text:p>115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1560">
                <text:p>115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570">
                <text:p>115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580">
                <text:p>115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590">
                <text:p>115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1610">
                <text:p>116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1620">
                <text:p>116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630">
                <text:p>116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640">
                <text:p>116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1650">
                <text:p>116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1660">
                <text:p>116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670">
                <text:p>116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680">
                <text:p>116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690">
                <text:p>116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710">
                <text:p>117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720">
                <text:p>117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730">
                <text:p>117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740">
                <text:p>117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750">
                <text:p>117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760">
                <text:p>117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770">
                <text:p>117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780">
                <text:p>117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1790">
                <text:p>117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1810">
                <text:p>118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820">
                <text:p>118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1830">
                <text:p>118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840">
                <text:p>118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850">
                <text:p>118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860">
                <text:p>118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870">
                <text:p>118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1880">
                <text:p>118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1890">
                <text:p>1189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910">
                <text:p>119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920">
                <text:p>119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930">
                <text:p>119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940">
                <text:p>11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1950">
                <text:p>119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960">
                <text:p>119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970">
                <text:p>119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980">
                <text:p>119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990">
                <text:p>119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010">
                <text:p>120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020">
                <text:p>120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2030">
                <text:p>120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040">
                <text:p>120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2050">
                <text:p>120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060">
                <text:p>120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070">
                <text:p>120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080">
                <text:p>1208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12090">
                <text:p>120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10">
                <text:p>12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120">
                <text:p>121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2130">
                <text:p>121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140">
                <text:p>121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150">
                <text:p>121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160">
                <text:p>12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170">
                <text:p>121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180">
                <text:p>121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190">
                <text:p>121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210">
                <text:p>122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2220">
                <text:p>122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230">
                <text:p>122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240">
                <text:p>12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250">
                <text:p>122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260">
                <text:p>122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270">
                <text:p>122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280">
                <text:p>122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2290">
                <text:p>122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310">
                <text:p>12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320">
                <text:p>123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330">
                <text:p>123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340">
                <text:p>123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350">
                <text:p>123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360">
                <text:p>123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370">
                <text:p>123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2380">
                <text:p>123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390">
                <text:p>123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410">
                <text:p>124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420">
                <text:p>124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430">
                <text:p>12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440">
                <text:p>124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2450">
                <text:p>124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460">
                <text:p>124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470">
                <text:p>124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480">
                <text:p>124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490">
                <text:p>124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2510">
                <text:p>125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2520">
                <text:p>125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530">
                <text:p>125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540">
                <text:p>125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550">
                <text:p>125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560">
                <text:p>125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2570">
                <text:p>125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580">
                <text:p>125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590">
                <text:p>125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610">
                <text:p>126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620">
                <text:p>126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2630">
                <text:p>126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640">
                <text:p>126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2650">
                <text:p>126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660">
                <text:p>126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670">
                <text:p>126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680">
                <text:p>126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2690">
                <text:p>126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710">
                <text:p>127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720">
                <text:p>127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730">
                <text:p>127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740">
                <text:p>127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750">
                <text:p>127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760">
                <text:p>127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2770">
                <text:p>127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2780">
                <text:p>127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790">
                <text:p>127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810">
                <text:p>128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830">
                <text:p>128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2840">
                <text:p>128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860">
                <text:p>128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2870">
                <text:p>128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880">
                <text:p>128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2890">
                <text:p>128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910">
                <text:p>129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920">
                <text:p>129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930">
                <text:p>129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940">
                <text:p>129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2950">
                <text:p>129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2960">
                <text:p>129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970">
                <text:p>129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980">
                <text:p>129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2990">
                <text:p>129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3010">
                <text:p>130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020">
                <text:p>130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3030">
                <text:p>130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040">
                <text:p>130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3050">
                <text:p>130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060">
                <text:p>130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3070">
                <text:p>130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3080">
                <text:p>130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090">
                <text:p>130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110">
                <text:p>13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120">
                <text:p>131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130">
                <text:p>131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140">
                <text:p>131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150">
                <text:p>131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3160">
                <text:p>131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170">
                <text:p>131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3180">
                <text:p>131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190">
                <text:p>131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3210">
                <text:p>132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3220">
                <text:p>132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230">
                <text:p>132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240">
                <text:p>132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3250">
                <text:p>132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260">
                <text:p>132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270">
                <text:p>132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280">
                <text:p>132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290">
                <text:p>132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310">
                <text:p>133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320">
                <text:p>133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330">
                <text:p>133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340">
                <text:p>133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350">
                <text:p>133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360">
                <text:p>133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370">
                <text:p>133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380">
                <text:p>13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390">
                <text:p>133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410">
                <text:p>134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420">
                <text:p>134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430">
                <text:p>134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3440">
                <text:p>134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3450">
                <text:p>134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460">
                <text:p>134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470">
                <text:p>134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480">
                <text:p>1348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3490">
                <text:p>134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510">
                <text:p>135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520">
                <text:p>135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3530">
                <text:p>135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540">
                <text:p>135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550">
                <text:p>135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3560">
                <text:p>135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3570">
                <text:p>135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580">
                <text:p>135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3590">
                <text:p>135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3610">
                <text:p>136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3620">
                <text:p>136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630">
                <text:p>136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3640">
                <text:p>136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3650">
                <text:p>136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660">
                <text:p>136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670">
                <text:p>136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680">
                <text:p>136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3690">
                <text:p>136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710">
                <text:p>137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720">
                <text:p>137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730">
                <text:p>137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740">
                <text:p>137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750">
                <text:p>137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760">
                <text:p>137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3770">
                <text:p>137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780">
                <text:p>137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3790">
                <text:p>137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10">
                <text:p>138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20">
                <text:p>138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830">
                <text:p>138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40">
                <text:p>138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850">
                <text:p>138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60">
                <text:p>138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70">
                <text:p>138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880">
                <text:p>138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890">
                <text:p>138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910">
                <text:p>139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920">
                <text:p>139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930">
                <text:p>139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940">
                <text:p>139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950">
                <text:p>139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960">
                <text:p>139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970">
                <text:p>139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3980">
                <text:p>139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990">
                <text:p>139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010">
                <text:p>140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020">
                <text:p>140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030">
                <text:p>140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4040">
                <text:p>140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050">
                <text:p>140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060">
                <text:p>140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070">
                <text:p>140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4080">
                <text:p>140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4090">
                <text:p>140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110">
                <text:p>141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120">
                <text:p>141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130">
                <text:p>141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140">
                <text:p>141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150">
                <text:p>141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4160">
                <text:p>141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170">
                <text:p>141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4180">
                <text:p>141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4190">
                <text:p>141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4210">
                <text:p>142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220">
                <text:p>142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230">
                <text:p>142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4240">
                <text:p>142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4250">
                <text:p>142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4260">
                <text:p>142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270">
                <text:p>142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280">
                <text:p>142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4290">
                <text:p>142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4310">
                <text:p>143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4320">
                <text:p>143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330">
                <text:p>143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340">
                <text:p>143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350">
                <text:p>143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4360">
                <text:p>143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4370">
                <text:p>143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380">
                <text:p>143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390">
                <text:p>143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410">
                <text:p>144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4420">
                <text:p>144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4430">
                <text:p>144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440">
                <text:p>144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4450">
                <text:p>144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460">
                <text:p>144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470">
                <text:p>144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480">
                <text:p>144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490">
                <text:p>144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510">
                <text:p>145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520">
                <text:p>145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530">
                <text:p>145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540">
                <text:p>14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4550">
                <text:p>145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4560">
                <text:p>145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570">
                <text:p>145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580">
                <text:p>145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590">
                <text:p>145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4610">
                <text:p>146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620">
                <text:p>146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630">
                <text:p>146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640">
                <text:p>146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4650">
                <text:p>146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660">
                <text:p>146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670">
                <text:p>146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680">
                <text:p>146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690">
                <text:p>146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4710">
                <text:p>147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720">
                <text:p>147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4730">
                <text:p>147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740">
                <text:p>147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750">
                <text:p>147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4760">
                <text:p>147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770">
                <text:p>147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780">
                <text:p>147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790">
                <text:p>147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4810">
                <text:p>148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820">
                <text:p>148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830">
                <text:p>148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4840">
                <text:p>148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850">
                <text:p>148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860">
                <text:p>148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870">
                <text:p>148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880">
                <text:p>148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890">
                <text:p>148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910">
                <text:p>149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920">
                <text:p>149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930">
                <text:p>149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940">
                <text:p>149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960">
                <text:p>1496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14970">
                <text:p>149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4980">
                <text:p>149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990">
                <text:p>149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010">
                <text:p>150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020">
                <text:p>150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030">
                <text:p>150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040">
                <text:p>150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050">
                <text:p>150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060">
                <text:p>150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070">
                <text:p>150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5080">
                <text:p>150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5090">
                <text:p>150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110">
                <text:p>15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5120">
                <text:p>15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130">
                <text:p>15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5140">
                <text:p>151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150">
                <text:p>151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5160">
                <text:p>151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170">
                <text:p>151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180">
                <text:p>151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190">
                <text:p>151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210">
                <text:p>152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5220">
                <text:p>152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5230">
                <text:p>152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5240">
                <text:p>152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5250">
                <text:p>152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5260">
                <text:p>152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270">
                <text:p>152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5280">
                <text:p>152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5290">
                <text:p>152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5310">
                <text:p>153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5320">
                <text:p>153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330">
                <text:p>153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5340">
                <text:p>153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5350">
                <text:p>153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370">
                <text:p>153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5380">
                <text:p>153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5390">
                <text:p>153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5410">
                <text:p>154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420">
                <text:p>154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5430">
                <text:p>154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440">
                <text:p>154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450">
                <text:p>154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460">
                <text:p>154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470">
                <text:p>154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480">
                <text:p>154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490">
                <text:p>154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5510">
                <text:p>155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520">
                <text:p>155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530">
                <text:p>155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540">
                <text:p>155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550">
                <text:p>155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560">
                <text:p>155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5570">
                <text:p>155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5580">
                <text:p>155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590">
                <text:p>155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5610">
                <text:p>156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620">
                <text:p>156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630">
                <text:p>156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640">
                <text:p>156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5650">
                <text:p>156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660">
                <text:p>156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670">
                <text:p>156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680">
                <text:p>156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690">
                <text:p>156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710">
                <text:p>157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720">
                <text:p>157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730">
                <text:p>157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5740">
                <text:p>157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750">
                <text:p>157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5760">
                <text:p>157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5770">
                <text:p>157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780">
                <text:p>157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5790">
                <text:p>157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810">
                <text:p>158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820">
                <text:p>158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830">
                <text:p>158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840">
                <text:p>158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860">
                <text:p>158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870">
                <text:p>15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5880">
                <text:p>158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890">
                <text:p>158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910">
                <text:p>159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920">
                <text:p>159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5930">
                <text:p>159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940">
                <text:p>159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950">
                <text:p>159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5960">
                <text:p>159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5970">
                <text:p>159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5980">
                <text:p>159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5990">
                <text:p>159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010">
                <text:p>160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020">
                <text:p>160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030">
                <text:p>160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6040">
                <text:p>16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050">
                <text:p>160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060">
                <text:p>160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070">
                <text:p>160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6080">
                <text:p>160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090">
                <text:p>160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110">
                <text:p>161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6120">
                <text:p>161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130">
                <text:p>161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6140">
                <text:p>161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150">
                <text:p>16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160">
                <text:p>16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170">
                <text:p>161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180">
                <text:p>16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190">
                <text:p>161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210">
                <text:p>162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220">
                <text:p>162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6230">
                <text:p>162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240">
                <text:p>162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250">
                <text:p>162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260">
                <text:p>16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270">
                <text:p>162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6280">
                <text:p>162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290">
                <text:p>162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310">
                <text:p>16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320">
                <text:p>163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330">
                <text:p>163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340">
                <text:p>163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6350">
                <text:p>163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360">
                <text:p>163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370">
                <text:p>163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6380">
                <text:p>163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390">
                <text:p>163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410">
                <text:p>164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420">
                <text:p>164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430">
                <text:p>164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6440">
                <text:p>16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450">
                <text:p>164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6460">
                <text:p>164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6470">
                <text:p>164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480">
                <text:p>164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490">
                <text:p>164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6510">
                <text:p>165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520">
                <text:p>165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530">
                <text:p>165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6540">
                <text:p>165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550">
                <text:p>165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560">
                <text:p>1656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6570">
                <text:p>165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580">
                <text:p>165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590">
                <text:p>165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6610">
                <text:p>166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620">
                <text:p>166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6630">
                <text:p>166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6640">
                <text:p>166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660">
                <text:p>166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670">
                <text:p>166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6680">
                <text:p>166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690">
                <text:p>166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6710">
                <text:p>167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6720">
                <text:p>167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6730">
                <text:p>167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740">
                <text:p>167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6750">
                <text:p>167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6760">
                <text:p>167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770">
                <text:p>167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6780">
                <text:p>167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6790">
                <text:p>167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810">
                <text:p>168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820">
                <text:p>168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830">
                <text:p>168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840">
                <text:p>168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850">
                <text:p>168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860">
                <text:p>168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870">
                <text:p>16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880">
                <text:p>168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6890">
                <text:p>168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910">
                <text:p>169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920">
                <text:p>169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6930">
                <text:p>169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6940">
                <text:p>169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6950">
                <text:p>169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960">
                <text:p>169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970">
                <text:p>169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6980">
                <text:p>169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990">
                <text:p>169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010">
                <text:p>170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020">
                <text:p>170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7030">
                <text:p>170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7040">
                <text:p>170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7060">
                <text:p>1706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070">
                <text:p>170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080">
                <text:p>170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7090">
                <text:p>170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7110">
                <text:p>17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120">
                <text:p>171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7130">
                <text:p>171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7140">
                <text:p>171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150">
                <text:p>171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160">
                <text:p>171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170">
                <text:p>171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7180">
                <text:p>171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7190">
                <text:p>171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7210">
                <text:p>172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220">
                <text:p>172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230">
                <text:p>172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7240">
                <text:p>172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250">
                <text:p>172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7260">
                <text:p>172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7270">
                <text:p>172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280">
                <text:p>172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7290">
                <text:p>172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310">
                <text:p>17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320">
                <text:p>173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330">
                <text:p>173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7340">
                <text:p>173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7350">
                <text:p>173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360">
                <text:p>173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7370">
                <text:p>173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380">
                <text:p>173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390">
                <text:p>173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410">
                <text:p>174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420">
                <text:p>174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7430">
                <text:p>174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440">
                <text:p>174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7450">
                <text:p>174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460">
                <text:p>174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7470">
                <text:p>174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7480">
                <text:p>174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490">
                <text:p>174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7510">
                <text:p>175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520">
                <text:p>175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7530">
                <text:p>175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540">
                <text:p>175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7550">
                <text:p>175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7560">
                <text:p>175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570">
                <text:p>17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7580">
                <text:p>175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7590">
                <text:p>175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610">
                <text:p>176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620">
                <text:p>176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630">
                <text:p>176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640">
                <text:p>176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660">
                <text:p>176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7670">
                <text:p>176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7680">
                <text:p>176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7690">
                <text:p>176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710">
                <text:p>177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720">
                <text:p>177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7730">
                <text:p>177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7740">
                <text:p>177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7750">
                <text:p>177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7760">
                <text:p>177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770">
                <text:p>177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7780">
                <text:p>177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7790">
                <text:p>177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7810">
                <text:p>178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820">
                <text:p>178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7830">
                <text:p>178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7840">
                <text:p>178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7850">
                <text:p>178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7860">
                <text:p>178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7870">
                <text:p>178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7880">
                <text:p>178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7890">
                <text:p>178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7910">
                <text:p>179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20">
                <text:p>179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30">
                <text:p>179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40">
                <text:p>179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7950">
                <text:p>179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7960">
                <text:p>179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70">
                <text:p>179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980">
                <text:p>179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90">
                <text:p>179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8010">
                <text:p>180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020">
                <text:p>180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8030">
                <text:p>180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040">
                <text:p>180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050">
                <text:p>180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060">
                <text:p>180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070">
                <text:p>180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8080">
                <text:p>180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8090">
                <text:p>180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110">
                <text:p>181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120">
                <text:p>181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8130">
                <text:p>181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140">
                <text:p>181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8150">
                <text:p>181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160">
                <text:p>181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8170">
                <text:p>18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8180">
                <text:p>181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190">
                <text:p>181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210">
                <text:p>182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8220">
                <text:p>182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8230">
                <text:p>182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240">
                <text:p>182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250">
                <text:p>182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260">
                <text:p>18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270">
                <text:p>182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8280">
                <text:p>182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8290">
                <text:p>182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310">
                <text:p>183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8320">
                <text:p>183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8330">
                <text:p>183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8340">
                <text:p>183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350">
                <text:p>183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360">
                <text:p>183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370">
                <text:p>183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8380">
                <text:p>183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390">
                <text:p>183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410">
                <text:p>184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420">
                <text:p>184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8430">
                <text:p>184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440">
                <text:p>184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460">
                <text:p>184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470">
                <text:p>184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480">
                <text:p>184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8490">
                <text:p>184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8510">
                <text:p>185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520">
                <text:p>185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8530">
                <text:p>185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8540">
                <text:p>185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550">
                <text:p>185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560">
                <text:p>185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8570">
                <text:p>185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580">
                <text:p>185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590">
                <text:p>185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8610">
                <text:p>186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8620">
                <text:p>186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630">
                <text:p>186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640">
                <text:p>186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8650">
                <text:p>186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8660">
                <text:p>186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8670">
                <text:p>186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680">
                <text:p>186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8690">
                <text:p>186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710">
                <text:p>187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8720">
                <text:p>187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8730">
                <text:p>187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18740">
                <text:p>187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750">
                <text:p>187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760">
                <text:p>187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770">
                <text:p>187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780">
                <text:p>187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8790">
                <text:p>187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810">
                <text:p>188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820">
                <text:p>188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8830">
                <text:p>188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8840">
                <text:p>188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850">
                <text:p>188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8860">
                <text:p>188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8870">
                <text:p>188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890">
                <text:p>188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910">
                <text:p>189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920">
                <text:p>189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8930">
                <text:p>189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940">
                <text:p>189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8950">
                <text:p>18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8960">
                <text:p>189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8970">
                <text:p>189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980">
                <text:p>189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8990">
                <text:p>189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9010">
                <text:p>190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020">
                <text:p>190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9030">
                <text:p>190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040">
                <text:p>190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9050">
                <text:p>190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9060">
                <text:p>190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9070">
                <text:p>190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080">
                <text:p>190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9090">
                <text:p>190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110">
                <text:p>19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9120">
                <text:p>19120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19130">
                <text:p>191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9140">
                <text:p>191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160">
                <text:p>191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9170">
                <text:p>19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180">
                <text:p>1918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9190">
                <text:p>191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210">
                <text:p>192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220">
                <text:p>192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9230">
                <text:p>192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240">
                <text:p>19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9250">
                <text:p>192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260">
                <text:p>192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9270">
                <text:p>192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9280">
                <text:p>192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9290">
                <text:p>192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310">
                <text:p>193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320">
                <text:p>193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9330">
                <text:p>193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9340">
                <text:p>193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350">
                <text:p>193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360">
                <text:p>193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9370">
                <text:p>193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9380">
                <text:p>19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390">
                <text:p>193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9410">
                <text:p>1941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19420">
                <text:p>194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9430">
                <text:p>194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440">
                <text:p>194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450">
                <text:p>194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9460">
                <text:p>194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9470">
                <text:p>194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480">
                <text:p>194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490">
                <text:p>194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510">
                <text:p>195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9520">
                <text:p>195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9530">
                <text:p>195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540">
                <text:p>195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9550">
                <text:p>195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560">
                <text:p>195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9570">
                <text:p>195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580">
                <text:p>195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9590">
                <text:p>1959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610">
                <text:p>196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9620">
                <text:p>196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630">
                <text:p>196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9640">
                <text:p>196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9650">
                <text:p>196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9660">
                <text:p>196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670">
                <text:p>196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680">
                <text:p>196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9690">
                <text:p>196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710">
                <text:p>197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9720">
                <text:p>197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730">
                <text:p>197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740">
                <text:p>197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9750">
                <text:p>197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9760">
                <text:p>197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9770">
                <text:p>197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9780">
                <text:p>1978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9790">
                <text:p>197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9810">
                <text:p>198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9820">
                <text:p>198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9830">
                <text:p>198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9840">
                <text:p>198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9850">
                <text:p>198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9860">
                <text:p>198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9870">
                <text:p>198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880">
                <text:p>198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9890">
                <text:p>198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9910">
                <text:p>199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9920">
                <text:p>199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9930">
                <text:p>199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9940">
                <text:p>199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9950">
                <text:p>199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9960">
                <text:p>199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9970">
                <text:p>199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980">
                <text:p>199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9990">
                <text:p>199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010">
                <text:p>200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020">
                <text:p>200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030">
                <text:p>200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0040">
                <text:p>200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050">
                <text:p>200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060">
                <text:p>200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070">
                <text:p>200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080">
                <text:p>200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0090">
                <text:p>200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10">
                <text:p>201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120">
                <text:p>201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30">
                <text:p>201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40">
                <text:p>201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0150">
                <text:p>201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60">
                <text:p>201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70">
                <text:p>20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80">
                <text:p>201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90">
                <text:p>201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210">
                <text:p>202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0220">
                <text:p>202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230">
                <text:p>202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240">
                <text:p>202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250">
                <text:p>20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0260">
                <text:p>202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270">
                <text:p>202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280">
                <text:p>202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0290">
                <text:p>202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310">
                <text:p>203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320">
                <text:p>203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0330">
                <text:p>203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340">
                <text:p>203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350">
                <text:p>203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0360">
                <text:p>203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0370">
                <text:p>203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380">
                <text:p>203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390">
                <text:p>203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410">
                <text:p>204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420">
                <text:p>204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430">
                <text:p>204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0440">
                <text:p>204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450">
                <text:p>204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460">
                <text:p>204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470">
                <text:p>20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0490">
                <text:p>204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510">
                <text:p>205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0520">
                <text:p>205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530">
                <text:p>205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540">
                <text:p>205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550">
                <text:p>205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560">
                <text:p>205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570">
                <text:p>205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580">
                <text:p>205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590">
                <text:p>205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0610">
                <text:p>206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620">
                <text:p>206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630">
                <text:p>206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640">
                <text:p>206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650">
                <text:p>206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660">
                <text:p>206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0670">
                <text:p>206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680">
                <text:p>206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690">
                <text:p>206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710">
                <text:p>207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0720">
                <text:p>207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0730">
                <text:p>207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740">
                <text:p>207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0750">
                <text:p>207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760">
                <text:p>207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770">
                <text:p>207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780">
                <text:p>207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790">
                <text:p>207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810">
                <text:p>208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820">
                <text:p>208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830">
                <text:p>208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0840">
                <text:p>208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0850">
                <text:p>208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860">
                <text:p>208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870">
                <text:p>208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880">
                <text:p>208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890">
                <text:p>208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0910">
                <text:p>209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920">
                <text:p>209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0930">
                <text:p>209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940">
                <text:p>209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950">
                <text:p>2095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960">
                <text:p>209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970">
                <text:p>2097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20980">
                <text:p>209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990">
                <text:p>209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1010">
                <text:p>210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1020">
                <text:p>210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1030">
                <text:p>210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1040">
                <text:p>210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1050">
                <text:p>210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1060">
                <text:p>210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070">
                <text:p>210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1080">
                <text:p>210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1090">
                <text:p>210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21110">
                <text:p>211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1120">
                <text:p>211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130">
                <text:p>211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1140">
                <text:p>211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1150">
                <text:p>21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1160">
                <text:p>211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1170">
                <text:p>211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180">
                <text:p>211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1190">
                <text:p>211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210">
                <text:p>2121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21220">
                <text:p>21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1230">
                <text:p>212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1240">
                <text:p>21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260">
                <text:p>212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1270">
                <text:p>21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280">
                <text:p>212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1290">
                <text:p>212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310">
                <text:p>213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1320">
                <text:p>213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330">
                <text:p>213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340">
                <text:p>213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1350">
                <text:p>213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360">
                <text:p>213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370">
                <text:p>213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380">
                <text:p>213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390">
                <text:p>213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410">
                <text:p>214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420">
                <text:p>214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430">
                <text:p>214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1440">
                <text:p>214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450">
                <text:p>214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460">
                <text:p>214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470">
                <text:p>214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1480">
                <text:p>214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490">
                <text:p>214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1510">
                <text:p>21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520">
                <text:p>215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530">
                <text:p>215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1540">
                <text:p>215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550">
                <text:p>215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1560">
                <text:p>215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570">
                <text:p>215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1580">
                <text:p>215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1590">
                <text:p>215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1610">
                <text:p>21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620">
                <text:p>216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1630">
                <text:p>216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1640">
                <text:p>216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1650">
                <text:p>216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1660">
                <text:p>216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670">
                <text:p>2167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1680">
                <text:p>216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690">
                <text:p>216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1710">
                <text:p>217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1720">
                <text:p>217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1730">
                <text:p>217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740">
                <text:p>217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750">
                <text:p>217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1760">
                <text:p>217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770">
                <text:p>217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780">
                <text:p>217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1790">
                <text:p>217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810">
                <text:p>218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1820">
                <text:p>218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830">
                <text:p>218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840">
                <text:p>218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1850">
                <text:p>218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1860">
                <text:p>218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1870">
                <text:p>218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1880">
                <text:p>218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1890">
                <text:p>218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920">
                <text:p>219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930">
                <text:p>219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940">
                <text:p>219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1950">
                <text:p>219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1960">
                <text:p>219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1970">
                <text:p>219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1980">
                <text:p>219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1990">
                <text:p>219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2010">
                <text:p>220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2020">
                <text:p>220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030">
                <text:p>220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2040">
                <text:p>220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2050">
                <text:p>220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060">
                <text:p>220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070">
                <text:p>220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080">
                <text:p>220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090">
                <text:p>220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110">
                <text:p>221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2120">
                <text:p>221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2130">
                <text:p>221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140">
                <text:p>221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150">
                <text:p>22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2160">
                <text:p>22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170">
                <text:p>221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180">
                <text:p>22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2190">
                <text:p>221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210">
                <text:p>222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220">
                <text:p>222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2230">
                <text:p>222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2240">
                <text:p>22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250">
                <text:p>222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260">
                <text:p>222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2270">
                <text:p>22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280">
                <text:p>222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290">
                <text:p>222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310">
                <text:p>223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320">
                <text:p>223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2330">
                <text:p>223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2340">
                <text:p>223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350">
                <text:p>223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360">
                <text:p>2236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2370">
                <text:p>223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2380">
                <text:p>223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2390">
                <text:p>223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2410">
                <text:p>224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420">
                <text:p>224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2430">
                <text:p>224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440">
                <text:p>224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2450">
                <text:p>224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2460">
                <text:p>2246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2470">
                <text:p>224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480">
                <text:p>224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490">
                <text:p>224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2510">
                <text:p>225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520">
                <text:p>225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2530">
                <text:p>225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540">
                <text:p>225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2550">
                <text:p>225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560">
                <text:p>225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2570">
                <text:p>225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2580">
                <text:p>225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2590">
                <text:p>225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610">
                <text:p>226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620">
                <text:p>226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2630">
                <text:p>226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640">
                <text:p>226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650">
                <text:p>226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660">
                <text:p>226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2670">
                <text:p>226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680">
                <text:p>226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2690">
                <text:p>226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2710">
                <text:p>227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2720">
                <text:p>227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2730">
                <text:p>227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2740">
                <text:p>227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2750">
                <text:p>227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2760">
                <text:p>227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2770">
                <text:p>227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780">
                <text:p>227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2790">
                <text:p>227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2810">
                <text:p>228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820">
                <text:p>2282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22830">
                <text:p>228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840">
                <text:p>228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2850">
                <text:p>228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860">
                <text:p>228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870">
                <text:p>228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2880">
                <text:p>2288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22890">
                <text:p>228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2910">
                <text:p>229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22920">
                <text:p>229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2930">
                <text:p>229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2940">
                <text:p>229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2950">
                <text:p>229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960">
                <text:p>229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2970">
                <text:p>229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2980">
                <text:p>229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2990">
                <text:p>229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010">
                <text:p>230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3020">
                <text:p>230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030">
                <text:p>230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040">
                <text:p>230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3050">
                <text:p>230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3060">
                <text:p>230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070">
                <text:p>230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3080">
                <text:p>230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3090">
                <text:p>230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110">
                <text:p>231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3120">
                <text:p>231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130">
                <text:p>231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3140">
                <text:p>231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3150">
                <text:p>231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160">
                <text:p>231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3170">
                <text:p>231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180">
                <text:p>231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3190">
                <text:p>231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210">
                <text:p>232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220">
                <text:p>232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3230">
                <text:p>232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3240">
                <text:p>232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3250">
                <text:p>232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260">
                <text:p>2326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3270">
                <text:p>232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3280">
                <text:p>23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3290">
                <text:p>2329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310">
                <text:p>233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320">
                <text:p>233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330">
                <text:p>233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340">
                <text:p>233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360">
                <text:p>233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370">
                <text:p>233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380">
                <text:p>2338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3390">
                <text:p>233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410">
                <text:p>234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420">
                <text:p>234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3430">
                <text:p>234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440">
                <text:p>234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3450">
                <text:p>234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3460">
                <text:p>234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3470">
                <text:p>234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3480">
                <text:p>2348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23490">
                <text:p>2349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3510">
                <text:p>235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3520">
                <text:p>235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3530">
                <text:p>235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3540">
                <text:p>235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3550">
                <text:p>235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3560">
                <text:p>2356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23570">
                <text:p>235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3580">
                <text:p>235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590">
                <text:p>235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3610">
                <text:p>236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620">
                <text:p>236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630">
                <text:p>236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640">
                <text:p>236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650">
                <text:p>236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660">
                <text:p>236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670">
                <text:p>236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3680">
                <text:p>236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3690">
                <text:p>236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23710">
                <text:p>237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720">
                <text:p>237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730">
                <text:p>237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740">
                <text:p>237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3750">
                <text:p>237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3760">
                <text:p>237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3770">
                <text:p>237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780">
                <text:p>237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3790">
                <text:p>237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3810">
                <text:p>238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3820">
                <text:p>238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3830">
                <text:p>238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3840">
                <text:p>238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3850">
                <text:p>238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3860">
                <text:p>238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870">
                <text:p>238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880">
                <text:p>238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890">
                <text:p>238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910">
                <text:p>239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920">
                <text:p>239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930">
                <text:p>239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3940">
                <text:p>239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950">
                <text:p>239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3960">
                <text:p>239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3970">
                <text:p>239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3980">
                <text:p>239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3990">
                <text:p>239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24010">
                <text:p>240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4020">
                <text:p>240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4030">
                <text:p>240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040">
                <text:p>240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4050">
                <text:p>240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4060">
                <text:p>240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070">
                <text:p>240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4080">
                <text:p>240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4090">
                <text:p>240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4110">
                <text:p>241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120">
                <text:p>241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130">
                <text:p>24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4140">
                <text:p>241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150">
                <text:p>241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4160">
                <text:p>241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4170">
                <text:p>241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4180">
                <text:p>241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190">
                <text:p>241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210">
                <text:p>242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4220">
                <text:p>242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4230">
                <text:p>242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4240">
                <text:p>242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250">
                <text:p>242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4260">
                <text:p>242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4270">
                <text:p>242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280">
                <text:p>242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4290">
                <text:p>2429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4310">
                <text:p>243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320">
                <text:p>243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330">
                <text:p>243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4340">
                <text:p>2434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4350">
                <text:p>243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4360">
                <text:p>243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370">
                <text:p>243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380">
                <text:p>243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4390">
                <text:p>243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4410">
                <text:p>2441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4420">
                <text:p>244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4430">
                <text:p>244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4440">
                <text:p>244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4450">
                <text:p>244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4460">
                <text:p>244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4470">
                <text:p>244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480">
                <text:p>244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4490">
                <text:p>244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4510">
                <text:p>245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4520">
                <text:p>245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4530">
                <text:p>245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4540">
                <text:p>245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4550">
                <text:p>245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4560">
                <text:p>245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570">
                <text:p>245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4580">
                <text:p>245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4590">
                <text:p>245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4610">
                <text:p>246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4620">
                <text:p>246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630">
                <text:p>246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4640">
                <text:p>246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4650">
                <text:p>246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4660">
                <text:p>246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4670">
                <text:p>246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680">
                <text:p>246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4690">
                <text:p>246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4710">
                <text:p>247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4720">
                <text:p>247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4730">
                <text:p>247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4740">
                <text:p>247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4750">
                <text:p>247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4760">
                <text:p>247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4770">
                <text:p>247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4780">
                <text:p>247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4790">
                <text:p>247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810">
                <text:p>248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820">
                <text:p>24820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24830">
                <text:p>248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4840">
                <text:p>248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850">
                <text:p>248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860">
                <text:p>248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4870">
                <text:p>24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4880">
                <text:p>248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4890">
                <text:p>248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4910">
                <text:p>249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4920">
                <text:p>249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930">
                <text:p>249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4950">
                <text:p>249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4960">
                <text:p>2496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4970">
                <text:p>249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980">
                <text:p>249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4990">
                <text:p>249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5010">
                <text:p>250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5020">
                <text:p>250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5030">
                <text:p>250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5040">
                <text:p>250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5050">
                <text:p>250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060">
                <text:p>250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5070">
                <text:p>250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080">
                <text:p>250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090">
                <text:p>250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25110">
                <text:p>25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5120">
                <text:p>25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5130">
                <text:p>251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140">
                <text:p>25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5150">
                <text:p>251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5160">
                <text:p>251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5170">
                <text:p>251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5180">
                <text:p>251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5190">
                <text:p>251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5210">
                <text:p>252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5220">
                <text:p>25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5230">
                <text:p>252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5240">
                <text:p>252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250">
                <text:p>25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5260">
                <text:p>252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5270">
                <text:p>252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5280">
                <text:p>252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5290">
                <text:p>252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5310">
                <text:p>253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5320">
                <text:p>253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330">
                <text:p>253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5340">
                <text:p>253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5350">
                <text:p>253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5360">
                <text:p>253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5370">
                <text:p>253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5380">
                <text:p>253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5390">
                <text:p>253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5410">
                <text:p>254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5420">
                <text:p>254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5430">
                <text:p>254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5440">
                <text:p>254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5460">
                <text:p>254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5470">
                <text:p>254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480">
                <text:p>254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490">
                <text:p>254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5510">
                <text:p>255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5520">
                <text:p>255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5530">
                <text:p>255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5540">
                <text:p>255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5550">
                <text:p>255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5560">
                <text:p>255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5570">
                <text:p>255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5580">
                <text:p>255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5590">
                <text:p>255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5610">
                <text:p>256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5620">
                <text:p>256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5630">
                <text:p>256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5640">
                <text:p>256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5650">
                <text:p>256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5660">
                <text:p>256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5670">
                <text:p>256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5680">
                <text:p>256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5690">
                <text:p>256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25710">
                <text:p>257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5720">
                <text:p>257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5730">
                <text:p>257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5740">
                <text:p>257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5750">
                <text:p>257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5760">
                <text:p>257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5770">
                <text:p>257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5780">
                <text:p>257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5790">
                <text:p>257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5810">
                <text:p>258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5820">
                <text:p>258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5830">
                <text:p>258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5840">
                <text:p>258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5850">
                <text:p>258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5860">
                <text:p>258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5870">
                <text:p>258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5880">
                <text:p>258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5890">
                <text:p>258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5910">
                <text:p>259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5920">
                <text:p>259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5930">
                <text:p>259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5940">
                <text:p>259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5950">
                <text:p>259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5960">
                <text:p>259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5970">
                <text:p>259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5980">
                <text:p>259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5990">
                <text:p>259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010">
                <text:p>260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020">
                <text:p>260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030">
                <text:p>260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6040">
                <text:p>260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6050">
                <text:p>260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6060">
                <text:p>260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6070">
                <text:p>260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6080">
                <text:p>260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6090">
                <text:p>260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6110">
                <text:p>261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6120">
                <text:p>2612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26130">
                <text:p>261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6140">
                <text:p>261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6150">
                <text:p>261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6160">
                <text:p>261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170">
                <text:p>26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6180">
                <text:p>261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6190">
                <text:p>261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6210">
                <text:p>262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6220">
                <text:p>262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6230">
                <text:p>262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6240">
                <text:p>262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6250">
                <text:p>262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6260">
                <text:p>262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270">
                <text:p>262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6280">
                <text:p>262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6290">
                <text:p>262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6310">
                <text:p>263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6320">
                <text:p>263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6330">
                <text:p>263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6340">
                <text:p>263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350">
                <text:p>263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360">
                <text:p>263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6370">
                <text:p>263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380">
                <text:p>263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6390">
                <text:p>263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410">
                <text:p>264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6420">
                <text:p>264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430">
                <text:p>264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6440">
                <text:p>264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6450">
                <text:p>264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460">
                <text:p>264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6470">
                <text:p>264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6480">
                <text:p>264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490">
                <text:p>264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6510">
                <text:p>265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520">
                <text:p>265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6530">
                <text:p>265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6540">
                <text:p>265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6550">
                <text:p>265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560">
                <text:p>265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6570">
                <text:p>265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6580">
                <text:p>265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6590">
                <text:p>265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6610">
                <text:p>266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6620">
                <text:p>266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6630">
                <text:p>266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6640">
                <text:p>266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26650">
                <text:p>266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660">
                <text:p>266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6670">
                <text:p>266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680">
                <text:p>266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6690">
                <text:p>266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6710">
                <text:p>267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6720">
                <text:p>267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730">
                <text:p>267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6740">
                <text:p>267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6750">
                <text:p>267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760">
                <text:p>267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6770">
                <text:p>267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6780">
                <text:p>267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790">
                <text:p>267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6810">
                <text:p>268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820">
                <text:p>268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6830">
                <text:p>268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840">
                <text:p>268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850">
                <text:p>268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6860">
                <text:p>268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6870">
                <text:p>268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880">
                <text:p>268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890">
                <text:p>2689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910">
                <text:p>269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6920">
                <text:p>269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6930">
                <text:p>269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6940">
                <text:p>269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6950">
                <text:p>269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6960">
                <text:p>269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6970">
                <text:p>269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980">
                <text:p>2698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6990">
                <text:p>269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010">
                <text:p>270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7020">
                <text:p>270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7030">
                <text:p>270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7040">
                <text:p>270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7050">
                <text:p>270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7060">
                <text:p>270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7070">
                <text:p>270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7080">
                <text:p>270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7090">
                <text:p>270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7110">
                <text:p>27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7120">
                <text:p>271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7130">
                <text:p>2713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27140">
                <text:p>271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7150">
                <text:p>271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7160">
                <text:p>271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7170">
                <text:p>271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7180">
                <text:p>271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7190">
                <text:p>271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7210">
                <text:p>272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220">
                <text:p>272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7230">
                <text:p>272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7240">
                <text:p>272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7250">
                <text:p>2725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27260">
                <text:p>272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7270">
                <text:p>2727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27280">
                <text:p>272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7290">
                <text:p>272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7310">
                <text:p>273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7320">
                <text:p>273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7330">
                <text:p>273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7340">
                <text:p>273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7350">
                <text:p>273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7360">
                <text:p>273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7370">
                <text:p>273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7380">
                <text:p>273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7390">
                <text:p>273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7410">
                <text:p>2741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7420">
                <text:p>274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7430">
                <text:p>274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7440">
                <text:p>274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7450">
                <text:p>274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7460">
                <text:p>2746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7470">
                <text:p>274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7480">
                <text:p>274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7490">
                <text:p>274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7510">
                <text:p>275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7520">
                <text:p>27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7530">
                <text:p>275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7540">
                <text:p>275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7560">
                <text:p>275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7570">
                <text:p>275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7580">
                <text:p>275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7590">
                <text:p>275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7610">
                <text:p>276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7620">
                <text:p>276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7630">
                <text:p>276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7640">
                <text:p>276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7650">
                <text:p>276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7660">
                <text:p>276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7670">
                <text:p>276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7680">
                <text:p>276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7690">
                <text:p>276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7710">
                <text:p>277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7720">
                <text:p>277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7730">
                <text:p>277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740">
                <text:p>277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7750">
                <text:p>277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7770">
                <text:p>277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7780">
                <text:p>277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7790">
                <text:p>277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27810">
                <text:p>278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7820">
                <text:p>278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7830">
                <text:p>278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7840">
                <text:p>278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7850">
                <text:p>2785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27860">
                <text:p>278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7870">
                <text:p>278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7880">
                <text:p>278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7890">
                <text:p>2789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7910">
                <text:p>279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7920">
                <text:p>279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7930">
                <text:p>279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7940">
                <text:p>279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950">
                <text:p>279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960">
                <text:p>279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7980">
                <text:p>279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7990">
                <text:p>279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8010">
                <text:p>280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8020">
                <text:p>280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8030">
                <text:p>280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8040">
                <text:p>280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8050">
                <text:p>280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060">
                <text:p>280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8070">
                <text:p>280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8080">
                <text:p>280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8090">
                <text:p>280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8110">
                <text:p>28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8120">
                <text:p>281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130">
                <text:p>281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8140">
                <text:p>2814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28150">
                <text:p>281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8160">
                <text:p>281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8170">
                <text:p>281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8180">
                <text:p>281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8190">
                <text:p>281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8210">
                <text:p>282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8220">
                <text:p>282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230">
                <text:p>282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8240">
                <text:p>282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8250">
                <text:p>282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8260">
                <text:p>282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8270">
                <text:p>282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8280">
                <text:p>282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8290">
                <text:p>282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8310">
                <text:p>283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8320">
                <text:p>283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8330">
                <text:p>283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8340">
                <text:p>283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8350">
                <text:p>283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8360">
                <text:p>283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8370">
                <text:p>283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8380">
                <text:p>283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8390">
                <text:p>283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8410">
                <text:p>284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8420">
                <text:p>284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8430">
                <text:p>284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8440">
                <text:p>284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8450">
                <text:p>284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8460">
                <text:p>284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8470">
                <text:p>284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480">
                <text:p>284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8490">
                <text:p>284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8510">
                <text:p>285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8520">
                <text:p>285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8530">
                <text:p>285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8540">
                <text:p>285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8550">
                <text:p>285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8560">
                <text:p>285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8570">
                <text:p>285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8580">
                <text:p>285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8590">
                <text:p>285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8610">
                <text:p>286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620">
                <text:p>286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8630">
                <text:p>286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8640">
                <text:p>28640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float" office:value="28650">
                <text:p>286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660">
                <text:p>286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8670">
                <text:p>286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8680">
                <text:p>286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8690">
                <text:p>286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710">
                <text:p>287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8720">
                <text:p>287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8730">
                <text:p>287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8740">
                <text:p>287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8750">
                <text:p>287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8760">
                <text:p>287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8770">
                <text:p>287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8780">
                <text:p>287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8790">
                <text:p>287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810">
                <text:p>288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8820">
                <text:p>288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8830">
                <text:p>288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8840">
                <text:p>288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8850">
                <text:p>288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8860">
                <text:p>2886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8870">
                <text:p>288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8880">
                <text:p>288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8890">
                <text:p>288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8910">
                <text:p>289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8920">
                <text:p>289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8930">
                <text:p>289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8940">
                <text:p>289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8950">
                <text:p>289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8960">
                <text:p>289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8970">
                <text:p>289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980">
                <text:p>289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8990">
                <text:p>289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9010">
                <text:p>290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9020">
                <text:p>290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9030">
                <text:p>290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9040">
                <text:p>290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9050">
                <text:p>290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9060">
                <text:p>290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9070">
                <text:p>290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080">
                <text:p>290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9090">
                <text:p>290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9110">
                <text:p>291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9120">
                <text:p>291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9130">
                <text:p>291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9140">
                <text:p>291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9150">
                <text:p>291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9160">
                <text:p>291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9170">
                <text:p>29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9180">
                <text:p>291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9190">
                <text:p>291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9210">
                <text:p>292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9220">
                <text:p>292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9230">
                <text:p>292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9240">
                <text:p>292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9250">
                <text:p>292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9260">
                <text:p>292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270">
                <text:p>2927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29280">
                <text:p>292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9290">
                <text:p>292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9310">
                <text:p>293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9320">
                <text:p>293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9330">
                <text:p>293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9340">
                <text:p>293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9350">
                <text:p>293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9360">
                <text:p>293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9370">
                <text:p>293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9380">
                <text:p>293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390">
                <text:p>293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29410">
                <text:p>294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9420">
                <text:p>294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9430">
                <text:p>294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9440">
                <text:p>2944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29450">
                <text:p>29450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29460">
                <text:p>294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9470">
                <text:p>2947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9480">
                <text:p>294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9490">
                <text:p>294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9510">
                <text:p>295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9520">
                <text:p>295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9530">
                <text:p>295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9540">
                <text:p>295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9550">
                <text:p>295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9560">
                <text:p>295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570">
                <text:p>295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9580">
                <text:p>295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9590">
                <text:p>295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9610">
                <text:p>296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620">
                <text:p>296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9630">
                <text:p>296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9640">
                <text:p>296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9660">
                <text:p>296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29670">
                <text:p>296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9680">
                <text:p>2968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9690">
                <text:p>29690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9710">
                <text:p>297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9720">
                <text:p>297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9730">
                <text:p>297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9740">
                <text:p>297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9750">
                <text:p>297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9760">
                <text:p>297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9770">
                <text:p>29770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29780">
                <text:p>297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9790">
                <text:p>297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810">
                <text:p>298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9820">
                <text:p>298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9830">
                <text:p>298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9840">
                <text:p>298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9850">
                <text:p>298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9860">
                <text:p>2986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9870">
                <text:p>298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9880">
                <text:p>298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9890">
                <text:p>2989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9910">
                <text:p>299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9920">
                <text:p>299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9930">
                <text:p>299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9940">
                <text:p>299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9950">
                <text:p>299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960">
                <text:p>299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9970">
                <text:p>299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980">
                <text:p>299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9990">
                <text:p>299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0010">
                <text:p>300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020">
                <text:p>300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0030">
                <text:p>300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0040">
                <text:p>300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0050">
                <text:p>300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0060">
                <text:p>300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0070">
                <text:p>300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0080">
                <text:p>300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0090">
                <text:p>300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110">
                <text:p>301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0120">
                <text:p>301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0130">
                <text:p>301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0140">
                <text:p>301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0150">
                <text:p>301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0160">
                <text:p>301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0170">
                <text:p>301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0180">
                <text:p>301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190">
                <text:p>301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0210">
                <text:p>302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0220">
                <text:p>302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0230">
                <text:p>302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240">
                <text:p>302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0250">
                <text:p>302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260">
                <text:p>302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270">
                <text:p>3027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30280">
                <text:p>302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290">
                <text:p>302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310">
                <text:p>303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0320">
                <text:p>303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0330">
                <text:p>303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0340">
                <text:p>303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0350">
                <text:p>303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0360">
                <text:p>303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370">
                <text:p>303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0380">
                <text:p>303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0390">
                <text:p>303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0410">
                <text:p>304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0420">
                <text:p>304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0430">
                <text:p>304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0440">
                <text:p>304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0450">
                <text:p>304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0460">
                <text:p>304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0470">
                <text:p>304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480">
                <text:p>304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0490">
                <text:p>304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0510">
                <text:p>305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520">
                <text:p>305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0530">
                <text:p>305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0540">
                <text:p>305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0550">
                <text:p>305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0560">
                <text:p>305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0570">
                <text:p>305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580">
                <text:p>305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0590">
                <text:p>305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0610">
                <text:p>306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0620">
                <text:p>3062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0630">
                <text:p>306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0640">
                <text:p>306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0650">
                <text:p>306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0660">
                <text:p>306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0670">
                <text:p>306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680">
                <text:p>3068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0690">
                <text:p>306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0710">
                <text:p>307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0720">
                <text:p>307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0730">
                <text:p>307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0740">
                <text:p>307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0750">
                <text:p>307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0760">
                <text:p>307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0770">
                <text:p>307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0780">
                <text:p>307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0790">
                <text:p>307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810">
                <text:p>308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0820">
                <text:p>308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0830">
                <text:p>308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840">
                <text:p>308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850">
                <text:p>308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0860">
                <text:p>308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0870">
                <text:p>308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0880">
                <text:p>308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0890">
                <text:p>308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30910">
                <text:p>309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0920">
                <text:p>309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0930">
                <text:p>309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0940">
                <text:p>309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0960">
                <text:p>309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0970">
                <text:p>3097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0980">
                <text:p>309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0990">
                <text:p>309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31010">
                <text:p>310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1020">
                <text:p>310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1030">
                <text:p>310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1040">
                <text:p>310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1050">
                <text:p>310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1060">
                <text:p>310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1070">
                <text:p>310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1080">
                <text:p>310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1090">
                <text:p>310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1110">
                <text:p>31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1120">
                <text:p>311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1130">
                <text:p>3113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31140">
                <text:p>31140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31150">
                <text:p>311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1160">
                <text:p>311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1170">
                <text:p>311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1180">
                <text:p>311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1190">
                <text:p>311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1210">
                <text:p>312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220">
                <text:p>312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1230">
                <text:p>312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1240">
                <text:p>312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1250">
                <text:p>312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1260">
                <text:p>312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1270">
                <text:p>312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1280">
                <text:p>312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1290">
                <text:p>312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1310">
                <text:p>313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1320">
                <text:p>313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1330">
                <text:p>313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340">
                <text:p>313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1350">
                <text:p>313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1360">
                <text:p>313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1370">
                <text:p>313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1380">
                <text:p>313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1390">
                <text:p>313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1410">
                <text:p>314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1420">
                <text:p>314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1430">
                <text:p>314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1440">
                <text:p>3144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31450">
                <text:p>314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1460">
                <text:p>314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1470">
                <text:p>314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1480">
                <text:p>314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1490">
                <text:p>314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1510">
                <text:p>315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1520">
                <text:p>315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1530">
                <text:p>315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1540">
                <text:p>315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1550">
                <text:p>315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1560">
                <text:p>315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1570">
                <text:p>315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1580">
                <text:p>315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1590">
                <text:p>3159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1610">
                <text:p>316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1620">
                <text:p>316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1630">
                <text:p>316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1640">
                <text:p>316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1650">
                <text:p>316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1660">
                <text:p>316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1670">
                <text:p>316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1680">
                <text:p>3168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1690">
                <text:p>316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1710">
                <text:p>317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1720">
                <text:p>317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730">
                <text:p>317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1740">
                <text:p>317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1760">
                <text:p>317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1770">
                <text:p>317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1780">
                <text:p>317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1790">
                <text:p>317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1810">
                <text:p>318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1820">
                <text:p>318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1830">
                <text:p>318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1840">
                <text:p>318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1860">
                <text:p>318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1870">
                <text:p>318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1880">
                <text:p>31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1890">
                <text:p>318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1910">
                <text:p>319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1920">
                <text:p>319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1930">
                <text:p>319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1940">
                <text:p>319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1950">
                <text:p>319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960">
                <text:p>3196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1970">
                <text:p>319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1980">
                <text:p>319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1990">
                <text:p>319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2010">
                <text:p>320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2020">
                <text:p>320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2030">
                <text:p>320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2040">
                <text:p>320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2050">
                <text:p>320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2060">
                <text:p>320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2070">
                <text:p>320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2080">
                <text:p>320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2090">
                <text:p>320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2110">
                <text:p>321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2120">
                <text:p>321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2130">
                <text:p>32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140">
                <text:p>321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2150">
                <text:p>321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2160">
                <text:p>321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2170">
                <text:p>321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2180">
                <text:p>321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190">
                <text:p>321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2210">
                <text:p>3221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32220">
                <text:p>322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2230">
                <text:p>322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2240">
                <text:p>322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2250">
                <text:p>322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2260">
                <text:p>32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2270">
                <text:p>32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2280">
                <text:p>322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2290">
                <text:p>322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2310">
                <text:p>323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2320">
                <text:p>323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330">
                <text:p>323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2340">
                <text:p>323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350">
                <text:p>323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360">
                <text:p>323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2370">
                <text:p>323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2380">
                <text:p>3238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390">
                <text:p>323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410">
                <text:p>324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2420">
                <text:p>324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2430">
                <text:p>324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2440">
                <text:p>324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2450">
                <text:p>324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2460">
                <text:p>324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2470">
                <text:p>324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2480">
                <text:p>324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2490">
                <text:p>324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2510">
                <text:p>325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2520">
                <text:p>325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530">
                <text:p>325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2540">
                <text:p>325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2550">
                <text:p>325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2560">
                <text:p>325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570">
                <text:p>325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2580">
                <text:p>325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2590">
                <text:p>325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610">
                <text:p>326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2620">
                <text:p>326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630">
                <text:p>326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2640">
                <text:p>326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2650">
                <text:p>326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2660">
                <text:p>326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670">
                <text:p>326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2680">
                <text:p>3268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32690">
                <text:p>32690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2710">
                <text:p>327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2720">
                <text:p>327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2730">
                <text:p>327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2740">
                <text:p>327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2750">
                <text:p>327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2760">
                <text:p>327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2770">
                <text:p>327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2790">
                <text:p>327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2810">
                <text:p>328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2820">
                <text:p>328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2830">
                <text:p>3283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2840">
                <text:p>328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2850">
                <text:p>328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2860">
                <text:p>328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2870">
                <text:p>328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2880">
                <text:p>3288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32890">
                <text:p>328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2910">
                <text:p>329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2920">
                <text:p>329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2930">
                <text:p>329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2940">
                <text:p>329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2950">
                <text:p>329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2960">
                <text:p>329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970">
                <text:p>329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2980">
                <text:p>329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2990">
                <text:p>329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3010">
                <text:p>330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3020">
                <text:p>330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030">
                <text:p>330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3040">
                <text:p>330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3050">
                <text:p>330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3060">
                <text:p>330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3070">
                <text:p>330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3080">
                <text:p>330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3090">
                <text:p>330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3110">
                <text:p>33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3120">
                <text:p>331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3130">
                <text:p>331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3140">
                <text:p>331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3150">
                <text:p>331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160">
                <text:p>33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3170">
                <text:p>331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3180">
                <text:p>331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190">
                <text:p>331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3210">
                <text:p>3321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33220">
                <text:p>332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3230">
                <text:p>332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3240">
                <text:p>332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250">
                <text:p>332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3260">
                <text:p>332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3270">
                <text:p>3327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3280">
                <text:p>332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3290">
                <text:p>332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3310">
                <text:p>333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3320">
                <text:p>333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3330">
                <text:p>333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3340">
                <text:p>333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3350">
                <text:p>333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3360">
                <text:p>3336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3370">
                <text:p>333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3380">
                <text:p>333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3390">
                <text:p>333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3410">
                <text:p>3341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3420">
                <text:p>334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3430">
                <text:p>334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3440">
                <text:p>334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450">
                <text:p>334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3460">
                <text:p>334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3470">
                <text:p>334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3480">
                <text:p>334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3490">
                <text:p>334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3510">
                <text:p>335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3520">
                <text:p>335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3530">
                <text:p>335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540">
                <text:p>335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3550">
                <text:p>335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3560">
                <text:p>335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3570">
                <text:p>335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580">
                <text:p>335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3590">
                <text:p>335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610">
                <text:p>336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620">
                <text:p>336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3630">
                <text:p>336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3640">
                <text:p>336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3650">
                <text:p>336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3660">
                <text:p>336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3670">
                <text:p>3367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680">
                <text:p>336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3690">
                <text:p>336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3710">
                <text:p>337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3720">
                <text:p>337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3730">
                <text:p>337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740">
                <text:p>337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3750">
                <text:p>337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3760">
                <text:p>337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770">
                <text:p>337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780">
                <text:p>3378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3790">
                <text:p>337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810">
                <text:p>338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3820">
                <text:p>338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3830">
                <text:p>338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3840">
                <text:p>338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3850">
                <text:p>3385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3860">
                <text:p>338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3870">
                <text:p>338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3880">
                <text:p>338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3890">
                <text:p>338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3910">
                <text:p>339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3920">
                <text:p>339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930">
                <text:p>339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3940">
                <text:p>339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3950">
                <text:p>339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3960">
                <text:p>339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3980">
                <text:p>339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90">
                <text:p>339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4010">
                <text:p>340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4020">
                <text:p>3402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030">
                <text:p>340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4040">
                <text:p>340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4050">
                <text:p>340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4060">
                <text:p>340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070">
                <text:p>340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4080">
                <text:p>340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4090">
                <text:p>3409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4110">
                <text:p>341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120">
                <text:p>341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130">
                <text:p>341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4140">
                <text:p>341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4150">
                <text:p>341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4160">
                <text:p>341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4170">
                <text:p>341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180">
                <text:p>341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4190">
                <text:p>341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210">
                <text:p>342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4220">
                <text:p>342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4230">
                <text:p>342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240">
                <text:p>342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250">
                <text:p>342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260">
                <text:p>342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4270">
                <text:p>342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4280">
                <text:p>342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290">
                <text:p>34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310">
                <text:p>343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320">
                <text:p>343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330">
                <text:p>343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4340">
                <text:p>343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350">
                <text:p>3435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34360">
                <text:p>343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370">
                <text:p>343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380">
                <text:p>343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4390">
                <text:p>343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410">
                <text:p>344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20">
                <text:p>344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430">
                <text:p>344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4440">
                <text:p>344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4450">
                <text:p>344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4460">
                <text:p>344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4470">
                <text:p>344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4480">
                <text:p>3448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34490">
                <text:p>344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4510">
                <text:p>345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20">
                <text:p>345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4530">
                <text:p>345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4540">
                <text:p>345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50">
                <text:p>345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4560">
                <text:p>345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4570">
                <text:p>3457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34580">
                <text:p>345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90">
                <text:p>345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610">
                <text:p>346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620">
                <text:p>346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4630">
                <text:p>346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4640">
                <text:p>346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4650">
                <text:p>346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4660">
                <text:p>346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670">
                <text:p>346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680">
                <text:p>346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4690">
                <text:p>346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710">
                <text:p>347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4720">
                <text:p>347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4730">
                <text:p>347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4740">
                <text:p>347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4750">
                <text:p>347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760">
                <text:p>347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770">
                <text:p>3477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780">
                <text:p>347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790">
                <text:p>347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810">
                <text:p>348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4820">
                <text:p>348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4830">
                <text:p>348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4840">
                <text:p>348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850">
                <text:p>348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860">
                <text:p>348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870">
                <text:p>348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880">
                <text:p>348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4890">
                <text:p>348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4910">
                <text:p>349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920">
                <text:p>349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4930">
                <text:p>349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4940">
                <text:p>349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950">
                <text:p>349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4960">
                <text:p>349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4970">
                <text:p>349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4980">
                <text:p>349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990">
                <text:p>349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5010">
                <text:p>350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5020">
                <text:p>3502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5030">
                <text:p>350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5040">
                <text:p>350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5050">
                <text:p>350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5060">
                <text:p>350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5070">
                <text:p>350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5080">
                <text:p>350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5090">
                <text:p>350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5110">
                <text:p>351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5120">
                <text:p>35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5130">
                <text:p>351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5140">
                <text:p>351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5150">
                <text:p>351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5160">
                <text:p>351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5170">
                <text:p>3517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5180">
                <text:p>35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5190">
                <text:p>351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5210">
                <text:p>352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5220">
                <text:p>352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230">
                <text:p>352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5240">
                <text:p>352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5250">
                <text:p>352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5260">
                <text:p>352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5270">
                <text:p>352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5280">
                <text:p>352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5290">
                <text:p>352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5310">
                <text:p>353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5320">
                <text:p>353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5330">
                <text:p>353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340">
                <text:p>353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5350">
                <text:p>353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5360">
                <text:p>353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5370">
                <text:p>353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5380">
                <text:p>353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5390">
                <text:p>353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5410">
                <text:p>354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5420">
                <text:p>354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430">
                <text:p>354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5440">
                <text:p>354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5450">
                <text:p>354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5460">
                <text:p>354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5470">
                <text:p>3547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5480">
                <text:p>354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5490">
                <text:p>354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510">
                <text:p>355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520">
                <text:p>355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5530">
                <text:p>355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5540">
                <text:p>355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550">
                <text:p>355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5560">
                <text:p>355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5570">
                <text:p>3557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5580">
                <text:p>355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5590">
                <text:p>3559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5610">
                <text:p>356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620">
                <text:p>356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5630">
                <text:p>356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5640">
                <text:p>356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5650">
                <text:p>356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5660">
                <text:p>356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5670">
                <text:p>356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5680">
                <text:p>3568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35690">
                <text:p>356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710">
                <text:p>357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5720">
                <text:p>357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5730">
                <text:p>357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5740">
                <text:p>357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5750">
                <text:p>357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5760">
                <text:p>357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5770">
                <text:p>357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5780">
                <text:p>35780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35790">
                <text:p>3579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5810">
                <text:p>3581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5820">
                <text:p>358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5830">
                <text:p>358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5840">
                <text:p>358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5850">
                <text:p>358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860">
                <text:p>358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5870">
                <text:p>358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5880">
                <text:p>358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890">
                <text:p>358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5910">
                <text:p>3591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35920">
                <text:p>359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5930">
                <text:p>359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5940">
                <text:p>359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5950">
                <text:p>359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960">
                <text:p>3596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5970">
                <text:p>359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5980">
                <text:p>359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5990">
                <text:p>359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6010">
                <text:p>360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6020">
                <text:p>360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6030">
                <text:p>360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6040">
                <text:p>360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6050">
                <text:p>360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6060">
                <text:p>3606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36070">
                <text:p>3607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6080">
                <text:p>360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6090">
                <text:p>360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6110">
                <text:p>361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6120">
                <text:p>36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6130">
                <text:p>361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6140">
                <text:p>361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6150">
                <text:p>361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6160">
                <text:p>361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6170">
                <text:p>361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6180">
                <text:p>361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6190">
                <text:p>361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6210">
                <text:p>362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6220">
                <text:p>362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6230">
                <text:p>3623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6240">
                <text:p>362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6250">
                <text:p>362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6260">
                <text:p>36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6270">
                <text:p>362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6280">
                <text:p>362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6290">
                <text:p>362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6310">
                <text:p>363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6320">
                <text:p>363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6330">
                <text:p>363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6340">
                <text:p>3634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36350">
                <text:p>363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6360">
                <text:p>363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6370">
                <text:p>3637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6380">
                <text:p>363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6390">
                <text:p>3639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6410">
                <text:p>364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6420">
                <text:p>364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6430">
                <text:p>364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6440">
                <text:p>3644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36450">
                <text:p>364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6460">
                <text:p>364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6470">
                <text:p>364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480">
                <text:p>364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6490">
                <text:p>364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6510">
                <text:p>3651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6520">
                <text:p>365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6530">
                <text:p>365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6540">
                <text:p>365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6550">
                <text:p>365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6560">
                <text:p>365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6570">
                <text:p>365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580">
                <text:p>365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6590">
                <text:p>365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6610">
                <text:p>366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6620">
                <text:p>366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6630">
                <text:p>366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6640">
                <text:p>366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6650">
                <text:p>3665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6660">
                <text:p>366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6670">
                <text:p>366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6680">
                <text:p>366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6690">
                <text:p>366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6710">
                <text:p>367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6720">
                <text:p>367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6730">
                <text:p>367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6740">
                <text:p>367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6750">
                <text:p>367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6760">
                <text:p>367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6770">
                <text:p>367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6780">
                <text:p>367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6790">
                <text:p>367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6810">
                <text:p>368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6820">
                <text:p>368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6830">
                <text:p>368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6840">
                <text:p>368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6850">
                <text:p>368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6860">
                <text:p>368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36870">
                <text:p>368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6880">
                <text:p>3688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6890">
                <text:p>3689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6910">
                <text:p>369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6920">
                <text:p>3692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6930">
                <text:p>369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6940">
                <text:p>369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6950">
                <text:p>369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6960">
                <text:p>369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6970">
                <text:p>369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6980">
                <text:p>369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6990">
                <text:p>3699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7010">
                <text:p>3701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7020">
                <text:p>370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7030">
                <text:p>370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7040">
                <text:p>3704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37050">
                <text:p>370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7060">
                <text:p>370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7070">
                <text:p>370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7080">
                <text:p>370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7090">
                <text:p>370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7110">
                <text:p>371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7120">
                <text:p>371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7130">
                <text:p>371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7140">
                <text:p>371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7150">
                <text:p>371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7160">
                <text:p>371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7170">
                <text:p>371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7180">
                <text:p>371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7190">
                <text:p>371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7210">
                <text:p>372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7220">
                <text:p>372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7230">
                <text:p>372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7240">
                <text:p>372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7250">
                <text:p>372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7260">
                <text:p>3726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7270">
                <text:p>372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7280">
                <text:p>372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7290">
                <text:p>372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7310">
                <text:p>373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7320">
                <text:p>373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330">
                <text:p>373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7340">
                <text:p>373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7350">
                <text:p>373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7360">
                <text:p>373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7370">
                <text:p>373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7380">
                <text:p>373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7390">
                <text:p>373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7410">
                <text:p>374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7420">
                <text:p>374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7430">
                <text:p>374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440">
                <text:p>374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7450">
                <text:p>374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7460">
                <text:p>374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7470">
                <text:p>374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7480">
                <text:p>374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7490">
                <text:p>3749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7510">
                <text:p>375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7520">
                <text:p>375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530">
                <text:p>375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7540">
                <text:p>375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550">
                <text:p>375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7560">
                <text:p>375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570">
                <text:p>375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7580">
                <text:p>375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590">
                <text:p>375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7610">
                <text:p>3761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7620">
                <text:p>376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630">
                <text:p>376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7640">
                <text:p>376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650">
                <text:p>376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7660">
                <text:p>376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7670">
                <text:p>3767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7680">
                <text:p>376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7690">
                <text:p>376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float" office:value="37710">
                <text:p>37710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float" office:value="37720">
                <text:p>377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7730">
                <text:p>377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7740">
                <text:p>377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7750">
                <text:p>377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7760">
                <text:p>377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770">
                <text:p>377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7780">
                <text:p>377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7790">
                <text:p>377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7810">
                <text:p>378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7820">
                <text:p>378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7830">
                <text:p>378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7840">
                <text:p>378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7850">
                <text:p>378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7860">
                <text:p>378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7870">
                <text:p>3787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7880">
                <text:p>378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7890">
                <text:p>378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7910">
                <text:p>3791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37920">
                <text:p>379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7930">
                <text:p>379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7940">
                <text:p>379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7950">
                <text:p>379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7960">
                <text:p>379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7970">
                <text:p>379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7980">
                <text:p>3798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37990">
                <text:p>3799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8010">
                <text:p>380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8020">
                <text:p>380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030">
                <text:p>380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8040">
                <text:p>380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8050">
                <text:p>380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8060">
                <text:p>380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8070">
                <text:p>3807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8080">
                <text:p>380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8090">
                <text:p>380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8110">
                <text:p>38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8120">
                <text:p>381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8130">
                <text:p>381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8140">
                <text:p>381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8150">
                <text:p>38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8160">
                <text:p>381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8170">
                <text:p>381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8180">
                <text:p>381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8190">
                <text:p>3819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210">
                <text:p>382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8220">
                <text:p>382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8230">
                <text:p>382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8240">
                <text:p>382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8250">
                <text:p>382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8260">
                <text:p>382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8270">
                <text:p>382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8280">
                <text:p>382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290">
                <text:p>3829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8310">
                <text:p>383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8320">
                <text:p>383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8330">
                <text:p>383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8340">
                <text:p>383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8350">
                <text:p>383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8360">
                <text:p>383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8370">
                <text:p>383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8380">
                <text:p>3838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8390">
                <text:p>383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8410">
                <text:p>384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8420">
                <text:p>384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8430">
                <text:p>384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8440">
                <text:p>384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450">
                <text:p>384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8460">
                <text:p>3846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8480">
                <text:p>384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8490">
                <text:p>384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8510">
                <text:p>385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8520">
                <text:p>385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8530">
                <text:p>385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8540">
                <text:p>385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8550">
                <text:p>385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560">
                <text:p>385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8570">
                <text:p>385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8580">
                <text:p>385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8590">
                <text:p>385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8610">
                <text:p>3861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8620">
                <text:p>386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8630">
                <text:p>386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8640">
                <text:p>386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8650">
                <text:p>386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8660">
                <text:p>386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8670">
                <text:p>3867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8680">
                <text:p>386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8690">
                <text:p>386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8710">
                <text:p>387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8720">
                <text:p>387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8730">
                <text:p>387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8740">
                <text:p>387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8750">
                <text:p>387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760">
                <text:p>387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8770">
                <text:p>387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8780">
                <text:p>387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8790">
                <text:p>387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8810">
                <text:p>388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8820">
                <text:p>388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8830">
                <text:p>388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8840">
                <text:p>388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8850">
                <text:p>3885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38860">
                <text:p>388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8870">
                <text:p>3887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8880">
                <text:p>388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8890">
                <text:p>388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8910">
                <text:p>389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8920">
                <text:p>389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8940">
                <text:p>389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8950">
                <text:p>389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960">
                <text:p>389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8970">
                <text:p>389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8980">
                <text:p>389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8990">
                <text:p>389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010">
                <text:p>390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9020">
                <text:p>390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9030">
                <text:p>390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9040">
                <text:p>390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9050">
                <text:p>390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9060">
                <text:p>390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9070">
                <text:p>390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9080">
                <text:p>390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9090">
                <text:p>390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9110">
                <text:p>391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9120">
                <text:p>391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9130">
                <text:p>391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9140">
                <text:p>391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9150">
                <text:p>391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160">
                <text:p>391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9170">
                <text:p>39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180">
                <text:p>391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9190">
                <text:p>391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9210">
                <text:p>392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9220">
                <text:p>392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9230">
                <text:p>392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9240">
                <text:p>392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9250">
                <text:p>39250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39260">
                <text:p>392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9270">
                <text:p>392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280">
                <text:p>3928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39290">
                <text:p>392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9310">
                <text:p>393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9320">
                <text:p>3932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39330">
                <text:p>393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9340">
                <text:p>393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9350">
                <text:p>393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9360">
                <text:p>393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9370">
                <text:p>393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9380">
                <text:p>393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9390">
                <text:p>393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9410">
                <text:p>394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9420">
                <text:p>394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9430">
                <text:p>394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9440">
                <text:p>394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9450">
                <text:p>3945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9460">
                <text:p>394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9470">
                <text:p>394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9480">
                <text:p>394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9490">
                <text:p>394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9510">
                <text:p>395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9520">
                <text:p>395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9530">
                <text:p>395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540">
                <text:p>395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9550">
                <text:p>395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9560">
                <text:p>395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9570">
                <text:p>3957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39580">
                <text:p>395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9590">
                <text:p>3959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610">
                <text:p>396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620">
                <text:p>396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9640">
                <text:p>396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9650">
                <text:p>396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9660">
                <text:p>396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9670">
                <text:p>3967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9680">
                <text:p>3968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9690">
                <text:p>3969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9710">
                <text:p>3971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9720">
                <text:p>397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9730">
                <text:p>397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9740">
                <text:p>397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9750">
                <text:p>3975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9760">
                <text:p>397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9770">
                <text:p>397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9780">
                <text:p>397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9790">
                <text:p>397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9810">
                <text:p>398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820">
                <text:p>398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9830">
                <text:p>3983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9840">
                <text:p>398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9850">
                <text:p>398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9860">
                <text:p>398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870">
                <text:p>398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9880">
                <text:p>398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9890">
                <text:p>398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9910">
                <text:p>399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9920">
                <text:p>399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9930">
                <text:p>399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9940">
                <text:p>399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9950">
                <text:p>399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9960">
                <text:p>399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9970">
                <text:p>399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9980">
                <text:p>399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9990">
                <text:p>3999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0010">
                <text:p>400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020">
                <text:p>400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0030">
                <text:p>400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0040">
                <text:p>400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050">
                <text:p>400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0060">
                <text:p>400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0070">
                <text:p>400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080">
                <text:p>400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0090">
                <text:p>400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110">
                <text:p>401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0120">
                <text:p>401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0130">
                <text:p>4013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140">
                <text:p>401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0160">
                <text:p>401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0170">
                <text:p>401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0180">
                <text:p>401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190">
                <text:p>401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0220">
                <text:p>402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0230">
                <text:p>402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0240">
                <text:p>402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250">
                <text:p>4025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260">
                <text:p>402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0270">
                <text:p>4027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0290">
                <text:p>402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0300">
                <text:p>403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310">
                <text:p>4031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40320">
                <text:p>403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40">
                <text:p>403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350">
                <text:p>4035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370">
                <text:p>403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0380">
                <text:p>403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0390">
                <text:p>403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0410">
                <text:p>404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0420">
                <text:p>404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430">
                <text:p>4043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0440">
                <text:p>404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0450">
                <text:p>404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0460">
                <text:p>404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470">
                <text:p>4047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480">
                <text:p>404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0490">
                <text:p>404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510">
                <text:p>405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520">
                <text:p>405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530">
                <text:p>405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540">
                <text:p>405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0550">
                <text:p>405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0560">
                <text:p>405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0570">
                <text:p>405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0580">
                <text:p>4058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0590">
                <text:p>405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0610">
                <text:p>406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0620">
                <text:p>406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630">
                <text:p>406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640">
                <text:p>406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650">
                <text:p>406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0660">
                <text:p>406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670">
                <text:p>406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680">
                <text:p>406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0690">
                <text:p>406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0830">
                <text:p>408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840">
                <text:p>408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860">
                <text:p>408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870">
                <text:p>408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880">
                <text:p>408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0890">
                <text:p>408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0910">
                <text:p>409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0930">
                <text:p>409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950">
                <text:p>4095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0970">
                <text:p>409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0980">
                <text:p>409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020">
                <text:p>410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040">
                <text:p>410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070">
                <text:p>410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1080">
                <text:p>410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1090">
                <text:p>410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120">
                <text:p>41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1140">
                <text:p>411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1160">
                <text:p>4116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180">
                <text:p>411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210">
                <text:p>412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1230">
                <text:p>4123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1310">
                <text:p>413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320">
                <text:p>413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330">
                <text:p>413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1340">
                <text:p>413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350">
                <text:p>4135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1360">
                <text:p>413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1370">
                <text:p>413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390">
                <text:p>413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1420">
                <text:p>414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440">
                <text:p>414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1450">
                <text:p>414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1460">
                <text:p>414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470">
                <text:p>414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480">
                <text:p>414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1490">
                <text:p>414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510">
                <text:p>415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530">
                <text:p>415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540">
                <text:p>415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1550">
                <text:p>415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660">
                <text:p>416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670">
                <text:p>416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1720">
                <text:p>417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1740">
                <text:p>417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1750">
                <text:p>4175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1770">
                <text:p>417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1780">
                <text:p>417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1790">
                <text:p>41790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810">
                <text:p>418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820">
                <text:p>418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830">
                <text:p>4183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1850">
                <text:p>418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380">
                <text:p>4238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2420">
                <text:p>424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2440">
                <text:p>424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450">
                <text:p>424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2470">
                <text:p>4247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480">
                <text:p>424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520">
                <text:p>425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530">
                <text:p>425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2550">
                <text:p>425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560">
                <text:p>425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570">
                <text:p>425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580">
                <text:p>425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590">
                <text:p>425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2620">
                <text:p>426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630">
                <text:p>426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2660">
                <text:p>426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680">
                <text:p>426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700">
                <text:p>4270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720">
                <text:p>427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2730">
                <text:p>427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2740">
                <text:p>4274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2750">
                <text:p>427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2760">
                <text:p>427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770">
                <text:p>427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2780">
                <text:p>427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2790">
                <text:p>427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2820">
                <text:p>428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2830">
                <text:p>428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2840">
                <text:p>428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850">
                <text:p>4285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2860">
                <text:p>4286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42870">
                <text:p>4287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2880">
                <text:p>428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2890">
                <text:p>428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2900">
                <text:p>429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120">
                <text:p>431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140">
                <text:p>431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150">
                <text:p>4315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170">
                <text:p>431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3180">
                <text:p>431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190">
                <text:p>4319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3220">
                <text:p>4322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3230">
                <text:p>4323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3240">
                <text:p>432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250">
                <text:p>432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3260">
                <text:p>432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270">
                <text:p>432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3280">
                <text:p>432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290">
                <text:p>4329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310">
                <text:p>433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320">
                <text:p>433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3330">
                <text:p>43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340">
                <text:p>433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3350">
                <text:p>4335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3360">
                <text:p>433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370">
                <text:p>433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380">
                <text:p>4338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3390">
                <text:p>433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410">
                <text:p>434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420">
                <text:p>434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3440">
                <text:p>434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450">
                <text:p>434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460">
                <text:p>4346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3470">
                <text:p>434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480">
                <text:p>4348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680">
                <text:p>446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870">
                <text:p>4487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4880">
                <text:p>448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4890">
                <text:p>4489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4920">
                <text:p>449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930">
                <text:p>449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4940">
                <text:p>449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990">
                <text:p>449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5060">
                <text:p>450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5080">
                <text:p>450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5480">
                <text:p>454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550">
                <text:p>455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5570">
                <text:p>455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5620">
                <text:p>456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640">
                <text:p>456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5690">
                <text:p>456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5710">
                <text:p>457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5760">
                <text:p>4576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45780">
                <text:p>457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5830">
                <text:p>458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850">
                <text:p>458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900">
                <text:p>459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5920">
                <text:p>459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5970">
                <text:p>4597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5990">
                <text:p>459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6040">
                <text:p>460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6050">
                <text:p>4605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6060">
                <text:p>460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6070">
                <text:p>4607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6080">
                <text:p>460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6090">
                <text:p>460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6110">
                <text:p>461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6120">
                <text:p>4612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6130">
                <text:p>461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6140">
                <text:p>461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6150">
                <text:p>461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6160">
                <text:p>461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6170">
                <text:p>461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6180">
                <text:p>4618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6190">
                <text:p>461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6210">
                <text:p>462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6220">
                <text:p>462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6230">
                <text:p>462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6240">
                <text:p>462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6250">
                <text:p>462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6260">
                <text:p>462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6270">
                <text:p>462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6280">
                <text:p>462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6290">
                <text:p>462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6300">
                <text:p>463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6310">
                <text:p>463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6320">
                <text:p>463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330">
                <text:p>463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6340">
                <text:p>4634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6350">
                <text:p>4635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6360">
                <text:p>4636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6370">
                <text:p>463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380">
                <text:p>463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6390">
                <text:p>4639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6410">
                <text:p>464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6420">
                <text:p>464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6430">
                <text:p>464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6440">
                <text:p>464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6450">
                <text:p>464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6460">
                <text:p>464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6470">
                <text:p>464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6480">
                <text:p>4648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6490">
                <text:p>46490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6510">
                <text:p>4651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6520">
                <text:p>465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6530">
                <text:p>465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6540">
                <text:p>465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6550">
                <text:p>465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6560">
                <text:p>465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6570">
                <text:p>465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580">
                <text:p>46580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46590">
                <text:p>4659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6610">
                <text:p>4661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6620">
                <text:p>466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6630">
                <text:p>466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6640">
                <text:p>466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6650">
                <text:p>466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6660">
                <text:p>4666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6670">
                <text:p>4667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6680">
                <text:p>466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6690">
                <text:p>466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6700">
                <text:p>467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6710">
                <text:p>467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720">
                <text:p>467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6730">
                <text:p>467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6740">
                <text:p>467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6750">
                <text:p>467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6760">
                <text:p>467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6770">
                <text:p>467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6780">
                <text:p>467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6790">
                <text:p>467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6810">
                <text:p>468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6820">
                <text:p>468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6830">
                <text:p>4683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6840">
                <text:p>4684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6850">
                <text:p>468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6860">
                <text:p>468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6870">
                <text:p>468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880">
                <text:p>468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6890">
                <text:p>4689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6900">
                <text:p>469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6910">
                <text:p>469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920">
                <text:p>469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6930">
                <text:p>469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6940">
                <text:p>469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6950">
                <text:p>4695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46960">
                <text:p>469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6970">
                <text:p>469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980">
                <text:p>469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6990">
                <text:p>4699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7010">
                <text:p>47010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47020">
                <text:p>470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7030">
                <text:p>470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7040">
                <text:p>470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7050">
                <text:p>470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7060">
                <text:p>470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7070">
                <text:p>470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7080">
                <text:p>470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7090">
                <text:p>4709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7110">
                <text:p>471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7120">
                <text:p>471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7130">
                <text:p>4713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7140">
                <text:p>471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7150">
                <text:p>47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7160">
                <text:p>4716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7170">
                <text:p>4717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7180">
                <text:p>471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7190">
                <text:p>4719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7210">
                <text:p>472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220">
                <text:p>472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7230">
                <text:p>472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7240">
                <text:p>472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7250">
                <text:p>472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7260">
                <text:p>472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7270">
                <text:p>472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7280">
                <text:p>4728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7290">
                <text:p>4729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7310">
                <text:p>473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7320">
                <text:p>473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7330">
                <text:p>473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7340">
                <text:p>473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7350">
                <text:p>473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7360">
                <text:p>473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7370">
                <text:p>473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7380">
                <text:p>47380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7390">
                <text:p>4739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7410">
                <text:p>474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7420">
                <text:p>474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7430">
                <text:p>474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7440">
                <text:p>474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7450">
                <text:p>474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7460">
                <text:p>474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7470">
                <text:p>474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7480">
                <text:p>474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7490">
                <text:p>474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7510">
                <text:p>475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7520">
                <text:p>475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7530">
                <text:p>475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7540">
                <text:p>475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7550">
                <text:p>475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7560">
                <text:p>475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7570">
                <text:p>4757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7580">
                <text:p>475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7590">
                <text:p>4759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7610">
                <text:p>47610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7620">
                <text:p>4762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7630">
                <text:p>476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7640">
                <text:p>4764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7650">
                <text:p>476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7660">
                <text:p>476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7670">
                <text:p>476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7680">
                <text:p>476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7690">
                <text:p>476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7700">
                <text:p>477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710">
                <text:p>477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7720">
                <text:p>4772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7730">
                <text:p>477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7740">
                <text:p>4774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7750">
                <text:p>477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7760">
                <text:p>477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7770">
                <text:p>477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7780">
                <text:p>4778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7790">
                <text:p>477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7810">
                <text:p>478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7820">
                <text:p>478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7830">
                <text:p>47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7840">
                <text:p>478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7850">
                <text:p>478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7860">
                <text:p>478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7870">
                <text:p>4787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7880">
                <text:p>478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7890">
                <text:p>478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7900">
                <text:p>479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7910">
                <text:p>479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7920">
                <text:p>479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7930">
                <text:p>479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7940">
                <text:p>479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7950">
                <text:p>479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7960">
                <text:p>4796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7970">
                <text:p>4797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7980">
                <text:p>479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7990">
                <text:p>479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8010">
                <text:p>480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8020">
                <text:p>480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8030">
                <text:p>480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8040">
                <text:p>480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8050">
                <text:p>480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8060">
                <text:p>480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8070">
                <text:p>4807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8080">
                <text:p>480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8090">
                <text:p>480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8110">
                <text:p>481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8120">
                <text:p>481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8130">
                <text:p>481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8140">
                <text:p>481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8150">
                <text:p>481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8160">
                <text:p>4816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8170">
                <text:p>4817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48180">
                <text:p>4818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8190">
                <text:p>4819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8210">
                <text:p>482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8220">
                <text:p>482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8230">
                <text:p>482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8240">
                <text:p>482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8250">
                <text:p>4825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48260">
                <text:p>482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8270">
                <text:p>482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8280">
                <text:p>482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8290">
                <text:p>482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8300">
                <text:p>483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8310">
                <text:p>4831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8320">
                <text:p>483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8330">
                <text:p>483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8340">
                <text:p>483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8350">
                <text:p>4835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8360">
                <text:p>483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8370">
                <text:p>483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8380">
                <text:p>4838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8390">
                <text:p>4839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8410">
                <text:p>4841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48420">
                <text:p>484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8430">
                <text:p>4843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8440">
                <text:p>4844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8450">
                <text:p>484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8460">
                <text:p>484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8470">
                <text:p>484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8480">
                <text:p>484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8490">
                <text:p>484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48510">
                <text:p>4851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48520">
                <text:p>485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8530">
                <text:p>485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8540">
                <text:p>4854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8550">
                <text:p>4855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8560">
                <text:p>485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8570">
                <text:p>485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8580">
                <text:p>485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8590">
                <text:p>4859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8610">
                <text:p>486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8620">
                <text:p>486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8630">
                <text:p>486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8640">
                <text:p>486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8650">
                <text:p>486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8660">
                <text:p>486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8670">
                <text:p>486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8680">
                <text:p>48680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48690">
                <text:p>486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8700">
                <text:p>487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8710">
                <text:p>487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8720">
                <text:p>487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8730">
                <text:p>487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8740">
                <text:p>487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8750">
                <text:p>487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8760">
                <text:p>487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8770">
                <text:p>4877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8780">
                <text:p>4878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8790">
                <text:p>487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8810">
                <text:p>488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8820">
                <text:p>488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8830">
                <text:p>488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8840">
                <text:p>488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8850">
                <text:p>488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8860">
                <text:p>488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8870">
                <text:p>488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8880">
                <text:p>4888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8890">
                <text:p>488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8900">
                <text:p>489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8910">
                <text:p>489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8920">
                <text:p>4892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48930">
                <text:p>489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8940">
                <text:p>489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8950">
                <text:p>489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8960">
                <text:p>489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8970">
                <text:p>489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8980">
                <text:p>4898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8990">
                <text:p>489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9010">
                <text:p>490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9020">
                <text:p>490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9030">
                <text:p>490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9040">
                <text:p>490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9050">
                <text:p>490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9060">
                <text:p>4906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9070">
                <text:p>490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9080">
                <text:p>4908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9090">
                <text:p>490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9110">
                <text:p>491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9120">
                <text:p>491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9130">
                <text:p>491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9140">
                <text:p>491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9150">
                <text:p>49150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49160">
                <text:p>491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9170">
                <text:p>49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9180">
                <text:p>491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9190">
                <text:p>491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9210">
                <text:p>492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9220">
                <text:p>492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9230">
                <text:p>492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9240">
                <text:p>49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9250">
                <text:p>4925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9260">
                <text:p>492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9270">
                <text:p>492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9280">
                <text:p>492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9290">
                <text:p>4929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9300">
                <text:p>493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9310">
                <text:p>493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9320">
                <text:p>4932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9330">
                <text:p>4933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9340">
                <text:p>4934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9350">
                <text:p>493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9360">
                <text:p>493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9370">
                <text:p>493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9380">
                <text:p>493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9390">
                <text:p>493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9410">
                <text:p>494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9420">
                <text:p>494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9430">
                <text:p>494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9440">
                <text:p>494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9450">
                <text:p>494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9460">
                <text:p>494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9470">
                <text:p>494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9480">
                <text:p>494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9490">
                <text:p>494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9510">
                <text:p>495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9520">
                <text:p>495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9530">
                <text:p>495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9540">
                <text:p>495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9550">
                <text:p>495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9560">
                <text:p>495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9570">
                <text:p>495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9580">
                <text:p>4958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9590">
                <text:p>4959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9610">
                <text:p>496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9620">
                <text:p>496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9630">
                <text:p>496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9640">
                <text:p>4964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9650">
                <text:p>496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9660">
                <text:p>496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9670">
                <text:p>496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9680">
                <text:p>496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9690">
                <text:p>496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9700">
                <text:p>497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9710">
                <text:p>497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9720">
                <text:p>497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9730">
                <text:p>497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9740">
                <text:p>497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9750">
                <text:p>4975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9760">
                <text:p>497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9770">
                <text:p>4977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9780">
                <text:p>497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9790">
                <text:p>49790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9810">
                <text:p>498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9820">
                <text:p>498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9830">
                <text:p>498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9840">
                <text:p>498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9850">
                <text:p>498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9860">
                <text:p>498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9870">
                <text:p>498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9880">
                <text:p>498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9890">
                <text:p>4989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9900">
                <text:p>499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9910">
                <text:p>4991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49920">
                <text:p>499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9930">
                <text:p>4993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49940">
                <text:p>499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9950">
                <text:p>499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9960">
                <text:p>499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9970">
                <text:p>499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9980">
                <text:p>499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9990">
                <text:p>4999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8">
                <text:p>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